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color="#000000" fo:font-weight="bold" style:font-weight-asian="bold" style:font-weight-complex="bold"/>
    </style:style>
    <style:style style:name="ce6" style:family="table-cell" style:parent-style-name="Default" style:data-style-name="N36"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ag_bass_ntm_env5_NLReff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3">
            <text:p>Model</text:p>
          </table:table-cell>
          <table:table-cell office:value-type="string" table:style-name="ce3">
            <text:p>#pos</text:p>
          </table:table-cell>
          <table:table-cell office:value-type="string" table:style-name="ce3">
            <text:p>#neg</text:p>
          </table:table-cell>
          <table:table-cell office:value-type="string" table:style-name="ce3">
            <text:p>AUROC</text:p>
          </table:table-cell>
          <table:table-cell office:value-type="string" table:style-name="ce3">
            <text:p>AP</text:p>
          </table:table-cell>
          <table:table-cell office:value-type="string" table:style-name="ce3">
            <text:p>Rc|FPR1e-1</text:p>
          </table:table-cell>
          <table:table-cell office:value-type="string" table:style-name="ce3">
            <text:p>Rc|FPR1e-2</text:p>
          </table:table-cell>
          <table:table-cell office:value-type="string" table:style-name="ce3">
            <text:p>Rc|FPR1e-3</text:p>
          </table:table-cell>
          <table:table-cell office:value-type="string" table:style-name="ce3">
            <text:p>Rc|FPR1e-4</text:p>
          </table:table-cell>
          <table:table-cell office:value-type="string" table:style-name="ce3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8928483859657901" table:style-name="ce2">
            <text:p>0.989</text:p>
          </table:table-cell>
          <table:table-cell office:value-type="float" office:value="0.96099765626114797" table:style-name="ce2">
            <text:p>0.961</text:p>
          </table:table-cell>
          <table:table-cell office:value-type="float" office:value="0.98342541436464004" table:style-name="ce2">
            <text:p>0.983</text:p>
          </table:table-cell>
          <table:table-cell office:value-type="float" office:value="0.93370165745856304" table:style-name="ce2">
            <text:p>0.934</text:p>
          </table:table-cell>
          <table:table-cell office:value-type="float" office:value="0.68508287292817605" table:style-name="ce2">
            <text:p>0.685</text:p>
          </table:table-cell>
          <table:table-cell office:value-type="float" office:value="0.43646408839779" table:style-name="ce2">
            <text:p>0.436</text:p>
          </table:table-cell>
          <table:table-cell office:value-type="float" office:value="0.43646408839779" table:style-name="ce2">
            <text:p>0.4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8785034521793502" table:style-name="ce2">
            <text:p>0.988</text:p>
          </table:table-cell>
          <table:table-cell office:value-type="float" office:value="0.97523000618399303" table:style-name="ce2">
            <text:p>0.975</text:p>
          </table:table-cell>
          <table:table-cell office:value-type="float" office:value="0.97790055248618701" table:style-name="ce2">
            <text:p>0.978</text:p>
          </table:table-cell>
          <table:table-cell office:value-type="float" office:value="0.95580110497237503" table:style-name="ce2">
            <text:p>0.956</text:p>
          </table:table-cell>
          <table:table-cell office:value-type="float" office:value="0.900552486187845" table:style-name="ce2">
            <text:p>0.901</text:p>
          </table:table-cell>
          <table:table-cell office:value-type="float" office:value="0.850828729281768" table:style-name="ce2">
            <text:p>0.851</text:p>
          </table:table-cell>
          <table:table-cell office:value-type="float" office:value="0.850828729281768" table:style-name="ce2">
            <text:p>0.8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458054817812402" table:style-name="ce2">
            <text:p>0.995</text:p>
          </table:table-cell>
          <table:table-cell office:value-type="float" office:value="0.97415130299580699" table:style-name="ce2">
            <text:p>0.974</text:p>
          </table:table-cell>
          <table:table-cell office:value-type="float" office:value="0.98342541436464004" table:style-name="ce2">
            <text:p>0.983</text:p>
          </table:table-cell>
          <table:table-cell office:value-type="float" office:value="0.97237569060773399" table:style-name="ce2">
            <text:p>0.972</text:p>
          </table:table-cell>
          <table:table-cell office:value-type="float" office:value="0.81767955801104897" table:style-name="ce2">
            <text:p>0.818</text:p>
          </table:table-cell>
          <table:table-cell office:value-type="float" office:value="0.61325966850828695" table:style-name="ce2">
            <text:p>0.613</text:p>
          </table:table-cell>
          <table:table-cell office:value-type="float" office:value="0.61325966850828695" table:style-name="ce2">
            <text:p>0.6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452555162686596" table:style-name="ce2">
            <text:p>0.995</text:p>
          </table:table-cell>
          <table:table-cell office:value-type="float" office:value="0.955790291042804" table:style-name="ce2">
            <text:p>0.956</text:p>
          </table:table-cell>
          <table:table-cell office:value-type="float" office:value="0.98342541436464004" table:style-name="ce2">
            <text:p>0.983</text:p>
          </table:table-cell>
          <table:table-cell office:value-type="float" office:value="0.900552486187845" table:style-name="ce2">
            <text:p>0.901</text:p>
          </table:table-cell>
          <table:table-cell office:value-type="float" office:value="0.74033149171270696" table:style-name="ce2">
            <text:p>0.740</text:p>
          </table:table-cell>
          <table:table-cell office:value-type="float" office:value="0.49723756906077299" table:style-name="ce2">
            <text:p>0.497</text:p>
          </table:table-cell>
          <table:table-cell office:value-type="float" office:value="0.49723756906077299" table:style-name="ce2">
            <text:p>0.4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704164384691696" table:style-name="ce2">
            <text:p>0.997</text:p>
          </table:table-cell>
          <table:table-cell office:value-type="float" office:value="0.98113722277048898" table:style-name="ce2">
            <text:p>0.981</text:p>
          </table:table-cell>
          <table:table-cell office:value-type="float" office:value="0.98895027624309395" table:style-name="ce2">
            <text:p>0.989</text:p>
          </table:table-cell>
          <table:table-cell office:value-type="float" office:value="0.97237569060773399" table:style-name="ce2">
            <text:p>0.972</text:p>
          </table:table-cell>
          <table:table-cell office:value-type="float" office:value="0.84530386740331398" table:style-name="ce2">
            <text:p>0.845</text:p>
          </table:table-cell>
          <table:table-cell office:value-type="float" office:value="0.70165745856353501" table:style-name="ce2">
            <text:p>0.702</text:p>
          </table:table-cell>
          <table:table-cell office:value-type="float" office:value="0.70165745856353501" table:style-name="ce2">
            <text:p>0.7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8878986963525795" table:style-name="ce2">
            <text:p>0.989</text:p>
          </table:table-cell>
          <table:table-cell office:value-type="float" office:value="0.93449753562707305" table:style-name="ce2">
            <text:p>0.934</text:p>
          </table:table-cell>
          <table:table-cell office:value-type="float" office:value="0.98895027624309395" table:style-name="ce2">
            <text:p>0.989</text:p>
          </table:table-cell>
          <table:table-cell office:value-type="float" office:value="0.86187845303867405" table:style-name="ce2">
            <text:p>0.862</text:p>
          </table:table-cell>
          <table:table-cell office:value-type="float" office:value="0.53591160220994405" table:style-name="ce2">
            <text:p>0.536</text:p>
          </table:table-cell>
          <table:table-cell office:value-type="float" office:value="0.386740331491712" table:style-name="ce2">
            <text:p>0.387</text:p>
          </table:table-cell>
          <table:table-cell office:value-type="float" office:value="0.386740331491712" table:style-name="ce2">
            <text:p>0.38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bass_avg</text:p>
          </table:table-cell>
          <table:table-cell office:value-type="float" office:value="181" table:formula="of:=[.B7]" table:style-name="ce3">
            <text:p>181</text:p>
          </table:table-cell>
          <table:table-cell office:value-type="float" office:value="2411" table:formula="of:=[.C7]" table:style-name="ce3">
            <text:p>2411</text:p>
          </table:table-cell>
          <table:table-cell office:value-type="float" office:value="0.99201213285027967" table:formula="of:=AVERAGE([.D2:.D7])" table:style-name="ce4">
            <text:p>0.992</text:p>
          </table:table-cell>
          <table:table-cell office:value-type="float" office:value="0.96363400248021902" table:formula="of:=AVERAGE([.E2:.E7])" table:style-name="ce4">
            <text:p>0.964</text:p>
          </table:table-cell>
          <table:table-cell office:value-type="float" office:value="0.98434622467771582" table:formula="of:=AVERAGE([.F2:.F7])" table:style-name="ce4">
            <text:p>0.984</text:p>
          </table:table-cell>
          <table:table-cell office:value-type="float" office:value="0.93278084714548759" table:formula="of:=AVERAGE([.G2:.G7])" table:style-name="ce4">
            <text:p>0.933</text:p>
          </table:table-cell>
          <table:table-cell office:value-type="float" office:value="0.75414364640883924" table:formula="of:=AVERAGE([.H2:.H7])" table:style-name="ce4">
            <text:p>0.754</text:p>
          </table:table-cell>
          <table:table-cell office:value-type="float" office:value="0.58103130755064414" table:formula="of:=AVERAGE([.I2:.I7])" table:style-name="ce4">
            <text:p>0.581</text:p>
          </table:table-cell>
          <table:table-cell office:value-type="float" office:value="0.58103130755064414" table:formula="of:=AVERAGE([.J2:.J7])" table:style-name="ce4">
            <text:p>0.5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750223996370202" table:style-name="ce2">
            <text:p>0.998</text:p>
          </table:table-cell>
          <table:table-cell office:value-type="float" office:value="0.988496403262627" table:style-name="ce2">
            <text:p>0.988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8342541436464004" table:style-name="ce2">
            <text:p>0.983</text:p>
          </table:table-cell>
          <table:table-cell office:value-type="float" office:value="0.91160220994475105" table:style-name="ce2">
            <text:p>0.912</text:p>
          </table:table-cell>
          <table:table-cell office:value-type="float" office:value="0.66298342541436395" table:style-name="ce2">
            <text:p>0.663</text:p>
          </table:table-cell>
          <table:table-cell office:value-type="float" office:value="0.66298342541436395" table:style-name="ce2">
            <text:p>0.663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env5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782460680045904" table:style-name="ce2">
            <text:p>0.998</text:p>
          </table:table-cell>
          <table:table-cell office:value-type="float" office:value="0.70378448456276199" table:style-name="ce2">
            <text:p>0.704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8342541436464004" table:style-name="ce2">
            <text:p>0.983</text:p>
          </table:table-cell>
          <table:table-cell office:value-type="float" office:value="0.88950276243093895" table:style-name="ce2">
            <text:p>0.890</text:p>
          </table:table-cell>
          <table:table-cell office:value-type="float" office:value="0.64088397790055196" table:style-name="ce2">
            <text:p>0.641</text:p>
          </table:table-cell>
          <table:table-cell office:value-type="float" office:value="0.18232044198895" table:style-name="ce2">
            <text:p>0.18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741104706516703" table:style-name="ce2">
            <text:p>0.997</text:p>
          </table:table-cell>
          <table:table-cell office:value-type="float" office:value="0.84822551632207199" table:style-name="ce2">
            <text:p>0.848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7790055248618701" table:style-name="ce2">
            <text:p>0.978</text:p>
          </table:table-cell>
          <table:table-cell office:value-type="float" office:value="0.950276243093922" table:style-name="ce2">
            <text:p>0.950</text:p>
          </table:table-cell>
          <table:table-cell office:value-type="float" office:value="0.78453038674033104" table:style-name="ce2">
            <text:p>0.785</text:p>
          </table:table-cell>
          <table:table-cell office:value-type="float" office:value="0.51381215469613195" table:style-name="ce2">
            <text:p>0.5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9148884992208" table:style-name="ce2">
            <text:p>0.999</text:p>
          </table:table-cell>
          <table:table-cell office:value-type="float" office:value="0.71677284374219197" table:style-name="ce2">
            <text:p>0.717</text:p>
          </table:table-cell>
          <table:table-cell office:value-type="float" office:value="1" table:style-name="ce2">
            <text:p>1.000</text:p>
          </table:table-cell>
          <table:table-cell office:value-type="float" office:value="0.98342541436464004" table:style-name="ce2">
            <text:p>0.983</text:p>
          </table:table-cell>
          <table:table-cell office:value-type="float" office:value="0.90607734806629803" table:style-name="ce2">
            <text:p>0.906</text:p>
          </table:table-cell>
          <table:table-cell office:value-type="float" office:value="0.63535911602209905" table:style-name="ce2">
            <text:p>0.635</text:p>
          </table:table-cell>
          <table:table-cell office:value-type="float" office:value="0.30386740331491702" table:style-name="ce2">
            <text:p>0.30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932269152949704" table:style-name="ce2">
            <text:p>0.999</text:p>
          </table:table-cell>
          <table:table-cell office:value-type="float" office:value="0.69194847855367503" table:style-name="ce2">
            <text:p>0.692</text:p>
          </table:table-cell>
          <table:table-cell office:value-type="float" office:value="1" table:style-name="ce2">
            <text:p>1.000</text:p>
          </table:table-cell>
          <table:table-cell office:value-type="float" office:value="0.98342541436464004" table:style-name="ce2">
            <text:p>0.983</text:p>
          </table:table-cell>
          <table:table-cell office:value-type="float" office:value="0.86187845303867405" table:style-name="ce2">
            <text:p>0.862</text:p>
          </table:table-cell>
          <table:table-cell office:value-type="float" office:value="0.58563535911602205" table:style-name="ce2">
            <text:p>0.586</text:p>
          </table:table-cell>
          <table:table-cell office:value-type="float" office:value="0.325966850828729" table:style-name="ce2">
            <text:p>0.3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972881504907096" table:style-name="ce2">
            <text:p>1.000</text:p>
          </table:table-cell>
          <table:table-cell office:value-type="float" office:value="0.85518284975735503" table:style-name="ce2">
            <text:p>0.855</text:p>
          </table:table-cell>
          <table:table-cell office:value-type="float" office:value="1" table:style-name="ce2">
            <text:p>1.000</text:p>
          </table:table-cell>
          <table:table-cell office:value-type="float" office:value="0.98895027624309395" table:style-name="ce2">
            <text:p>0.989</text:p>
          </table:table-cell>
          <table:table-cell office:value-type="float" office:value="0.96685082872928096" table:style-name="ce2">
            <text:p>0.967</text:p>
          </table:table-cell>
          <table:table-cell office:value-type="float" office:value="0.80662983425414303" table:style-name="ce2">
            <text:p>0.807</text:p>
          </table:table-cell>
          <table:table-cell office:value-type="float" office:value="0.54696132596684999" table:style-name="ce2">
            <text:p>0.54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675599038035401" table:style-name="ce2">
            <text:p>0.997</text:p>
          </table:table-cell>
          <table:table-cell office:value-type="float" office:value="0.57750174245168495" table:style-name="ce2">
            <text:p>0.578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7790055248618701" table:style-name="ce2">
            <text:p>0.978</text:p>
          </table:table-cell>
          <table:table-cell office:value-type="float" office:value="0.79558011049723698" table:style-name="ce2">
            <text:p>0.796</text:p>
          </table:table-cell>
          <table:table-cell office:value-type="float" office:value="0.44751381215469599" table:style-name="ce2">
            <text:p>0.448</text:p>
          </table:table-cell>
          <table:table-cell office:value-type="float" office:value="0.27071823204419798" table:style-name="ce2">
            <text:p>0.27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181" table:formula="of:=[.B7]" table:style-name="ce5">
            <text:p>181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983653393027927" table:formula="of:=AVERAGE([.D2:.D7])" table:style-name="ce6">
            <text:p>0.998</text:p>
          </table:table-cell>
          <table:table-cell office:value-type="float" office:value="0.7322359858982902" table:formula="of:=AVERAGE([.E2:.E7])" table:style-name="ce6">
            <text:p>0.732</text:p>
          </table:table-cell>
          <table:table-cell office:value-type="float" office:value="0.99723756906077343" table:formula="of:=AVERAGE([.F2:.F7])" table:style-name="ce6">
            <text:p>0.997</text:p>
          </table:table-cell>
          <table:table-cell office:value-type="float" office:value="0.98250460405156448" table:formula="of:=AVERAGE([.G2:.G7])" table:style-name="ce6">
            <text:p>0.983</text:p>
          </table:table-cell>
          <table:table-cell office:value-type="float" office:value="0.89502762430939187" table:formula="of:=AVERAGE([.H2:.H7])" table:style-name="ce6">
            <text:p>0.895</text:p>
          </table:table-cell>
          <table:table-cell office:value-type="float" office:value="0.65009208103130722" table:formula="of:=AVERAGE([.I2:.I7])" table:style-name="ce6">
            <text:p>0.650</text:p>
          </table:table-cell>
          <table:table-cell office:value-type="float" office:value="0.35727440147329603" table:formula="of:=AVERAGE([.J2:.J7])" table:style-name="ce6">
            <text:p>0.35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960919748562105" table:style-name="ce2">
            <text:p>1.000</text:p>
          </table:table-cell>
          <table:table-cell office:value-type="float" office:value="0.85672459665926703" table:style-name="ce2">
            <text:p>0.857</text:p>
          </table:table-cell>
          <table:table-cell office:value-type="float" office:value="1" table:style-name="ce2">
            <text:p>1.000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5580110497237503" table:style-name="ce2">
            <text:p>0.956</text:p>
          </table:table-cell>
          <table:table-cell office:value-type="float" office:value="0.81215469613259605" table:style-name="ce2">
            <text:p>0.812</text:p>
          </table:table-cell>
          <table:table-cell office:value-type="float" office:value="0.58011049723756902" table:style-name="ce2">
            <text:p>0.58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env10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741745361384604" table:style-name="ce2">
            <text:p>0.997</text:p>
          </table:table-cell>
          <table:table-cell office:value-type="float" office:value="0.98674328273185097" table:style-name="ce2">
            <text:p>0.987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81767955801104897" table:style-name="ce2">
            <text:p>0.818</text:p>
          </table:table-cell>
          <table:table-cell office:value-type="float" office:value="0.63535911602209905" table:style-name="ce2">
            <text:p>0.635</text:p>
          </table:table-cell>
          <table:table-cell office:value-type="float" office:value="0.63535911602209905" table:style-name="ce2">
            <text:p>0.6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845780504180803" table:style-name="ce2">
            <text:p>0.998</text:p>
          </table:table-cell>
          <table:table-cell office:value-type="float" office:value="0.98680391672310896" table:style-name="ce2">
            <text:p>0.987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6132596685082805" table:style-name="ce2">
            <text:p>0.961</text:p>
          </table:table-cell>
          <table:table-cell office:value-type="float" office:value="0.91712707182320397" table:style-name="ce2">
            <text:p>0.917</text:p>
          </table:table-cell>
          <table:table-cell office:value-type="float" office:value="0.87845303867403302" table:style-name="ce2">
            <text:p>0.878</text:p>
          </table:table-cell>
          <table:table-cell office:value-type="float" office:value="0.87845303867403302" table:style-name="ce2">
            <text:p>0.8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936753966053304" table:style-name="ce2">
            <text:p>0.999</text:p>
          </table:table-cell>
          <table:table-cell office:value-type="float" office:value="0.99308001426469905" table:style-name="ce2">
            <text:p>0.993</text:p>
          </table:table-cell>
          <table:table-cell office:value-type="float" office:value="1" table:style-name="ce2">
            <text:p>1.000</text:p>
          </table:table-cell>
          <table:table-cell office:value-type="float" office:value="0.98342541436464004" table:style-name="ce2">
            <text:p>0.983</text:p>
          </table:table-cell>
          <table:table-cell office:value-type="float" office:value="0.92265193370165699" table:style-name="ce2">
            <text:p>0.923</text:p>
          </table:table-cell>
          <table:table-cell office:value-type="float" office:value="0.86740331491712697" table:style-name="ce2">
            <text:p>0.867</text:p>
          </table:table-cell>
          <table:table-cell office:value-type="float" office:value="0.86740331491712697" table:style-name="ce2">
            <text:p>0.8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838447630679805" table:style-name="ce2">
            <text:p>0.998</text:p>
          </table:table-cell>
          <table:table-cell office:value-type="float" office:value="0.98327977211196105" table:style-name="ce2">
            <text:p>0.983</text:p>
          </table:table-cell>
          <table:table-cell office:value-type="float" office:value="1" table:style-name="ce2">
            <text:p>1.000</text:p>
          </table:table-cell>
          <table:table-cell office:value-type="float" office:value="0.96132596685082805" table:style-name="ce2">
            <text:p>0.961</text:p>
          </table:table-cell>
          <table:table-cell office:value-type="float" office:value="0.87292817679557999" table:style-name="ce2">
            <text:p>0.873</text:p>
          </table:table-cell>
          <table:table-cell office:value-type="float" office:value="0.71823204419889497" table:style-name="ce2">
            <text:p>0.718</text:p>
          </table:table-cell>
          <table:table-cell office:value-type="float" office:value="0.71823204419889497" table:style-name="ce2">
            <text:p>0.7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301543799024194" table:style-name="ce2">
            <text:p>0.993</text:p>
          </table:table-cell>
          <table:table-cell office:value-type="float" office:value="0.98214864544201197" table:style-name="ce2">
            <text:p>0.982</text:p>
          </table:table-cell>
          <table:table-cell office:value-type="float" office:value="0.98895027624309395" table:style-name="ce2">
            <text:p>0.989</text:p>
          </table:table-cell>
          <table:table-cell office:value-type="float" office:value="0.97790055248618701" table:style-name="ce2">
            <text:p>0.978</text:p>
          </table:table-cell>
          <table:table-cell office:value-type="float" office:value="0.89502762430939198" table:style-name="ce2">
            <text:p>0.895</text:p>
          </table:table-cell>
          <table:table-cell office:value-type="float" office:value="0.74585635359115998" table:style-name="ce2">
            <text:p>0.746</text:p>
          </table:table-cell>
          <table:table-cell office:value-type="float" office:value="0.74585635359115998" table:style-name="ce2">
            <text:p>0.7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2818367014901" table:style-name="ce2">
            <text:p>0.993</text:p>
          </table:table-cell>
          <table:table-cell office:value-type="float" office:value="0.97488030966569195" table:style-name="ce2">
            <text:p>0.975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5580110497237503" table:style-name="ce2">
            <text:p>0.956</text:p>
          </table:table-cell>
          <table:table-cell office:value-type="float" office:value="0.81215469613259605" table:style-name="ce2">
            <text:p>0.812</text:p>
          </table:table-cell>
          <table:table-cell office:value-type="float" office:value="0.69060773480662896" table:style-name="ce2">
            <text:p>0.691</text:p>
          </table:table-cell>
          <table:table-cell office:value-type="float" office:value="0.69060773480662896" table:style-name="ce2">
            <text:p>0.69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181" table:formula="of:=[.B7]" table:style-name="ce5">
            <text:p>181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99657684660468793" table:formula="of:=AVERAGE([.D2:.D7])" table:style-name="ce6">
            <text:p>0.997</text:p>
          </table:table-cell>
          <table:table-cell office:value-type="float" office:value="0.98448932348988738" table:formula="of:=AVERAGE([.E2:.E7])" table:style-name="ce6">
            <text:p>0.984</text:p>
          </table:table-cell>
          <table:table-cell office:value-type="float" office:value="0.99539594843462254" table:formula="of:=AVERAGE([.F2:.F7])" table:style-name="ce6">
            <text:p>0.995</text:p>
          </table:table-cell>
          <table:table-cell office:value-type="float" office:value="0.9723756906077341" table:formula="of:=AVERAGE([.G2:.G7])" table:style-name="ce6">
            <text:p>0.972</text:p>
          </table:table-cell>
          <table:table-cell office:value-type="float" office:value="0.87292817679557955" table:formula="of:=AVERAGE([.H2:.H7])" table:style-name="ce6">
            <text:p>0.873</text:p>
          </table:table-cell>
          <table:table-cell office:value-type="float" office:value="0.75598526703499047" table:formula="of:=AVERAGE([.I2:.I7])" table:style-name="ce6">
            <text:p>0.756</text:p>
          </table:table-cell>
          <table:table-cell office:value-type="float" office:value="0.75598526703499047" table:formula="of:=AVERAGE([.J2:.J7])" table:style-name="ce6">
            <text:p>0.75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9928046178770802" table:style-name="ce2">
            <text:p>0.999</text:p>
          </table:table-cell>
          <table:table-cell office:value-type="float" office:value="0.99507773409841704" table:style-name="ce2">
            <text:p>0.995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7237569060773399" table:style-name="ce2">
            <text:p>0.972</text:p>
          </table:table-cell>
          <table:table-cell office:value-type="float" office:value="0.83425414364640804" table:style-name="ce2">
            <text:p>0.834</text:p>
          </table:table-cell>
          <table:table-cell office:value-type="float" office:value="0.83425414364640804" table:style-name="ce2">
            <text:p>0.834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env10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964395879307899" table:style-name="ce2">
            <text:p>1.000</text:p>
          </table:table-cell>
          <table:table-cell office:value-type="float" office:value="0.84166461531263703" table:style-name="ce2">
            <text:p>0.842</text:p>
          </table:table-cell>
          <table:table-cell office:value-type="float" office:value="1" table:style-name="ce2">
            <text:p>1.000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5580110497237503" table:style-name="ce2">
            <text:p>0.956</text:p>
          </table:table-cell>
          <table:table-cell office:value-type="float" office:value="0.77348066298342499" table:style-name="ce2">
            <text:p>0.773</text:p>
          </table:table-cell>
          <table:table-cell office:value-type="float" office:value="0.43093922651933703" table:style-name="ce2">
            <text:p>0.4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980994372029297" table:style-name="ce2">
            <text:p>1.000</text:p>
          </table:table-cell>
          <table:table-cell office:value-type="float" office:value="0.88281120432600702" table:style-name="ce2">
            <text:p>0.883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6132596685082805" table:style-name="ce2">
            <text:p>0.961</text:p>
          </table:table-cell>
          <table:table-cell office:value-type="float" office:value="0.82872928176795502" table:style-name="ce2">
            <text:p>0.829</text:p>
          </table:table-cell>
          <table:table-cell office:value-type="float" office:value="0.624309392265193" table:style-name="ce2">
            <text:p>0.6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9846145518136" table:style-name="ce2">
            <text:p>1.000</text:p>
          </table:table-cell>
          <table:table-cell office:value-type="float" office:value="0.88905892701008604" table:style-name="ce2">
            <text:p>0.889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7237569060773399" table:style-name="ce2">
            <text:p>0.972</text:p>
          </table:table-cell>
          <table:table-cell office:value-type="float" office:value="0.88397790055248604" table:style-name="ce2">
            <text:p>0.884</text:p>
          </table:table-cell>
          <table:table-cell office:value-type="float" office:value="0.61878453038673997" table:style-name="ce2">
            <text:p>0.6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976399965852703" table:style-name="ce2">
            <text:p>1.000</text:p>
          </table:table-cell>
          <table:table-cell office:value-type="float" office:value="0.84704246879460698" table:style-name="ce2">
            <text:p>0.847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3922651933701595" table:style-name="ce2">
            <text:p>0.939</text:p>
          </table:table-cell>
          <table:table-cell office:value-type="float" office:value="0.79005524861878396" table:style-name="ce2">
            <text:p>0.790</text:p>
          </table:table-cell>
          <table:table-cell office:value-type="float" office:value="0.55801104972375604" table:style-name="ce2">
            <text:p>0.5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898091623174301" table:style-name="ce2">
            <text:p>0.999</text:p>
          </table:table-cell>
          <table:table-cell office:value-type="float" office:value="0.88844116031313802" table:style-name="ce2">
            <text:p>0.888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8895027624309395" table:style-name="ce2">
            <text:p>0.989</text:p>
          </table:table-cell>
          <table:table-cell office:value-type="float" office:value="0.97790055248618701" table:style-name="ce2">
            <text:p>0.978</text:p>
          </table:table-cell>
          <table:table-cell office:value-type="float" office:value="0.85635359116022103" table:style-name="ce2">
            <text:p>0.856</text:p>
          </table:table-cell>
          <table:table-cell office:value-type="float" office:value="0.62983425414364602" table:style-name="ce2">
            <text:p>0.6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773437397728304" table:style-name="ce2">
            <text:p>0.998</text:p>
          </table:table-cell>
          <table:table-cell office:value-type="float" office:value="0.81880928754272897" table:style-name="ce2">
            <text:p>0.819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2817679558011001" table:style-name="ce2">
            <text:p>0.928</text:p>
          </table:table-cell>
          <table:table-cell office:value-type="float" office:value="0.75138121546961301" table:style-name="ce2">
            <text:p>0.751</text:p>
          </table:table-cell>
          <table:table-cell office:value-type="float" office:value="0.51381215469613195" table:style-name="ce2">
            <text:p>0.51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181" table:formula="of:=[.B7]" table:style-name="ce5">
            <text:p>181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9929655631651026" table:formula="of:=AVERAGE([.D2:.D7])" table:style-name="ce6">
            <text:p>0.999</text:p>
          </table:table-cell>
          <table:table-cell office:value-type="float" office:value="0.86130461054986729" table:formula="of:=AVERAGE([.E2:.E7])" table:style-name="ce6">
            <text:p>0.861</text:p>
          </table:table-cell>
          <table:table-cell office:value-type="float" office:value="0.99815837937384888" table:formula="of:=AVERAGE([.F2:.F7])" table:style-name="ce6">
            <text:p>0.998</text:p>
          </table:table-cell>
          <table:table-cell office:value-type="float" office:value="0.99631675874769787" table:formula="of:=AVERAGE([.G2:.G7])" table:style-name="ce6">
            <text:p>0.996</text:p>
          </table:table-cell>
          <table:table-cell office:value-type="float" office:value="0.95580110497237503" table:formula="of:=AVERAGE([.H2:.H7])" table:style-name="ce6">
            <text:p>0.956</text:p>
          </table:table-cell>
          <table:table-cell office:value-type="float" office:value="0.81399631675874728" table:formula="of:=AVERAGE([.I2:.I7])" table:style-name="ce6">
            <text:p>0.814</text:p>
          </table:table-cell>
          <table:table-cell office:value-type="float" office:value="0.56261510128913395" table:formula="of:=AVERAGE([.J2:.J7])" table:style-name="ce6">
            <text:p>0.5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987419717300896" table:style-name="ce2">
            <text:p>1.000</text:p>
          </table:table-cell>
          <table:table-cell office:value-type="float" office:value="0.93573855785274196" table:style-name="ce2">
            <text:p>0.936</text:p>
          </table:table-cell>
          <table:table-cell office:value-type="float" office:value="1" table:style-name="ce2">
            <text:p>1.000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8895027624309395" table:style-name="ce2">
            <text:p>0.989</text:p>
          </table:table-cell>
          <table:table-cell office:value-type="float" office:value="0.90607734806629803" table:style-name="ce2">
            <text:p>0.906</text:p>
          </table:table-cell>
          <table:table-cell office:value-type="float" office:value="0.75690607734806603" table:style-name="ce2">
            <text:p>0.757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3784931403259897" table:style-name="ce2">
            <text:p>0.938</text:p>
          </table:table-cell>
          <table:table-cell office:value-type="float" office:value="0.80260467851954498" table:style-name="ce2">
            <text:p>0.803</text:p>
          </table:table-cell>
          <table:table-cell office:value-type="float" office:value="0.87845303867403302" table:style-name="ce2">
            <text:p>0.878</text:p>
          </table:table-cell>
          <table:table-cell office:value-type="float" office:value="0.68508287292817605" table:style-name="ce2">
            <text:p>0.685</text:p>
          </table:table-cell>
          <table:table-cell office:value-type="float" office:value="0.31491712707182301" table:style-name="ce2">
            <text:p>0.315</text:p>
          </table:table-cell>
          <table:table-cell office:value-type="float" office:value="0.149171270718232" table:style-name="ce2">
            <text:p>0.149</text:p>
          </table:table-cell>
          <table:table-cell office:value-type="float" office:value="0.149171270718232" table:style-name="ce2">
            <text:p>0.1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6119993308752905" table:style-name="ce2">
            <text:p>0.961</text:p>
          </table:table-cell>
          <table:table-cell office:value-type="float" office:value="0.89262728004982095" table:style-name="ce2">
            <text:p>0.893</text:p>
          </table:table-cell>
          <table:table-cell office:value-type="float" office:value="0.92265193370165699" table:style-name="ce2">
            <text:p>0.923</text:p>
          </table:table-cell>
          <table:table-cell office:value-type="float" office:value="0.82872928176795502" table:style-name="ce2">
            <text:p>0.829</text:p>
          </table:table-cell>
          <table:table-cell office:value-type="float" office:value="0.64640883977900498" table:style-name="ce2">
            <text:p>0.646</text:p>
          </table:table-cell>
          <table:table-cell office:value-type="float" office:value="0.49723756906077299" table:style-name="ce2">
            <text:p>0.497</text:p>
          </table:table-cell>
          <table:table-cell office:value-type="float" office:value="0.49723756906077299" table:style-name="ce2">
            <text:p>0.49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6629628017076397" table:style-name="ce2">
            <text:p>0.966</text:p>
          </table:table-cell>
          <table:table-cell office:value-type="float" office:value="0.82353557692066204" table:style-name="ce2">
            <text:p>0.824</text:p>
          </table:table-cell>
          <table:table-cell office:value-type="float" office:value="0.91160220994475105" table:style-name="ce2">
            <text:p>0.912</text:p>
          </table:table-cell>
          <table:table-cell office:value-type="float" office:value="0.69613259668508198" table:style-name="ce2">
            <text:p>0.696</text:p>
          </table:table-cell>
          <table:table-cell office:value-type="float" office:value="0.337016574585635" table:style-name="ce2">
            <text:p>0.337</text:p>
          </table:table-cell>
          <table:table-cell office:value-type="float" office:value="0.149171270718232" table:style-name="ce2">
            <text:p>0.149</text:p>
          </table:table-cell>
          <table:table-cell office:value-type="float" office:value="0.149171270718232" table:style-name="ce2">
            <text:p>0.1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5355541246267606" table:style-name="ce2">
            <text:p>0.954</text:p>
          </table:table-cell>
          <table:table-cell office:value-type="float" office:value="0.81985806628595703" table:style-name="ce2">
            <text:p>0.820</text:p>
          </table:table-cell>
          <table:table-cell office:value-type="float" office:value="0.90607734806629803" table:style-name="ce2">
            <text:p>0.906</text:p>
          </table:table-cell>
          <table:table-cell office:value-type="float" office:value="0.67403314917127" table:style-name="ce2">
            <text:p>0.674</text:p>
          </table:table-cell>
          <table:table-cell office:value-type="float" office:value="0.44198895027624302" table:style-name="ce2">
            <text:p>0.442</text:p>
          </table:table-cell>
          <table:table-cell office:value-type="float" office:value="0.198895027624309" table:style-name="ce2">
            <text:p>0.199</text:p>
          </table:table-cell>
          <table:table-cell office:value-type="float" office:value="0.198895027624309" table:style-name="ce2">
            <text:p>0.1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7953669988611103" table:style-name="ce2">
            <text:p>0.980</text:p>
          </table:table-cell>
          <table:table-cell office:value-type="float" office:value="0.89954795460888304" table:style-name="ce2">
            <text:p>0.900</text:p>
          </table:table-cell>
          <table:table-cell office:value-type="float" office:value="0.94475138121546898" table:style-name="ce2">
            <text:p>0.945</text:p>
          </table:table-cell>
          <table:table-cell office:value-type="float" office:value="0.80662983425414303" table:style-name="ce2">
            <text:p>0.807</text:p>
          </table:table-cell>
          <table:table-cell office:value-type="float" office:value="0.56353591160220995" table:style-name="ce2">
            <text:p>0.564</text:p>
          </table:table-cell>
          <table:table-cell office:value-type="float" office:value="0.31491712707182301" table:style-name="ce2">
            <text:p>0.315</text:p>
          </table:table-cell>
          <table:table-cell office:value-type="float" office:value="0.31491712707182301" table:style-name="ce2">
            <text:p>0.3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50161666945468" table:style-name="ce2">
            <text:p>0.950</text:p>
          </table:table-cell>
          <table:table-cell office:value-type="float" office:value="0.73965376507467695" table:style-name="ce2">
            <text:p>0.740</text:p>
          </table:table-cell>
          <table:table-cell office:value-type="float" office:value="0.88950276243093895" table:style-name="ce2">
            <text:p>0.890</text:p>
          </table:table-cell>
          <table:table-cell office:value-type="float" office:value="0.53591160220994405" table:style-name="ce2">
            <text:p>0.536</text:p>
          </table:table-cell>
          <table:table-cell office:value-type="float" office:value="0.198895027624309" table:style-name="ce2">
            <text:p>0.199</text:p>
          </table:table-cell>
          <table:table-cell office:value-type="float" office:value="8.8397790055248601E-2" table:style-name="ce2">
            <text:p>0.088</text:p>
          </table:table-cell>
          <table:table-cell office:value-type="float" office:value="8.8397790055248601E-2" table:style-name="ce2">
            <text:p>0.088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181" table:formula="of:=[.B7]" table:style-name="ce5">
            <text:p>181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95809988443085803" table:formula="of:=AVERAGE([.D2:.D7])" table:style-name="ce6">
            <text:p>0.958</text:p>
          </table:table-cell>
          <table:table-cell office:value-type="float" office:value="0.82963788690992413" table:formula="of:=AVERAGE([.E2:.E7])" table:style-name="ce6">
            <text:p>0.830</text:p>
          </table:table-cell>
          <table:table-cell office:value-type="float" office:value="0.90883977900552448" table:formula="of:=AVERAGE([.F2:.F7])" table:style-name="ce6">
            <text:p>0.909</text:p>
          </table:table-cell>
          <table:table-cell office:value-type="float" office:value="0.7044198895027618" table:formula="of:=AVERAGE([.G2:.G7])" table:style-name="ce6">
            <text:p>0.704</text:p>
          </table:table-cell>
          <table:table-cell office:value-type="float" office:value="0.41712707182320413" table:formula="of:=AVERAGE([.H2:.H7])" table:style-name="ce6">
            <text:p>0.417</text:p>
          </table:table-cell>
          <table:table-cell office:value-type="float" office:value="0.23296500920810292" table:formula="of:=AVERAGE([.I2:.I7])" table:style-name="ce6">
            <text:p>0.233</text:p>
          </table:table-cell>
          <table:table-cell office:value-type="float" office:value="0.23296500920810292" table:formula="of:=AVERAGE([.J2:.J7])" table:style-name="ce6">
            <text:p>0.2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181" table:style-name="ce1">
            <text:p>181</text:p>
          </table:table-cell>
          <table:table-cell office:value-type="float" office:value="2411" table:style-name="ce1">
            <text:p>2411</text:p>
          </table:table-cell>
          <table:table-cell office:value-type="float" office:value="0.978883615839923" table:style-name="ce2">
            <text:p>0.979</text:p>
          </table:table-cell>
          <table:table-cell office:value-type="float" office:value="0.902610540236922" table:style-name="ce2">
            <text:p>0.903</text:p>
          </table:table-cell>
          <table:table-cell office:value-type="float" office:value="0.96132596685082805" table:style-name="ce2">
            <text:p>0.961</text:p>
          </table:table-cell>
          <table:table-cell office:value-type="float" office:value="0.79558011049723698" table:style-name="ce2">
            <text:p>0.796</text:p>
          </table:table-cell>
          <table:table-cell office:value-type="float" office:value="0.67403314917127" table:style-name="ce2">
            <text:p>0.674</text:p>
          </table:table-cell>
          <table:table-cell office:value-type="float" office:value="0.23756906077348" table:style-name="ce2">
            <text:p>0.238</text:p>
          </table:table-cell>
          <table:table-cell office:value-type="float" office:value="0.23756906077348" table:style-name="ce2">
            <text:p>0.238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bass_ntm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8761635687446703" table:style-name="ce2">
            <text:p>0.988</text:p>
          </table:table-cell>
          <table:table-cell office:value-type="float" office:value="0.30289118268773402" table:style-name="ce2">
            <text:p>0.303</text:p>
          </table:table-cell>
          <table:table-cell office:value-type="float" office:value="0.96132596685082805" table:style-name="ce2">
            <text:p>0.961</text:p>
          </table:table-cell>
          <table:table-cell office:value-type="float" office:value="0.86740331491712697" table:style-name="ce2">
            <text:p>0.867</text:p>
          </table:table-cell>
          <table:table-cell office:value-type="float" office:value="0.55801104972375604" table:style-name="ce2">
            <text:p>0.558</text:p>
          </table:table-cell>
          <table:table-cell office:value-type="float" office:value="0.27624309392265101" table:style-name="ce2">
            <text:p>0.276</text:p>
          </table:table-cell>
          <table:table-cell office:value-type="float" office:value="2.2099447513812098E-2" table:style-name="ce2">
            <text:p>0.0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402139628603103" table:style-name="ce2">
            <text:p>0.994</text:p>
          </table:table-cell>
          <table:table-cell office:value-type="float" office:value="0.57864326482484096" table:style-name="ce2">
            <text:p>0.579</text:p>
          </table:table-cell>
          <table:table-cell office:value-type="float" office:value="0.97790055248618701" table:style-name="ce2">
            <text:p>0.978</text:p>
          </table:table-cell>
          <table:table-cell office:value-type="float" office:value="0.93370165745856304" table:style-name="ce2">
            <text:p>0.934</text:p>
          </table:table-cell>
          <table:table-cell office:value-type="float" office:value="0.81767955801104897" table:style-name="ce2">
            <text:p>0.818</text:p>
          </table:table-cell>
          <table:table-cell office:value-type="float" office:value="0.43646408839779" table:style-name="ce2">
            <text:p>0.436</text:p>
          </table:table-cell>
          <table:table-cell office:value-type="float" office:value="0.27624309392265101" table:style-name="ce2">
            <text:p>0.27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482225839678196" table:style-name="ce2">
            <text:p>0.995</text:p>
          </table:table-cell>
          <table:table-cell office:value-type="float" office:value="0.210905888957722" table:style-name="ce2">
            <text:p>0.211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88397790055248604" table:style-name="ce2">
            <text:p>0.884</text:p>
          </table:table-cell>
          <table:table-cell office:value-type="float" office:value="0.55248618784530301" table:style-name="ce2">
            <text:p>0.552</text:p>
          </table:table-cell>
          <table:table-cell office:value-type="float" office:value="0.149171270718232" table:style-name="ce2">
            <text:p>0.149</text:p>
          </table:table-cell>
          <table:table-cell office:value-type="float" office:value="3.3149171270718203E-2" table:style-name="ce2">
            <text:p>0.0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346976428371303" table:style-name="ce2">
            <text:p>0.993</text:p>
          </table:table-cell>
          <table:table-cell office:value-type="float" office:value="0.35110982761840498" table:style-name="ce2">
            <text:p>0.351</text:p>
          </table:table-cell>
          <table:table-cell office:value-type="float" office:value="0.98342541436464004" table:style-name="ce2">
            <text:p>0.983</text:p>
          </table:table-cell>
          <table:table-cell office:value-type="float" office:value="0.90607734806629803" table:style-name="ce2">
            <text:p>0.906</text:p>
          </table:table-cell>
          <table:table-cell office:value-type="float" office:value="0.60220994475138101" table:style-name="ce2">
            <text:p>0.602</text:p>
          </table:table-cell>
          <table:table-cell office:value-type="float" office:value="0.29281767955801102" table:style-name="ce2">
            <text:p>0.293</text:p>
          </table:table-cell>
          <table:table-cell office:value-type="float" office:value="9.9447513812154595E-2" table:style-name="ce2">
            <text:p>0.0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764425487703301" table:style-name="ce2">
            <text:p>0.998</text:p>
          </table:table-cell>
          <table:table-cell office:value-type="float" office:value="0.59666287051321099" table:style-name="ce2">
            <text:p>0.597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50276243093922" table:style-name="ce2">
            <text:p>0.950</text:p>
          </table:table-cell>
          <table:table-cell office:value-type="float" office:value="0.80662983425414303" table:style-name="ce2">
            <text:p>0.807</text:p>
          </table:table-cell>
          <table:table-cell office:value-type="float" office:value="0.49723756906077299" table:style-name="ce2">
            <text:p>0.497</text:p>
          </table:table-cell>
          <table:table-cell office:value-type="float" office:value="0.187845303867403" table:style-name="ce2">
            <text:p>0.1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124859128885401" table:style-name="ce2">
            <text:p>0.991</text:p>
          </table:table-cell>
          <table:table-cell office:value-type="float" office:value="0.16321783478452301" table:style-name="ce2">
            <text:p>0.163</text:p>
          </table:table-cell>
          <table:table-cell office:value-type="float" office:value="0.98895027624309395" table:style-name="ce2">
            <text:p>0.989</text:p>
          </table:table-cell>
          <table:table-cell office:value-type="float" office:value="0.86187845303867405" table:style-name="ce2">
            <text:p>0.862</text:p>
          </table:table-cell>
          <table:table-cell office:value-type="float" office:value="0.44198895027624302" table:style-name="ce2">
            <text:p>0.442</text:p>
          </table:table-cell>
          <table:table-cell office:value-type="float" office:value="0.116022099447513" table:style-name="ce2">
            <text:p>0.116</text:p>
          </table:table-cell>
          <table:table-cell office:value-type="float" office:value="1.1049723756906001E-2" table:style-name="ce2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181" table:formula="of:=[.B7]" table:style-name="ce5">
            <text:p>181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9313710366781338" table:formula="of:=AVERAGE([.D2:.D7])" table:style-name="ce6">
            <text:p>0.993</text:p>
          </table:table-cell>
          <table:table-cell office:value-type="float" office:value="0.36723847823107264" table:formula="of:=AVERAGE([.E2:.E7])" table:style-name="ce6">
            <text:p>0.367</text:p>
          </table:table-cell>
          <table:table-cell office:value-type="float" office:value="0.98342541436464048" table:formula="of:=AVERAGE([.F2:.F7])" table:style-name="ce6">
            <text:p>0.983</text:p>
          </table:table-cell>
          <table:table-cell office:value-type="float" office:value="0.90055248618784489" table:formula="of:=AVERAGE([.G2:.G7])" table:style-name="ce6">
            <text:p>0.901</text:p>
          </table:table-cell>
          <table:table-cell office:value-type="float" office:value="0.6298342541436458" table:formula="of:=AVERAGE([.H2:.H7])" table:style-name="ce6">
            <text:p>0.630</text:p>
          </table:table-cell>
          <table:table-cell office:value-type="float" office:value="0.2946593001841617" table:formula="of:=AVERAGE([.I2:.I7])" table:style-name="ce6">
            <text:p>0.295</text:p>
          </table:table-cell>
          <table:table-cell office:value-type="float" office:value="0.10497237569060751" table:formula="of:=AVERAGE([.J2:.J7])" table:style-name="ce6">
            <text:p>0.1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181" table:style-name="ce1">
            <text:p>181</text:p>
          </table:table-cell>
          <table:table-cell office:value-type="float" office:value="437236" table:style-name="ce1">
            <text:p>437236</text:p>
          </table:table-cell>
          <table:table-cell office:value-type="float" office:value="0.99572990633425995" table:style-name="ce2">
            <text:p>0.996</text:p>
          </table:table-cell>
          <table:table-cell office:value-type="float" office:value="0.50611451836030696" table:style-name="ce2">
            <text:p>0.506</text:p>
          </table:table-cell>
          <table:table-cell office:value-type="float" office:value="0.99447513812154698" table:style-name="ce2">
            <text:p>0.994</text:p>
          </table:table-cell>
          <table:table-cell office:value-type="float" office:value="0.92817679558011001" table:style-name="ce2">
            <text:p>0.928</text:p>
          </table:table-cell>
          <table:table-cell office:value-type="float" office:value="0.72928176795580102" table:style-name="ce2">
            <text:p>0.729</text:p>
          </table:table-cell>
          <table:table-cell office:value-type="float" office:value="0.43646408839779" table:style-name="ce2">
            <text:p>0.436</text:p>
          </table:table-cell>
          <table:table-cell office:value-type="float" office:value="0.187845303867403" table:style-name="ce2">
            <text:p>0.188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env5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78484031522189901" table:style-name="ce2">
            <text:p>0.785</text:p>
          </table:table-cell>
          <table:table-cell office:value-type="float" office:value="0.480138067443937" table:style-name="ce2">
            <text:p>0.480</text:p>
          </table:table-cell>
          <table:table-cell office:value-type="float" office:value="0.58695652173913004" table:style-name="ce2">
            <text:p>0.587</text:p>
          </table:table-cell>
          <table:table-cell office:value-type="float" office:value="0.41304347826086901" table:style-name="ce2">
            <text:p>0.413</text:p>
          </table:table-cell>
          <table:table-cell office:value-type="float" office:value="0.26086956521739102" table:style-name="ce2">
            <text:p>0.261</text:p>
          </table:table-cell>
          <table:table-cell office:value-type="float" office:value="0.15217391304347799" table:style-name="ce2">
            <text:p>0.152</text:p>
          </table:table-cell>
          <table:table-cell office:value-type="float" office:value="0.15217391304347799" table:style-name="ce2">
            <text:p>0.1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77985411068832999" table:style-name="ce2">
            <text:p>0.780</text:p>
          </table:table-cell>
          <table:table-cell office:value-type="float" office:value="0.57913483480577899" table:style-name="ce2">
            <text:p>0.579</text:p>
          </table:table-cell>
          <table:table-cell office:value-type="float" office:value="0.65217391304347805" table:style-name="ce2">
            <text:p>0.652</text:p>
          </table:table-cell>
          <table:table-cell office:value-type="float" office:value="0.51086956521739102" table:style-name="ce2">
            <text:p>0.511</text:p>
          </table:table-cell>
          <table:table-cell office:value-type="float" office:value="0.39130434782608697" table:style-name="ce2">
            <text:p>0.391</text:p>
          </table:table-cell>
          <table:table-cell office:value-type="float" office:value="0.34782608695652101" table:style-name="ce2">
            <text:p>0.348</text:p>
          </table:table-cell>
          <table:table-cell office:value-type="float" office:value="0.34782608695652101" table:style-name="ce2">
            <text:p>0.3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90176365570843697" table:style-name="ce2">
            <text:p>0.902</text:p>
          </table:table-cell>
          <table:table-cell office:value-type="float" office:value="0.60555260134058397" table:style-name="ce2">
            <text:p>0.606</text:p>
          </table:table-cell>
          <table:table-cell office:value-type="float" office:value="0.76086956521739102" table:style-name="ce2">
            <text:p>0.761</text:p>
          </table:table-cell>
          <table:table-cell office:value-type="float" office:value="0.53260869565217395" table:style-name="ce2">
            <text:p>0.533</text:p>
          </table:table-cell>
          <table:table-cell office:value-type="float" office:value="0.33695652173912999" table:style-name="ce2">
            <text:p>0.337</text:p>
          </table:table-cell>
          <table:table-cell office:value-type="float" office:value="0.23913043478260801" table:style-name="ce2">
            <text:p>0.239</text:p>
          </table:table-cell>
          <table:table-cell office:value-type="float" office:value="0.23913043478260801" table:style-name="ce2">
            <text:p>0.2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81431121850936805" table:style-name="ce2">
            <text:p>0.814</text:p>
          </table:table-cell>
          <table:table-cell office:value-type="float" office:value="0.46033310692973201" table:style-name="ce2">
            <text:p>0.460</text:p>
          </table:table-cell>
          <table:table-cell office:value-type="float" office:value="0.59782608695652095" table:style-name="ce2">
            <text:p>0.598</text:p>
          </table:table-cell>
          <table:table-cell office:value-type="float" office:value="0.40217391304347799" table:style-name="ce2">
            <text:p>0.402</text:p>
          </table:table-cell>
          <table:table-cell office:value-type="float" office:value="0.23913043478260801" table:style-name="ce2">
            <text:p>0.239</text:p>
          </table:table-cell>
          <table:table-cell office:value-type="float" office:value="0.108695652173913" table:style-name="ce2">
            <text:p>0.109</text:p>
          </table:table-cell>
          <table:table-cell office:value-type="float" office:value="0.108695652173913" table:style-name="ce2">
            <text:p>0.1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75013975799325505" table:style-name="ce2">
            <text:p>0.750</text:p>
          </table:table-cell>
          <table:table-cell office:value-type="float" office:value="0.41965615737755402" table:style-name="ce2">
            <text:p>0.420</text:p>
          </table:table-cell>
          <table:table-cell office:value-type="float" office:value="0.57608695652173902" table:style-name="ce2">
            <text:p>0.576</text:p>
          </table:table-cell>
          <table:table-cell office:value-type="float" office:value="0.34782608695652101" table:style-name="ce2">
            <text:p>0.348</text:p>
          </table:table-cell>
          <table:table-cell office:value-type="float" office:value="0.20652173913043401" table:style-name="ce2">
            <text:p>0.207</text:p>
          </table:table-cell>
          <table:table-cell office:value-type="float" office:value="6.5217391304347797E-2" table:style-name="ce2">
            <text:p>0.065</text:p>
          </table:table-cell>
          <table:table-cell office:value-type="float" office:value="6.5217391304347797E-2" table:style-name="ce2">
            <text:p>0.0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75299352604908598" table:style-name="ce2">
            <text:p>0.753</text:p>
          </table:table-cell>
          <table:table-cell office:value-type="float" office:value="0.30718361758509" table:style-name="ce2">
            <text:p>0.307</text:p>
          </table:table-cell>
          <table:table-cell office:value-type="float" office:value="0.53260869565217395" table:style-name="ce2">
            <text:p>0.533</text:p>
          </table:table-cell>
          <table:table-cell office:value-type="float" office:value="0.23913043478260801" table:style-name="ce2">
            <text:p>0.239</text:p>
          </table:table-cell>
          <table:table-cell office:value-type="float" office:value="5.4347826086956499E-2" table:style-name="ce2">
            <text:p>0.054</text:p>
          </table:table-cell>
          <table:table-cell office:value-type="float" office:value="3.2608695652173898E-2" table:style-name="ce2">
            <text:p>0.033</text:p>
          </table:table-cell>
          <table:table-cell office:value-type="float" office:value="3.2608695652173898E-2" table:style-name="ce2">
            <text:p>0.033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92" table:formula="of:=[.B7]" table:style-name="ce5">
            <text:p>92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79731709736172907" table:formula="of:=AVERAGE([.D2:.D7])" table:style-name="ce6">
            <text:p>0.797</text:p>
          </table:table-cell>
          <table:table-cell office:value-type="float" office:value="0.47533306424711269" table:formula="of:=AVERAGE([.E2:.E7])" table:style-name="ce6">
            <text:p>0.475</text:p>
          </table:table-cell>
          <table:table-cell office:value-type="float" office:value="0.61775362318840543" table:formula="of:=AVERAGE([.F2:.F7])" table:style-name="ce6">
            <text:p>0.618</text:p>
          </table:table-cell>
          <table:table-cell office:value-type="float" office:value="0.40760869565217356" table:formula="of:=AVERAGE([.G2:.G7])" table:style-name="ce6">
            <text:p>0.408</text:p>
          </table:table-cell>
          <table:table-cell office:value-type="float" office:value="0.24818840579710108" table:formula="of:=AVERAGE([.H2:.H7])" table:style-name="ce6">
            <text:p>0.248</text:p>
          </table:table-cell>
          <table:table-cell office:value-type="float" office:value="0.15760869565217361" table:formula="of:=AVERAGE([.I2:.I7])" table:style-name="ce6">
            <text:p>0.158</text:p>
          </table:table-cell>
          <table:table-cell office:value-type="float" office:value="0.15760869565217361" table:formula="of:=AVERAGE([.J2:.J7])" table:style-name="ce6">
            <text:p>0.15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87717526554018699" table:style-name="ce2">
            <text:p>0.877</text:p>
          </table:table-cell>
          <table:table-cell office:value-type="float" office:value="0.56674738430953198" table:style-name="ce2">
            <text:p>0.567</text:p>
          </table:table-cell>
          <table:table-cell office:value-type="float" office:value="0.70652173913043403" table:style-name="ce2">
            <text:p>0.707</text:p>
          </table:table-cell>
          <table:table-cell office:value-type="float" office:value="0.467391304347826" table:style-name="ce2">
            <text:p>0.467</text:p>
          </table:table-cell>
          <table:table-cell office:value-type="float" office:value="0.36956521739130399" table:style-name="ce2">
            <text:p>0.370</text:p>
          </table:table-cell>
          <table:table-cell office:value-type="float" office:value="0.16304347826086901" table:style-name="ce2">
            <text:p>0.163</text:p>
          </table:table-cell>
          <table:table-cell office:value-type="float" office:value="0.16304347826086901" table:style-name="ce2">
            <text:p>0.163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env5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4929150042142196" table:style-name="ce2">
            <text:p>0.949</text:p>
          </table:table-cell>
          <table:table-cell office:value-type="float" office:value="0.13401703675496399" table:style-name="ce2">
            <text:p>0.134</text:p>
          </table:table-cell>
          <table:table-cell office:value-type="float" office:value="0.86956521739130399" table:style-name="ce2">
            <text:p>0.870</text:p>
          </table:table-cell>
          <table:table-cell office:value-type="float" office:value="0.57608695652173902" table:style-name="ce2">
            <text:p>0.576</text:p>
          </table:table-cell>
          <table:table-cell office:value-type="float" office:value="0.35869565217391303" table:style-name="ce2">
            <text:p>0.359</text:p>
          </table:table-cell>
          <table:table-cell office:value-type="float" office:value="0.22826086956521699" table:style-name="ce2">
            <text:p>0.228</text:p>
          </table:table-cell>
          <table:table-cell office:value-type="float" office:value="1.0869565217391301E-2" table:style-name="ce2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4021376178499905" table:style-name="ce2">
            <text:p>0.940</text:p>
          </table:table-cell>
          <table:table-cell office:value-type="float" office:value="0.24057656894941501" table:style-name="ce2">
            <text:p>0.241</text:p>
          </table:table-cell>
          <table:table-cell office:value-type="float" office:value="0.83695652173913004" table:style-name="ce2">
            <text:p>0.837</text:p>
          </table:table-cell>
          <table:table-cell office:value-type="float" office:value="0.65217391304347805" table:style-name="ce2">
            <text:p>0.652</text:p>
          </table:table-cell>
          <table:table-cell office:value-type="float" office:value="0.47826086956521702" table:style-name="ce2">
            <text:p>0.478</text:p>
          </table:table-cell>
          <table:table-cell office:value-type="float" office:value="0.27173913043478198" table:style-name="ce2">
            <text:p>0.272</text:p>
          </table:table-cell>
          <table:table-cell office:value-type="float" office:value="9.7826086956521702E-2" table:style-name="ce2">
            <text:p>0.0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8330858630917395" table:style-name="ce2">
            <text:p>0.983</text:p>
          </table:table-cell>
          <table:table-cell office:value-type="float" office:value="0.19245150738729799" table:style-name="ce2">
            <text:p>0.192</text:p>
          </table:table-cell>
          <table:table-cell office:value-type="float" office:value="0.96739130434782605" table:style-name="ce2">
            <text:p>0.967</text:p>
          </table:table-cell>
          <table:table-cell office:value-type="float" office:value="0.69565217391304301" table:style-name="ce2">
            <text:p>0.696</text:p>
          </table:table-cell>
          <table:table-cell office:value-type="float" office:value="0.45652173913043398" table:style-name="ce2">
            <text:p>0.457</text:p>
          </table:table-cell>
          <table:table-cell office:value-type="float" office:value="0.25" table:style-name="ce2">
            <text:p>0.250</text:p>
          </table:table-cell>
          <table:table-cell office:value-type="float" office:value="8.6956521739130405E-2" table:style-name="ce2">
            <text:p>0.0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7401448108612698" table:style-name="ce2">
            <text:p>0.974</text:p>
          </table:table-cell>
          <table:table-cell office:value-type="float" office:value="9.3521145244284495E-2" table:style-name="ce2">
            <text:p>0.094</text:p>
          </table:table-cell>
          <table:table-cell office:value-type="float" office:value="0.92391304347825998" table:style-name="ce2">
            <text:p>0.924</text:p>
          </table:table-cell>
          <table:table-cell office:value-type="float" office:value="0.59782608695652095" table:style-name="ce2">
            <text:p>0.598</text:p>
          </table:table-cell>
          <table:table-cell office:value-type="float" office:value="0.34782608695652101" table:style-name="ce2">
            <text:p>0.348</text:p>
          </table:table-cell>
          <table:table-cell office:value-type="float" office:value="0.17391304347826" table:style-name="ce2">
            <text:p>0.174</text:p>
          </table:table-cell>
          <table:table-cell office:value-type="float" office:value="1.0869565217391301E-2" table:style-name="ce2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4499760501442398" table:style-name="ce2">
            <text:p>0.945</text:p>
          </table:table-cell>
          <table:table-cell office:value-type="float" office:value="0.11899832634914401" table:style-name="ce2">
            <text:p>0.119</text:p>
          </table:table-cell>
          <table:table-cell office:value-type="float" office:value="0.84782608695652095" table:style-name="ce2">
            <text:p>0.848</text:p>
          </table:table-cell>
          <table:table-cell office:value-type="float" office:value="0.58695652173913004" table:style-name="ce2">
            <text:p>0.587</text:p>
          </table:table-cell>
          <table:table-cell office:value-type="float" office:value="0.34782608695652101" table:style-name="ce2">
            <text:p>0.348</text:p>
          </table:table-cell>
          <table:table-cell office:value-type="float" office:value="0.184782608695652" table:style-name="ce2">
            <text:p>0.185</text:p>
          </table:table-cell>
          <table:table-cell office:value-type="float" office:value="5.4347826086956499E-2" table:style-name="ce2">
            <text:p>0.0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4827216482830601" table:style-name="ce2">
            <text:p>0.948</text:p>
          </table:table-cell>
          <table:table-cell office:value-type="float" office:value="2.2931021904923601E-2" table:style-name="ce2">
            <text:p>0.023</text:p>
          </table:table-cell>
          <table:table-cell office:value-type="float" office:value="0.86956521739130399" table:style-name="ce2">
            <text:p>0.870</text:p>
          </table:table-cell>
          <table:table-cell office:value-type="float" office:value="0.48913043478260798" table:style-name="ce2">
            <text:p>0.489</text:p>
          </table:table-cell>
          <table:table-cell office:value-type="float" office:value="0.19565217391304299" table:style-name="ce2">
            <text:p>0.196</text:p>
          </table:table-cell>
          <table:table-cell office:value-type="float" office:value="4.3478260869565202E-2" table:style-name="ce2">
            <text:p>0.043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92" table:formula="of:=[.B7]" table:style-name="ce5">
            <text:p>92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5668301657407528" table:formula="of:=AVERAGE([.D2:.D7])" table:style-name="ce6">
            <text:p>0.957</text:p>
          </table:table-cell>
          <table:table-cell office:value-type="float" office:value="0.13374926776500481" table:formula="of:=AVERAGE([.E2:.E7])" table:style-name="ce6">
            <text:p>0.134</text:p>
          </table:table-cell>
          <table:table-cell office:value-type="float" office:value="0.8858695652173908" table:formula="of:=AVERAGE([.F2:.F7])" table:style-name="ce6">
            <text:p>0.886</text:p>
          </table:table-cell>
          <table:table-cell office:value-type="float" office:value="0.59963768115941984" table:formula="of:=AVERAGE([.G2:.G7])" table:style-name="ce6">
            <text:p>0.600</text:p>
          </table:table-cell>
          <table:table-cell office:value-type="float" office:value="0.3641304347826082" table:formula="of:=AVERAGE([.H2:.H7])" table:style-name="ce6">
            <text:p>0.364</text:p>
          </table:table-cell>
          <table:table-cell office:value-type="float" office:value="0.19202898550724601" table:formula="of:=AVERAGE([.I2:.I7])" table:style-name="ce6">
            <text:p>0.192</text:p>
          </table:table-cell>
          <table:table-cell office:value-type="float" office:value="4.3478260869565195E-2" table:formula="of:=AVERAGE([.J2:.J7])" table:style-name="ce6">
            <text:p>0.0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7514109880764799" table:style-name="ce2">
            <text:p>0.975</text:p>
          </table:table-cell>
          <table:table-cell office:value-type="float" office:value="0.19360981927519699" table:style-name="ce2">
            <text:p>0.194</text:p>
          </table:table-cell>
          <table:table-cell office:value-type="float" office:value="0.95652173913043403" table:style-name="ce2">
            <text:p>0.957</text:p>
          </table:table-cell>
          <table:table-cell office:value-type="float" office:value="0.67391304347825998" table:style-name="ce2">
            <text:p>0.674</text:p>
          </table:table-cell>
          <table:table-cell office:value-type="float" office:value="0.41304347826086901" table:style-name="ce2">
            <text:p>0.413</text:p>
          </table:table-cell>
          <table:table-cell office:value-type="float" office:value="0.26086956521739102" table:style-name="ce2">
            <text:p>0.261</text:p>
          </table:table-cell>
          <table:table-cell office:value-type="float" office:value="0.119565217391304" table:style-name="ce2">
            <text:p>0.12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env10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84745189620038597" table:style-name="ce2">
            <text:p>0.847</text:p>
          </table:table-cell>
          <table:table-cell office:value-type="float" office:value="0.57200054860346905" table:style-name="ce2">
            <text:p>0.572</text:p>
          </table:table-cell>
          <table:table-cell office:value-type="float" office:value="0.69565217391304301" table:style-name="ce2">
            <text:p>0.696</text:p>
          </table:table-cell>
          <table:table-cell office:value-type="float" office:value="0.52173913043478204" table:style-name="ce2">
            <text:p>0.522</text:p>
          </table:table-cell>
          <table:table-cell office:value-type="float" office:value="0.25" table:style-name="ce2">
            <text:p>0.250</text:p>
          </table:table-cell>
          <table:table-cell office:value-type="float" office:value="0.15217391304347799" table:style-name="ce2">
            <text:p>0.152</text:p>
          </table:table-cell>
          <table:table-cell office:value-type="float" office:value="0.15217391304347799" table:style-name="ce2">
            <text:p>0.1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83589255766144299" table:style-name="ce2">
            <text:p>0.836</text:p>
          </table:table-cell>
          <table:table-cell office:value-type="float" office:value="0.60510357799075898" table:style-name="ce2">
            <text:p>0.605</text:p>
          </table:table-cell>
          <table:table-cell office:value-type="float" office:value="0.67391304347825998" table:style-name="ce2">
            <text:p>0.674</text:p>
          </table:table-cell>
          <table:table-cell office:value-type="float" office:value="0.53260869565217395" table:style-name="ce2">
            <text:p>0.533</text:p>
          </table:table-cell>
          <table:table-cell office:value-type="float" office:value="0.434782608695652" table:style-name="ce2">
            <text:p>0.435</text:p>
          </table:table-cell>
          <table:table-cell office:value-type="float" office:value="0.36956521739130399" table:style-name="ce2">
            <text:p>0.370</text:p>
          </table:table-cell>
          <table:table-cell office:value-type="float" office:value="0.36956521739130399" table:style-name="ce2">
            <text:p>0.3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91412096730564596" table:style-name="ce2">
            <text:p>0.914</text:p>
          </table:table-cell>
          <table:table-cell office:value-type="float" office:value="0.67546277638109598" table:style-name="ce2">
            <text:p>0.675</text:p>
          </table:table-cell>
          <table:table-cell office:value-type="float" office:value="0.78260869565217395" table:style-name="ce2">
            <text:p>0.783</text:p>
          </table:table-cell>
          <table:table-cell office:value-type="float" office:value="0.57608695652173902" table:style-name="ce2">
            <text:p>0.576</text:p>
          </table:table-cell>
          <table:table-cell office:value-type="float" office:value="0.434782608695652" table:style-name="ce2">
            <text:p>0.435</text:p>
          </table:table-cell>
          <table:table-cell office:value-type="float" office:value="0.34782608695652101" table:style-name="ce2">
            <text:p>0.348</text:p>
          </table:table-cell>
          <table:table-cell office:value-type="float" office:value="0.34782608695652101" table:style-name="ce2">
            <text:p>0.3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896858600977404" table:style-name="ce2">
            <text:p>0.897</text:p>
          </table:table-cell>
          <table:table-cell office:value-type="float" office:value="0.57727345514847905" table:style-name="ce2">
            <text:p>0.577</text:p>
          </table:table-cell>
          <table:table-cell office:value-type="float" office:value="0.77173913043478204" table:style-name="ce2">
            <text:p>0.772</text:p>
          </table:table-cell>
          <table:table-cell office:value-type="float" office:value="0.47826086956521702" table:style-name="ce2">
            <text:p>0.478</text:p>
          </table:table-cell>
          <table:table-cell office:value-type="float" office:value="0.27173913043478198" table:style-name="ce2">
            <text:p>0.272</text:p>
          </table:table-cell>
          <table:table-cell office:value-type="float" office:value="0.17391304347826" table:style-name="ce2">
            <text:p>0.174</text:p>
          </table:table-cell>
          <table:table-cell office:value-type="float" office:value="0.17391304347826" table:style-name="ce2">
            <text:p>0.1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76319135123437798" table:style-name="ce2">
            <text:p>0.763</text:p>
          </table:table-cell>
          <table:table-cell office:value-type="float" office:value="0.44161787920565798" table:style-name="ce2">
            <text:p>0.442</text:p>
          </table:table-cell>
          <table:table-cell office:value-type="float" office:value="0.60869565217391297" table:style-name="ce2">
            <text:p>0.609</text:p>
          </table:table-cell>
          <table:table-cell office:value-type="float" office:value="0.36956521739130399" table:style-name="ce2">
            <text:p>0.370</text:p>
          </table:table-cell>
          <table:table-cell office:value-type="float" office:value="0.217391304347826" table:style-name="ce2">
            <text:p>0.217</text:p>
          </table:table-cell>
          <table:table-cell office:value-type="float" office:value="0.13043478260869501" table:style-name="ce2">
            <text:p>0.130</text:p>
          </table:table-cell>
          <table:table-cell office:value-type="float" office:value="0.13043478260869501" table:style-name="ce2">
            <text:p>0.1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82679476313274303" table:style-name="ce2">
            <text:p>0.827</text:p>
          </table:table-cell>
          <table:table-cell office:value-type="float" office:value="0.45368633413609899" table:style-name="ce2">
            <text:p>0.454</text:p>
          </table:table-cell>
          <table:table-cell office:value-type="float" office:value="0.60869565217391297" table:style-name="ce2">
            <text:p>0.609</text:p>
          </table:table-cell>
          <table:table-cell office:value-type="float" office:value="0.434782608695652" table:style-name="ce2">
            <text:p>0.435</text:p>
          </table:table-cell>
          <table:table-cell office:value-type="float" office:value="0.17391304347826" table:style-name="ce2">
            <text:p>0.174</text:p>
          </table:table-cell>
          <table:table-cell office:value-type="float" office:value="8.6956521739130405E-2" table:style-name="ce2">
            <text:p>0.087</text:p>
          </table:table-cell>
          <table:table-cell office:value-type="float" office:value="8.6956521739130405E-2" table:style-name="ce2">
            <text:p>0.087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92" table:formula="of:=[.B7]" table:style-name="ce5">
            <text:p>92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84738502275199989" table:formula="of:=AVERAGE([.D2:.D7])" table:style-name="ce6">
            <text:p>0.847</text:p>
          </table:table-cell>
          <table:table-cell office:value-type="float" office:value="0.55419076191092664" table:formula="of:=AVERAGE([.E2:.E7])" table:style-name="ce6">
            <text:p>0.554</text:p>
          </table:table-cell>
          <table:table-cell office:value-type="float" office:value="0.69021739130434756" table:formula="of:=AVERAGE([.F2:.F7])" table:style-name="ce6">
            <text:p>0.690</text:p>
          </table:table-cell>
          <table:table-cell office:value-type="float" office:value="0.48550724637681131" table:formula="of:=AVERAGE([.G2:.G7])" table:style-name="ce6">
            <text:p>0.486</text:p>
          </table:table-cell>
          <table:table-cell office:value-type="float" office:value="0.29710144927536203" table:formula="of:=AVERAGE([.H2:.H7])" table:style-name="ce6">
            <text:p>0.297</text:p>
          </table:table-cell>
          <table:table-cell office:value-type="float" office:value="0.2101449275362314" table:formula="of:=AVERAGE([.I2:.I7])" table:style-name="ce6">
            <text:p>0.210</text:p>
          </table:table-cell>
          <table:table-cell office:value-type="float" office:value="0.2101449275362314" table:formula="of:=AVERAGE([.J2:.J7])" table:style-name="ce6">
            <text:p>0.2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91750671740032097" table:style-name="ce2">
            <text:p>0.918</text:p>
          </table:table-cell>
          <table:table-cell office:value-type="float" office:value="0.65211258407142403" table:style-name="ce2">
            <text:p>0.652</text:p>
          </table:table-cell>
          <table:table-cell office:value-type="float" office:value="0.80434782608695599" table:style-name="ce2">
            <text:p>0.804</text:p>
          </table:table-cell>
          <table:table-cell office:value-type="float" office:value="0.54347826086956497" table:style-name="ce2">
            <text:p>0.543</text:p>
          </table:table-cell>
          <table:table-cell office:value-type="float" office:value="0.434782608695652" table:style-name="ce2">
            <text:p>0.435</text:p>
          </table:table-cell>
          <table:table-cell office:value-type="float" office:value="0.25" table:style-name="ce2">
            <text:p>0.250</text:p>
          </table:table-cell>
          <table:table-cell office:value-type="float" office:value="0.25" table:style-name="ce2">
            <text:p>0.25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env10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6797207716298395" table:style-name="ce2">
            <text:p>0.968</text:p>
          </table:table-cell>
          <table:table-cell office:value-type="float" office:value="0.20502254535717701" table:style-name="ce2">
            <text:p>0.205</text:p>
          </table:table-cell>
          <table:table-cell office:value-type="float" office:value="0.90217391304347805" table:style-name="ce2">
            <text:p>0.902</text:p>
          </table:table-cell>
          <table:table-cell office:value-type="float" office:value="0.69565217391304301" table:style-name="ce2">
            <text:p>0.696</text:p>
          </table:table-cell>
          <table:table-cell office:value-type="float" office:value="0.434782608695652" table:style-name="ce2">
            <text:p>0.435</text:p>
          </table:table-cell>
          <table:table-cell office:value-type="float" office:value="0.217391304347826" table:style-name="ce2">
            <text:p>0.217</text:p>
          </table:table-cell>
          <table:table-cell office:value-type="float" office:value="8.6956521739130405E-2" table:style-name="ce2">
            <text:p>0.08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76118048575498" table:style-name="ce2">
            <text:p>0.976</text:p>
          </table:table-cell>
          <table:table-cell office:value-type="float" office:value="0.30130579166500898" table:style-name="ce2">
            <text:p>0.301</text:p>
          </table:table-cell>
          <table:table-cell office:value-type="float" office:value="0.94565217391304301" table:style-name="ce2">
            <text:p>0.946</text:p>
          </table:table-cell>
          <table:table-cell office:value-type="float" office:value="0.69565217391304301" table:style-name="ce2">
            <text:p>0.696</text:p>
          </table:table-cell>
          <table:table-cell office:value-type="float" office:value="0.51086956521739102" table:style-name="ce2">
            <text:p>0.511</text:p>
          </table:table-cell>
          <table:table-cell office:value-type="float" office:value="0.34782608695652101" table:style-name="ce2">
            <text:p>0.348</text:p>
          </table:table-cell>
          <table:table-cell office:value-type="float" office:value="0.16304347826086901" table:style-name="ce2">
            <text:p>0.1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8340785117737595" table:style-name="ce2">
            <text:p>0.983</text:p>
          </table:table-cell>
          <table:table-cell office:value-type="float" office:value="0.29551026380628498" table:style-name="ce2">
            <text:p>0.296</text:p>
          </table:table-cell>
          <table:table-cell office:value-type="float" office:value="0.96739130434782605" table:style-name="ce2">
            <text:p>0.967</text:p>
          </table:table-cell>
          <table:table-cell office:value-type="float" office:value="0.76086956521739102" table:style-name="ce2">
            <text:p>0.761</text:p>
          </table:table-cell>
          <table:table-cell office:value-type="float" office:value="0.467391304347826" table:style-name="ce2">
            <text:p>0.467</text:p>
          </table:table-cell>
          <table:table-cell office:value-type="float" office:value="0.35869565217391303" table:style-name="ce2">
            <text:p>0.359</text:p>
          </table:table-cell>
          <table:table-cell office:value-type="float" office:value="0.16304347826086901" table:style-name="ce2">
            <text:p>0.1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8821861748525397" table:style-name="ce2">
            <text:p>0.988</text:p>
          </table:table-cell>
          <table:table-cell office:value-type="float" office:value="0.19480463819748001" table:style-name="ce2">
            <text:p>0.195</text:p>
          </table:table-cell>
          <table:table-cell office:value-type="float" office:value="0.98913043478260798" table:style-name="ce2">
            <text:p>0.989</text:p>
          </table:table-cell>
          <table:table-cell office:value-type="float" office:value="0.77173913043478204" table:style-name="ce2">
            <text:p>0.772</text:p>
          </table:table-cell>
          <table:table-cell office:value-type="float" office:value="0.42391304347825998" table:style-name="ce2">
            <text:p>0.424</text:p>
          </table:table-cell>
          <table:table-cell office:value-type="float" office:value="0.23913043478260801" table:style-name="ce2">
            <text:p>0.239</text:p>
          </table:table-cell>
          <table:table-cell office:value-type="float" office:value="0.119565217391304" table:style-name="ce2">
            <text:p>0.1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4893164352193404" table:style-name="ce2">
            <text:p>0.949</text:p>
          </table:table-cell>
          <table:table-cell office:value-type="float" office:value="0.16100422720041299" table:style-name="ce2">
            <text:p>0.161</text:p>
          </table:table-cell>
          <table:table-cell office:value-type="float" office:value="0.84782608695652095" table:style-name="ce2">
            <text:p>0.848</text:p>
          </table:table-cell>
          <table:table-cell office:value-type="float" office:value="0.61956521739130399" table:style-name="ce2">
            <text:p>0.620</text:p>
          </table:table-cell>
          <table:table-cell office:value-type="float" office:value="0.36956521739130399" table:style-name="ce2">
            <text:p>0.370</text:p>
          </table:table-cell>
          <table:table-cell office:value-type="float" office:value="0.217391304347826" table:style-name="ce2">
            <text:p>0.217</text:p>
          </table:table-cell>
          <table:table-cell office:value-type="float" office:value="9.7826086956521702E-2" table:style-name="ce2">
            <text:p>0.09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7148843505865101" table:style-name="ce2">
            <text:p>0.971</text:p>
          </table:table-cell>
          <table:table-cell office:value-type="float" office:value="0.10282996850060599" table:style-name="ce2">
            <text:p>0.103</text:p>
          </table:table-cell>
          <table:table-cell office:value-type="float" office:value="0.94565217391304301" table:style-name="ce2">
            <text:p>0.946</text:p>
          </table:table-cell>
          <table:table-cell office:value-type="float" office:value="0.58695652173913004" table:style-name="ce2">
            <text:p>0.587</text:p>
          </table:table-cell>
          <table:table-cell office:value-type="float" office:value="0.33695652173912999" table:style-name="ce2">
            <text:p>0.337</text:p>
          </table:table-cell>
          <table:table-cell office:value-type="float" office:value="8.6956521739130405E-2" table:style-name="ce2">
            <text:p>0.087</text:p>
          </table:table-cell>
          <table:table-cell office:value-type="float" office:value="5.4347826086956499E-2" table:style-name="ce2">
            <text:p>0.05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92" table:formula="of:=[.B7]" table:style-name="ce5">
            <text:p>92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7268944549694947" table:formula="of:=AVERAGE([.D2:.D7])" table:style-name="ce6">
            <text:p>0.973</text:p>
          </table:table-cell>
          <table:table-cell office:value-type="float" office:value="0.21007957245449502" table:formula="of:=AVERAGE([.E2:.E7])" table:style-name="ce6">
            <text:p>0.210</text:p>
          </table:table-cell>
          <table:table-cell office:value-type="float" office:value="0.9329710144927531" table:formula="of:=AVERAGE([.F2:.F7])" table:style-name="ce6">
            <text:p>0.933</text:p>
          </table:table-cell>
          <table:table-cell office:value-type="float" office:value="0.68840579710144878" table:formula="of:=AVERAGE([.G2:.G7])" table:style-name="ce6">
            <text:p>0.688</text:p>
          </table:table-cell>
          <table:table-cell office:value-type="float" office:value="0.42391304347826048" table:formula="of:=AVERAGE([.H2:.H7])" table:style-name="ce6">
            <text:p>0.424</text:p>
          </table:table-cell>
          <table:table-cell office:value-type="float" office:value="0.24456521739130407" table:formula="of:=AVERAGE([.I2:.I7])" table:style-name="ce6">
            <text:p>0.245</text:p>
          </table:table-cell>
          <table:table-cell office:value-type="float" office:value="0.11413043478260844" table:formula="of:=AVERAGE([.J2:.J7])" table:style-name="ce6">
            <text:p>0.1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8495914752236002" table:style-name="ce2">
            <text:p>0.985</text:p>
          </table:table-cell>
          <table:table-cell office:value-type="float" office:value="0.28474386841622101" table:style-name="ce2">
            <text:p>0.285</text:p>
          </table:table-cell>
          <table:table-cell office:value-type="float" office:value="0.95652173913043403" table:style-name="ce2">
            <text:p>0.957</text:p>
          </table:table-cell>
          <table:table-cell office:value-type="float" office:value="0.76086956521739102" table:style-name="ce2">
            <text:p>0.761</text:p>
          </table:table-cell>
          <table:table-cell office:value-type="float" office:value="0.48913043478260798" table:style-name="ce2">
            <text:p>0.489</text:p>
          </table:table-cell>
          <table:table-cell office:value-type="float" office:value="0.282608695652173" table:style-name="ce2">
            <text:p>0.283</text:p>
          </table:table-cell>
          <table:table-cell office:value-type="float" office:value="0.20652173913043401" table:style-name="ce2">
            <text:p>0.207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66386399293095" table:style-name="ce2">
            <text:p>0.664</text:p>
          </table:table-cell>
          <table:table-cell office:value-type="float" office:value="0.29145128874620102" table:style-name="ce2">
            <text:p>0.291</text:p>
          </table:table-cell>
          <table:table-cell office:value-type="float" office:value="0.42391304347825998" table:style-name="ce2">
            <text:p>0.424</text:p>
          </table:table-cell>
          <table:table-cell office:value-type="float" office:value="0.25" table:style-name="ce2">
            <text:p>0.250</text:p>
          </table:table-cell>
          <table:table-cell office:value-type="float" office:value="0.108695652173913" table:style-name="ce2">
            <text:p>0.109</text:p>
          </table:table-cell>
          <table:table-cell office:value-type="float" office:value="4.3478260869565202E-2" table:style-name="ce2">
            <text:p>0.043</text:p>
          </table:table-cell>
          <table:table-cell office:value-type="float" office:value="4.3478260869565202E-2" table:style-name="ce2">
            <text:p>0.0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72263448325609003" table:style-name="ce2">
            <text:p>0.723</text:p>
          </table:table-cell>
          <table:table-cell office:value-type="float" office:value="0.41756841135408901" table:style-name="ce2">
            <text:p>0.418</text:p>
          </table:table-cell>
          <table:table-cell office:value-type="float" office:value="0.54347826086956497" table:style-name="ce2">
            <text:p>0.543</text:p>
          </table:table-cell>
          <table:table-cell office:value-type="float" office:value="0.33695652173912999" table:style-name="ce2">
            <text:p>0.337</text:p>
          </table:table-cell>
          <table:table-cell office:value-type="float" office:value="0.27173913043478198" table:style-name="ce2">
            <text:p>0.272</text:p>
          </table:table-cell>
          <table:table-cell office:value-type="float" office:value="0.17391304347826" table:style-name="ce2">
            <text:p>0.174</text:p>
          </table:table-cell>
          <table:table-cell office:value-type="float" office:value="0.17391304347826" table:style-name="ce2">
            <text:p>0.1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84847528537680506" table:style-name="ce2">
            <text:p>0.848</text:p>
          </table:table-cell>
          <table:table-cell office:value-type="float" office:value="0.33277776307238999" table:style-name="ce2">
            <text:p>0.333</text:p>
          </table:table-cell>
          <table:table-cell office:value-type="float" office:value="0.57608695652173902" table:style-name="ce2">
            <text:p>0.576</text:p>
          </table:table-cell>
          <table:table-cell office:value-type="float" office:value="0.27173913043478198" table:style-name="ce2">
            <text:p>0.272</text:p>
          </table:table-cell>
          <table:table-cell office:value-type="float" office:value="6.5217391304347797E-2" table:style-name="ce2">
            <text:p>0.065</text:p>
          </table:table-cell>
          <table:table-cell office:value-type="float" office:value="3.2608695652173898E-2" table:style-name="ce2">
            <text:p>0.033</text:p>
          </table:table-cell>
          <table:table-cell office:value-type="float" office:value="3.2608695652173898E-2" table:style-name="ce2">
            <text:p>0.0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69082376066218198" table:style-name="ce2">
            <text:p>0.691</text:p>
          </table:table-cell>
          <table:table-cell office:value-type="float" office:value="0.229626803479273" table:style-name="ce2">
            <text:p>0.230</text:p>
          </table:table-cell>
          <table:table-cell office:value-type="float" office:value="0.434782608695652" table:style-name="ce2">
            <text:p>0.435</text:p>
          </table:table-cell>
          <table:table-cell office:value-type="float" office:value="0.20652173913043401" table:style-name="ce2">
            <text:p>0.207</text:p>
          </table:table-cell>
          <table:table-cell office:value-type="float" office:value="5.4347826086956499E-2" table:style-name="ce2">
            <text:p>0.054</text:p>
          </table:table-cell>
          <table:table-cell office:value-type="float" office:value="1.0869565217391301E-2" table:style-name="ce2">
            <text:p>0.011</text:p>
          </table:table-cell>
          <table:table-cell office:value-type="float" office:value="1.0869565217391301E-2" table:style-name="ce2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72846374407155601" table:style-name="ce2">
            <text:p>0.728</text:p>
          </table:table-cell>
          <table:table-cell office:value-type="float" office:value="0.26101711647348302" table:style-name="ce2">
            <text:p>0.261</text:p>
          </table:table-cell>
          <table:table-cell office:value-type="float" office:value="0.47826086956521702" table:style-name="ce2">
            <text:p>0.478</text:p>
          </table:table-cell>
          <table:table-cell office:value-type="float" office:value="0.25" table:style-name="ce2">
            <text:p>0.250</text:p>
          </table:table-cell>
          <table:table-cell office:value-type="float" office:value="4.3478260869565202E-2" table:style-name="ce2">
            <text:p>0.043</text:p>
          </table:table-cell>
          <table:table-cell office:value-type="float" office:value="1.0869565217391301E-2" table:style-name="ce2">
            <text:p>0.011</text:p>
          </table:table-cell>
          <table:table-cell office:value-type="float" office:value="1.0869565217391301E-2" table:style-name="ce2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625200620345157" table:style-name="ce2">
            <text:p>0.625</text:p>
          </table:table-cell>
          <table:table-cell office:value-type="float" office:value="8.9788496018824701E-2" table:style-name="ce2">
            <text:p>0.090</text:p>
          </table:table-cell>
          <table:table-cell office:value-type="float" office:value="0.35869565217391303" table:style-name="ce2">
            <text:p>0.359</text:p>
          </table:table-cell>
          <table:table-cell office:value-type="float" office:value="4.3478260869565202E-2" table:style-name="ce2">
            <text:p>0.043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92" table:formula="of:=[.B7]" table:style-name="ce5">
            <text:p>92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71324364777379001" table:formula="of:=AVERAGE([.D2:.D7])" table:style-name="ce6">
            <text:p>0.713</text:p>
          </table:table-cell>
          <table:table-cell office:value-type="float" office:value="0.2703716465240435" table:formula="of:=AVERAGE([.E2:.E7])" table:style-name="ce6">
            <text:p>0.270</text:p>
          </table:table-cell>
          <table:table-cell office:value-type="float" office:value="0.46920289855072433" table:formula="of:=AVERAGE([.F2:.F7])" table:style-name="ce6">
            <text:p>0.469</text:p>
          </table:table-cell>
          <table:table-cell office:value-type="float" office:value="0.22644927536231851" table:formula="of:=AVERAGE([.G2:.G7])" table:style-name="ce6">
            <text:p>0.226</text:p>
          </table:table-cell>
          <table:table-cell office:value-type="float" office:value="9.0579710144927425E-2" table:formula="of:=AVERAGE([.H2:.H7])" table:style-name="ce6">
            <text:p>0.091</text:p>
          </table:table-cell>
          <table:table-cell office:value-type="float" office:value="4.5289855072463615E-2" table:formula="of:=AVERAGE([.I2:.I7])" table:style-name="ce6">
            <text:p>0.045</text:p>
          </table:table-cell>
          <table:table-cell office:value-type="float" office:value="4.5289855072463615E-2" table:formula="of:=AVERAGE([.J2:.J7])" table:style-name="ce6">
            <text:p>0.0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92" table:style-name="ce1">
            <text:p>92</text:p>
          </table:table-cell>
          <table:table-cell office:value-type="float" office:value="2411" table:style-name="ce1">
            <text:p>2411</text:p>
          </table:table-cell>
          <table:table-cell office:value-type="float" office:value="0.77781184065785403" table:style-name="ce2">
            <text:p>0.778</text:p>
          </table:table-cell>
          <table:table-cell office:value-type="float" office:value="0.34265853784058697" table:style-name="ce2">
            <text:p>0.343</text:p>
          </table:table-cell>
          <table:table-cell office:value-type="float" office:value="0.53260869565217395" table:style-name="ce2">
            <text:p>0.533</text:p>
          </table:table-cell>
          <table:table-cell office:value-type="float" office:value="0.29347826086956502" table:style-name="ce2">
            <text:p>0.293</text:p>
          </table:table-cell>
          <table:table-cell office:value-type="float" office:value="0.184782608695652" table:style-name="ce2">
            <text:p>0.185</text:p>
          </table:table-cell>
          <table:table-cell office:value-type="float" office:value="1.0869565217391301E-2" table:style-name="ce2">
            <text:p>0.011</text:p>
          </table:table-cell>
          <table:table-cell office:value-type="float" office:value="1.0869565217391301E-2" table:style-name="ce2">
            <text:p>0.011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ctm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12950403463337" table:style-name="ce2">
            <text:p>0.913</text:p>
          </table:table-cell>
          <table:table-cell office:value-type="float" office:value="3.9364191573972501E-2" table:style-name="ce2">
            <text:p>0.039</text:p>
          </table:table-cell>
          <table:table-cell office:value-type="float" office:value="0.70652173913043403" table:style-name="ce2">
            <text:p>0.707</text:p>
          </table:table-cell>
          <table:table-cell office:value-type="float" office:value="0.42391304347825998" table:style-name="ce2">
            <text:p>0.424</text:p>
          </table:table-cell>
          <table:table-cell office:value-type="float" office:value="0.23913043478260801" table:style-name="ce2">
            <text:p>0.239</text:p>
          </table:table-cell>
          <table:table-cell office:value-type="float" office:value="0.108695652173913" table:style-name="ce2">
            <text:p>0.109</text:p>
          </table:table-cell>
          <table:table-cell office:value-type="float" office:value="1.0869565217391301E-2" table:style-name="ce2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4618793820231195" table:style-name="ce2">
            <text:p>0.946</text:p>
          </table:table-cell>
          <table:table-cell office:value-type="float" office:value="7.1972831976243795E-2" table:style-name="ce2">
            <text:p>0.072</text:p>
          </table:table-cell>
          <table:table-cell office:value-type="float" office:value="0.86956521739130399" table:style-name="ce2">
            <text:p>0.870</text:p>
          </table:table-cell>
          <table:table-cell office:value-type="float" office:value="0.54347826086956497" table:style-name="ce2">
            <text:p>0.543</text:p>
          </table:table-cell>
          <table:table-cell office:value-type="float" office:value="0.32608695652173902" table:style-name="ce2">
            <text:p>0.326</text:p>
          </table:table-cell>
          <table:table-cell office:value-type="float" office:value="0.13043478260869501" table:style-name="ce2">
            <text:p>0.130</text:p>
          </table:table-cell>
          <table:table-cell office:value-type="float" office:value="1.0869565217391301E-2" table:style-name="ce2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7838126519674695" table:style-name="ce2">
            <text:p>0.978</text:p>
          </table:table-cell>
          <table:table-cell office:value-type="float" office:value="2.0218292736807201E-2" table:style-name="ce2">
            <text:p>0.020</text:p>
          </table:table-cell>
          <table:table-cell office:value-type="float" office:value="0.96739130434782605" table:style-name="ce2">
            <text:p>0.967</text:p>
          </table:table-cell>
          <table:table-cell office:value-type="float" office:value="0.52173913043478204" table:style-name="ce2">
            <text:p>0.522</text:p>
          </table:table-cell>
          <table:table-cell office:value-type="float" office:value="0.15217391304347799" table:style-name="ce2">
            <text:p>0.152</text:p>
          </table:table-cell>
          <table:table-cell office:value-type="float" office:value="4.3478260869565202E-2" table:style-name="ce2">
            <text:p>0.043</text:p>
          </table:table-cell>
          <table:table-cell office:value-type="float" office:value="1.0869565217391301E-2" table:style-name="ce2">
            <text:p>0.0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4973857765401304" table:style-name="ce2">
            <text:p>0.950</text:p>
          </table:table-cell>
          <table:table-cell office:value-type="float" office:value="1.4200993604618E-2" table:style-name="ce2">
            <text:p>0.014</text:p>
          </table:table-cell>
          <table:table-cell office:value-type="float" office:value="0.81521739130434701" table:style-name="ce2">
            <text:p>0.815</text:p>
          </table:table-cell>
          <table:table-cell office:value-type="float" office:value="0.44565217391304301" table:style-name="ce2">
            <text:p>0.446</text:p>
          </table:table-cell>
          <table:table-cell office:value-type="float" office:value="0.184782608695652" table:style-name="ce2">
            <text:p>0.185</text:p>
          </table:table-cell>
          <table:table-cell office:value-type="float" office:value="2.1739130434782601E-2" table:style-name="ce2">
            <text:p>0.022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4873138603488205" table:style-name="ce2">
            <text:p>0.949</text:p>
          </table:table-cell>
          <table:table-cell office:value-type="float" office:value="2.5250084866956599E-2" table:style-name="ce2">
            <text:p>0.025</text:p>
          </table:table-cell>
          <table:table-cell office:value-type="float" office:value="0.86956521739130399" table:style-name="ce2">
            <text:p>0.870</text:p>
          </table:table-cell>
          <table:table-cell office:value-type="float" office:value="0.5" table:style-name="ce2">
            <text:p>0.500</text:p>
          </table:table-cell>
          <table:table-cell office:value-type="float" office:value="0.23913043478260801" table:style-name="ce2">
            <text:p>0.239</text:p>
          </table:table-cell>
          <table:table-cell office:value-type="float" office:value="4.3478260869565202E-2" table:style-name="ce2">
            <text:p>0.043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2979126137033896" table:style-name="ce2">
            <text:p>0.930</text:p>
          </table:table-cell>
          <table:table-cell office:value-type="float" office:value="3.8130832609868299E-3" table:style-name="ce2">
            <text:p>0.004</text:p>
          </table:table-cell>
          <table:table-cell office:value-type="float" office:value="0.76086956521739102" table:style-name="ce2">
            <text:p>0.761</text:p>
          </table:table-cell>
          <table:table-cell office:value-type="float" office:value="0.31521739130434701" table:style-name="ce2">
            <text:p>0.315</text:p>
          </table:table-cell>
          <table:table-cell office:value-type="float" office:value="3.2608695652173898E-2" table:style-name="ce2">
            <text:p>0.033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92" table:formula="of:=[.B7]" table:style-name="ce5">
            <text:p>92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4429680532027171" table:formula="of:=AVERAGE([.D2:.D7])" table:style-name="ce6">
            <text:p>0.944</text:p>
          </table:table-cell>
          <table:table-cell office:value-type="float" office:value="2.9136579669930818E-2" table:formula="of:=AVERAGE([.E2:.E7])" table:style-name="ce6">
            <text:p>0.029</text:p>
          </table:table-cell>
          <table:table-cell office:value-type="float" office:value="0.83152173913043426" table:formula="of:=AVERAGE([.F2:.F7])" table:style-name="ce6">
            <text:p>0.832</text:p>
          </table:table-cell>
          <table:table-cell office:value-type="float" office:value="0.45833333333333287" table:formula="of:=AVERAGE([.G2:.G7])" table:style-name="ce6">
            <text:p>0.458</text:p>
          </table:table-cell>
          <table:table-cell office:value-type="float" office:value="0.19565217391304315" table:formula="of:=AVERAGE([.H2:.H7])" table:style-name="ce6">
            <text:p>0.196</text:p>
          </table:table-cell>
          <table:table-cell office:value-type="float" office:value="5.7971014492753499E-2" table:formula="of:=AVERAGE([.I2:.I7])" table:style-name="ce6">
            <text:p>0.058</text:p>
          </table:table-cell>
          <table:table-cell office:value-type="float" office:value="5.4347826086956512E-3" table:formula="of:=AVERAGE([.J2:.J7])" table:style-name="ce6">
            <text:p>0.0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92" table:style-name="ce1">
            <text:p>92</text:p>
          </table:table-cell>
          <table:table-cell office:value-type="float" office:value="437236" table:style-name="ce1">
            <text:p>437236</text:p>
          </table:table-cell>
          <table:table-cell office:value-type="float" office:value="0.96105306973808202" table:style-name="ce2">
            <text:p>0.961</text:p>
          </table:table-cell>
          <table:table-cell office:value-type="float" office:value="3.0467446506104001E-2" table:style-name="ce2">
            <text:p>0.030</text:p>
          </table:table-cell>
          <table:table-cell office:value-type="float" office:value="0.86956521739130399" table:style-name="ce2">
            <text:p>0.870</text:p>
          </table:table-cell>
          <table:table-cell office:value-type="float" office:value="0.467391304347826" table:style-name="ce2">
            <text:p>0.467</text:p>
          </table:table-cell>
          <table:table-cell office:value-type="float" office:value="0.217391304347826" table:style-name="ce2">
            <text:p>0.217</text:p>
          </table:table-cell>
          <table:table-cell office:value-type="float" office:value="6.5217391304347797E-2" table:style-name="ce2">
            <text:p>0.065</text:p>
          </table:table-cell>
          <table:table-cell office:value-type="float" office:value="1.0869565217391301E-2" table:style-name="ce2">
            <text:p>0.011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env5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890762424358442" table:style-name="ce2">
            <text:p>0.891</text:p>
          </table:table-cell>
          <table:table-cell office:value-type="float" office:value="0.50191623464567303" table:style-name="ce2">
            <text:p>0.502</text:p>
          </table:table-cell>
          <table:table-cell office:value-type="float" office:value="0.75641025641025605" table:style-name="ce2">
            <text:p>0.756</text:p>
          </table:table-cell>
          <table:table-cell office:value-type="float" office:value="0.5" table:style-name="ce2">
            <text:p>0.500</text:p>
          </table:table-cell>
          <table:table-cell office:value-type="float" office:value="0.16666666666666599" table:style-name="ce2">
            <text:p>0.167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3904540088695998" table:style-name="ce2">
            <text:p>0.939</text:p>
          </table:table-cell>
          <table:table-cell office:value-type="float" office:value="0.75827887277690897" table:style-name="ce2">
            <text:p>0.758</text:p>
          </table:table-cell>
          <table:table-cell office:value-type="float" office:value="0.87179487179487103" table:style-name="ce2">
            <text:p>0.872</text:p>
          </table:table-cell>
          <table:table-cell office:value-type="float" office:value="0.69230769230769196" table:style-name="ce2">
            <text:p>0.692</text:p>
          </table:table-cell>
          <table:table-cell office:value-type="float" office:value="0.512820512820512" table:style-name="ce2">
            <text:p>0.513</text:p>
          </table:table-cell>
          <table:table-cell office:value-type="float" office:value="0.269230769230769" table:style-name="ce2">
            <text:p>0.269</text:p>
          </table:table-cell>
          <table:table-cell office:value-type="float" office:value="0.269230769230769" table:style-name="ce2">
            <text:p>0.2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6403237299131095" table:style-name="ce2">
            <text:p>0.964</text:p>
          </table:table-cell>
          <table:table-cell office:value-type="float" office:value="0.78388920218229297" table:style-name="ce2">
            <text:p>0.784</text:p>
          </table:table-cell>
          <table:table-cell office:value-type="float" office:value="0.91025641025641002" table:style-name="ce2">
            <text:p>0.910</text:p>
          </table:table-cell>
          <table:table-cell office:value-type="float" office:value="0.79487179487179405" table:style-name="ce2">
            <text:p>0.795</text:p>
          </table:table-cell>
          <table:table-cell office:value-type="float" office:value="0.35897435897435898" table:style-name="ce2">
            <text:p>0.359</text:p>
          </table:table-cell>
          <table:table-cell office:value-type="float" office:value="0.141025641025641" table:style-name="ce2">
            <text:p>0.141</text:p>
          </table:table-cell>
          <table:table-cell office:value-type="float" office:value="0.141025641025641" table:style-name="ce2">
            <text:p>0.1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873422029373916" table:style-name="ce2">
            <text:p>0.873</text:p>
          </table:table-cell>
          <table:table-cell office:value-type="float" office:value="0.46402086683086002" table:style-name="ce2">
            <text:p>0.464</text:p>
          </table:table-cell>
          <table:table-cell office:value-type="float" office:value="0.71794871794871795" table:style-name="ce2">
            <text:p>0.718</text:p>
          </table:table-cell>
          <table:table-cell office:value-type="float" office:value="0.41025641025641002" table:style-name="ce2">
            <text:p>0.410</text:p>
          </table:table-cell>
          <table:table-cell office:value-type="float" office:value="0.141025641025641" table:style-name="ce2">
            <text:p>0.141</text:p>
          </table:table-cell>
          <table:table-cell office:value-type="float" office:value="1.2820512820512799E-2" table:style-name="ce2">
            <text:p>0.013</text:p>
          </table:table-cell>
          <table:table-cell office:value-type="float" office:value="1.2820512820512799E-2" table:style-name="ce2">
            <text:p>0.0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27772283019068" table:style-name="ce2">
            <text:p>0.928</text:p>
          </table:table-cell>
          <table:table-cell office:value-type="float" office:value="0.56856426311234398" table:style-name="ce2">
            <text:p>0.569</text:p>
          </table:table-cell>
          <table:table-cell office:value-type="float" office:value="0.83333333333333304" table:style-name="ce2">
            <text:p>0.833</text:p>
          </table:table-cell>
          <table:table-cell office:value-type="float" office:value="0.512820512820512" table:style-name="ce2">
            <text:p>0.513</text:p>
          </table:table-cell>
          <table:table-cell office:value-type="float" office:value="0.17948717948717899" table:style-name="ce2">
            <text:p>0.179</text:p>
          </table:table-cell>
          <table:table-cell office:value-type="float" office:value="3.8461538461538401E-2" table:style-name="ce2">
            <text:p>0.038</text:p>
          </table:table-cell>
          <table:table-cell office:value-type="float" office:value="3.8461538461538401E-2" table:style-name="ce2">
            <text:p>0.0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86372289400078694" table:style-name="ce2">
            <text:p>0.864</text:p>
          </table:table-cell>
          <table:table-cell office:value-type="float" office:value="0.27742937200957402" table:style-name="ce2">
            <text:p>0.277</text:p>
          </table:table-cell>
          <table:table-cell office:value-type="float" office:value="0.74358974358974295" table:style-name="ce2">
            <text:p>0.744</text:p>
          </table:table-cell>
          <table:table-cell office:value-type="float" office:value="0.19230769230769201" table:style-name="ce2">
            <text:p>0.192</text:p>
          </table:table-cell>
          <table:table-cell office:value-type="float" office:value="3.8461538461538401E-2" table:style-name="ce2">
            <text:p>0.038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2.5641025641025599E-2" table:style-name="ce2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78" table:formula="of:=[.B7]" table:style-name="ce5">
            <text:p>78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90979290077174735" table:formula="of:=AVERAGE([.D2:.D7])" table:style-name="ce6">
            <text:p>0.910</text:p>
          </table:table-cell>
          <table:table-cell office:value-type="float" office:value="0.55901646859294207" table:formula="of:=AVERAGE([.E2:.E7])" table:style-name="ce6">
            <text:p>0.559</text:p>
          </table:table-cell>
          <table:table-cell office:value-type="float" office:value="0.80555555555555503" table:formula="of:=AVERAGE([.F2:.F7])" table:style-name="ce6">
            <text:p>0.806</text:p>
          </table:table-cell>
          <table:table-cell office:value-type="float" office:value="0.5170940170940167" table:formula="of:=AVERAGE([.G2:.G7])" table:style-name="ce6">
            <text:p>0.517</text:p>
          </table:table-cell>
          <table:table-cell office:value-type="float" office:value="0.23290598290598255" table:formula="of:=AVERAGE([.H2:.H7])" table:style-name="ce6">
            <text:p>0.233</text:p>
          </table:table-cell>
          <table:table-cell office:value-type="float" office:value="8.119658119658113E-2" table:formula="of:=AVERAGE([.I2:.I7])" table:style-name="ce6">
            <text:p>0.081</text:p>
          </table:table-cell>
          <table:table-cell office:value-type="float" office:value="8.119658119658113E-2" table:formula="of:=AVERAGE([.J2:.J7])" table:style-name="ce6">
            <text:p>0.0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4436290931521105" table:style-name="ce2">
            <text:p>0.944</text:p>
          </table:table-cell>
          <table:table-cell office:value-type="float" office:value="0.70055337784373395" table:style-name="ce2">
            <text:p>0.701</text:p>
          </table:table-cell>
          <table:table-cell office:value-type="float" office:value="0.89743589743589702" table:style-name="ce2">
            <text:p>0.897</text:p>
          </table:table-cell>
          <table:table-cell office:value-type="float" office:value="0.60256410256410198" table:style-name="ce2">
            <text:p>0.603</text:p>
          </table:table-cell>
          <table:table-cell office:value-type="float" office:value="0.41025641025641002" table:style-name="ce2">
            <text:p>0.410</text:p>
          </table:table-cell>
          <table:table-cell office:value-type="float" office:value="7.69230769230769E-2" table:style-name="ce2">
            <text:p>0.077</text:p>
          </table:table-cell>
          <table:table-cell office:value-type="float" office:value="7.69230769230769E-2" table:style-name="ce2">
            <text:p>0.077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env5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7366070685056305" table:style-name="ce2">
            <text:p>0.974</text:p>
          </table:table-cell>
          <table:table-cell office:value-type="float" office:value="5.5530618694196503E-2" table:style-name="ce2">
            <text:p>0.056</text:p>
          </table:table-cell>
          <table:table-cell office:value-type="float" office:value="0.94871794871794801" table:style-name="ce2">
            <text:p>0.949</text:p>
          </table:table-cell>
          <table:table-cell office:value-type="float" office:value="0.71794871794871795" table:style-name="ce2">
            <text:p>0.718</text:p>
          </table:table-cell>
          <table:table-cell office:value-type="float" office:value="0.34615384615384598" table:style-name="ce2">
            <text:p>0.346</text:p>
          </table:table-cell>
          <table:table-cell office:value-type="float" office:value="0.10256410256410201" table:style-name="ce2">
            <text:p>0.103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8912847277689098" table:style-name="ce2">
            <text:p>0.989</text:p>
          </table:table-cell>
          <table:table-cell office:value-type="float" office:value="0.18361866816285899" table:style-name="ce2">
            <text:p>0.184</text:p>
          </table:table-cell>
          <table:table-cell office:value-type="float" office:value="0.96153846153846101" table:style-name="ce2">
            <text:p>0.962</text:p>
          </table:table-cell>
          <table:table-cell office:value-type="float" office:value="0.89743589743589702" table:style-name="ce2">
            <text:p>0.897</text:p>
          </table:table-cell>
          <table:table-cell office:value-type="float" office:value="0.67948717948717896" table:style-name="ce2">
            <text:p>0.679</text:p>
          </table:table-cell>
          <table:table-cell office:value-type="float" office:value="0.17948717948717899" table:style-name="ce2">
            <text:p>0.179</text:p>
          </table:table-cell>
          <table:table-cell office:value-type="float" office:value="5.1282051282051197E-2" table:style-name="ce2">
            <text:p>0.0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9125696596170199" table:style-name="ce2">
            <text:p>0.991</text:p>
          </table:table-cell>
          <table:table-cell office:value-type="float" office:value="0.15791452113551899" table:style-name="ce2">
            <text:p>0.158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88461538461538403" table:style-name="ce2">
            <text:p>0.885</text:p>
          </table:table-cell>
          <table:table-cell office:value-type="float" office:value="0.57692307692307598" table:style-name="ce2">
            <text:p>0.577</text:p>
          </table:table-cell>
          <table:table-cell office:value-type="float" office:value="0.16666666666666599" table:style-name="ce2">
            <text:p>0.167</text:p>
          </table:table-cell>
          <table:table-cell office:value-type="float" office:value="6.4102564102564097E-2" table:style-name="ce2">
            <text:p>0.0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7398723355643602" table:style-name="ce2">
            <text:p>0.974</text:p>
          </table:table-cell>
          <table:table-cell office:value-type="float" office:value="5.1036462422711197E-2" table:style-name="ce2">
            <text:p>0.051</text:p>
          </table:table-cell>
          <table:table-cell office:value-type="float" office:value="0.93589743589743501" table:style-name="ce2">
            <text:p>0.936</text:p>
          </table:table-cell>
          <table:table-cell office:value-type="float" office:value="0.71794871794871795" table:style-name="ce2">
            <text:p>0.718</text:p>
          </table:table-cell>
          <table:table-cell office:value-type="float" office:value="0.34615384615384598" table:style-name="ce2">
            <text:p>0.346</text:p>
          </table:table-cell>
          <table:table-cell office:value-type="float" office:value="5.1282051282051197E-2" table:style-name="ce2">
            <text:p>0.051</text:p>
          </table:table-cell>
          <table:table-cell office:value-type="float" office:value="1.2820512820512799E-2" table:style-name="ce2">
            <text:p>0.0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8921928215261801" table:style-name="ce2">
            <text:p>0.989</text:p>
          </table:table-cell>
          <table:table-cell office:value-type="float" office:value="0.106345159185253" table:style-name="ce2">
            <text:p>0.106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84615384615384603" table:style-name="ce2">
            <text:p>0.846</text:p>
          </table:table-cell>
          <table:table-cell office:value-type="float" office:value="0.5" table:style-name="ce2">
            <text:p>0.500</text:p>
          </table:table-cell>
          <table:table-cell office:value-type="float" office:value="0.141025641025641" table:style-name="ce2">
            <text:p>0.141</text:p>
          </table:table-cell>
          <table:table-cell office:value-type="float" office:value="2.5641025641025599E-2" table:style-name="ce2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7194242456869495" table:style-name="ce2">
            <text:p>0.972</text:p>
          </table:table-cell>
          <table:table-cell office:value-type="float" office:value="1.58927837918427E-2" table:style-name="ce2">
            <text:p>0.016</text:p>
          </table:table-cell>
          <table:table-cell office:value-type="float" office:value="0.93589743589743501" table:style-name="ce2">
            <text:p>0.936</text:p>
          </table:table-cell>
          <table:table-cell office:value-type="float" office:value="0.66666666666666596" table:style-name="ce2">
            <text:p>0.667</text:p>
          </table:table-cell>
          <table:table-cell office:value-type="float" office:value="0.10256410256410201" table:style-name="ce2">
            <text:p>0.103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78" table:formula="of:=[.B7]" table:style-name="ce5">
            <text:p>78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8153251431115096" table:formula="of:=AVERAGE([.D2:.D7])" table:style-name="ce6">
            <text:p>0.982</text:p>
          </table:table-cell>
          <table:table-cell office:value-type="float" office:value="9.5056368898730217E-2" table:formula="of:=AVERAGE([.E2:.E7])" table:style-name="ce6">
            <text:p>0.095</text:p>
          </table:table-cell>
          <table:table-cell office:value-type="float" office:value="0.95940170940170899" table:formula="of:=AVERAGE([.F2:.F7])" table:style-name="ce6">
            <text:p>0.959</text:p>
          </table:table-cell>
          <table:table-cell office:value-type="float" office:value="0.78846153846153821" table:formula="of:=AVERAGE([.G2:.G7])" table:style-name="ce6">
            <text:p>0.788</text:p>
          </table:table-cell>
          <table:table-cell office:value-type="float" office:value="0.42521367521367487" table:formula="of:=AVERAGE([.H2:.H7])" table:style-name="ce6">
            <text:p>0.425</text:p>
          </table:table-cell>
          <table:table-cell office:value-type="float" office:value="0.11111111111111079" table:formula="of:=AVERAGE([.I2:.I7])" table:style-name="ce6">
            <text:p>0.111</text:p>
          </table:table-cell>
          <table:table-cell office:value-type="float" office:value="2.5641025641025616E-2" table:formula="of:=AVERAGE([.J2:.J7])" table:style-name="ce6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8368817895915295" table:style-name="ce2">
            <text:p>0.984</text:p>
          </table:table-cell>
          <table:table-cell office:value-type="float" office:value="0.11081750088709499" table:style-name="ce2">
            <text:p>0.111</text:p>
          </table:table-cell>
          <table:table-cell office:value-type="float" office:value="0.97435897435897401" table:style-name="ce2">
            <text:p>0.974</text:p>
          </table:table-cell>
          <table:table-cell office:value-type="float" office:value="0.87179487179487103" table:style-name="ce2">
            <text:p>0.872</text:p>
          </table:table-cell>
          <table:table-cell office:value-type="float" office:value="0.5" table:style-name="ce2">
            <text:p>0.500</text:p>
          </table:table-cell>
          <table:table-cell office:value-type="float" office:value="0.141025641025641" table:style-name="ce2">
            <text:p>0.141</text:p>
          </table:table-cell>
          <table:table-cell office:value-type="float" office:value="3.8461538461538401E-2" table:style-name="ce2">
            <text:p>0.038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env10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6673366727286203" table:style-name="ce2">
            <text:p>0.967</text:p>
          </table:table-cell>
          <table:table-cell office:value-type="float" office:value="0.800613386653238" table:style-name="ce2">
            <text:p>0.801</text:p>
          </table:table-cell>
          <table:table-cell office:value-type="float" office:value="0.94871794871794801" table:style-name="ce2">
            <text:p>0.949</text:p>
          </table:table-cell>
          <table:table-cell office:value-type="float" office:value="0.80769230769230704" table:style-name="ce2">
            <text:p>0.808</text:p>
          </table:table-cell>
          <table:table-cell office:value-type="float" office:value="0.30769230769230699" table:style-name="ce2">
            <text:p>0.308</text:p>
          </table:table-cell>
          <table:table-cell office:value-type="float" office:value="0.17948717948717899" table:style-name="ce2">
            <text:p>0.179</text:p>
          </table:table-cell>
          <table:table-cell office:value-type="float" office:value="0.17948717948717899" table:style-name="ce2">
            <text:p>0.1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6284125110338303" table:style-name="ce2">
            <text:p>0.963</text:p>
          </table:table-cell>
          <table:table-cell office:value-type="float" office:value="0.86314851886760602" table:style-name="ce2">
            <text:p>0.863</text:p>
          </table:table-cell>
          <table:table-cell office:value-type="float" office:value="0.94871794871794801" table:style-name="ce2">
            <text:p>0.949</text:p>
          </table:table-cell>
          <table:table-cell office:value-type="float" office:value="0.83333333333333304" table:style-name="ce2">
            <text:p>0.833</text:p>
          </table:table-cell>
          <table:table-cell office:value-type="float" office:value="0.64102564102564097" table:style-name="ce2">
            <text:p>0.641</text:p>
          </table:table-cell>
          <table:table-cell office:value-type="float" office:value="0.46153846153846101" table:style-name="ce2">
            <text:p>0.462</text:p>
          </table:table-cell>
          <table:table-cell office:value-type="float" office:value="0.46153846153846101" table:style-name="ce2">
            <text:p>0.4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824575396952" table:style-name="ce2">
            <text:p>0.982</text:p>
          </table:table-cell>
          <table:table-cell office:value-type="float" office:value="0.91881317878221702" table:style-name="ce2">
            <text:p>0.919</text:p>
          </table:table-cell>
          <table:table-cell office:value-type="float" office:value="0.97435897435897401" table:style-name="ce2">
            <text:p>0.974</text:p>
          </table:table-cell>
          <table:table-cell office:value-type="float" office:value="0.89743589743589702" table:style-name="ce2">
            <text:p>0.897</text:p>
          </table:table-cell>
          <table:table-cell office:value-type="float" office:value="0.76923076923076905" table:style-name="ce2">
            <text:p>0.769</text:p>
          </table:table-cell>
          <table:table-cell office:value-type="float" office:value="0.47435897435897401" table:style-name="ce2">
            <text:p>0.474</text:p>
          </table:table-cell>
          <table:table-cell office:value-type="float" office:value="0.47435897435897401" table:style-name="ce2">
            <text:p>0.4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5224345680587896" table:style-name="ce2">
            <text:p>0.952</text:p>
          </table:table-cell>
          <table:table-cell office:value-type="float" office:value="0.71570669310513602" table:style-name="ce2">
            <text:p>0.716</text:p>
          </table:table-cell>
          <table:table-cell office:value-type="float" office:value="0.85897435897435803" table:style-name="ce2">
            <text:p>0.859</text:p>
          </table:table-cell>
          <table:table-cell office:value-type="float" office:value="0.66666666666666596" table:style-name="ce2">
            <text:p>0.667</text:p>
          </table:table-cell>
          <table:table-cell office:value-type="float" office:value="0.39743589743589702" table:style-name="ce2">
            <text:p>0.397</text:p>
          </table:table-cell>
          <table:table-cell office:value-type="float" office:value="0.115384615384615" table:style-name="ce2">
            <text:p>0.115</text:p>
          </table:table-cell>
          <table:table-cell office:value-type="float" office:value="0.115384615384615" table:style-name="ce2">
            <text:p>0.1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5847025917536" table:style-name="ce2">
            <text:p>0.958</text:p>
          </table:table-cell>
          <table:table-cell office:value-type="float" office:value="0.72454625327733402" table:style-name="ce2">
            <text:p>0.725</text:p>
          </table:table-cell>
          <table:table-cell office:value-type="float" office:value="0.93589743589743501" table:style-name="ce2">
            <text:p>0.936</text:p>
          </table:table-cell>
          <table:table-cell office:value-type="float" office:value="0.69230769230769196" table:style-name="ce2">
            <text:p>0.692</text:p>
          </table:table-cell>
          <table:table-cell office:value-type="float" office:value="0.39743589743589702" table:style-name="ce2">
            <text:p>0.397</text:p>
          </table:table-cell>
          <table:table-cell office:value-type="float" office:value="0.115384615384615" table:style-name="ce2">
            <text:p>0.115</text:p>
          </table:table-cell>
          <table:table-cell office:value-type="float" office:value="0.115384615384615" table:style-name="ce2">
            <text:p>0.1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4973891033617297" table:style-name="ce2">
            <text:p>0.950</text:p>
          </table:table-cell>
          <table:table-cell office:value-type="float" office:value="0.59393266019429602" table:style-name="ce2">
            <text:p>0.594</text:p>
          </table:table-cell>
          <table:table-cell office:value-type="float" office:value="0.88461538461538403" table:style-name="ce2">
            <text:p>0.885</text:p>
          </table:table-cell>
          <table:table-cell office:value-type="float" office:value="0.55128205128205099" table:style-name="ce2">
            <text:p>0.551</text:p>
          </table:table-cell>
          <table:table-cell office:value-type="float" office:value="0.141025641025641" table:style-name="ce2">
            <text:p>0.141</text:p>
          </table:table-cell>
          <table:table-cell office:value-type="float" office:value="8.9743589743589702E-2" table:style-name="ce2">
            <text:p>0.090</text:p>
          </table:table-cell>
          <table:table-cell office:value-type="float" office:value="8.9743589743589702E-2" table:style-name="ce2">
            <text:p>0.09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78" table:formula="of:=[.B7]" table:style-name="ce5">
            <text:p>78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9620808473981427" table:formula="of:=AVERAGE([.D2:.D7])" table:style-name="ce6">
            <text:p>0.962</text:p>
          </table:table-cell>
          <table:table-cell office:value-type="float" office:value="0.76946011514663792" table:formula="of:=AVERAGE([.E2:.E7])" table:style-name="ce6">
            <text:p>0.769</text:p>
          </table:table-cell>
          <table:table-cell office:value-type="float" office:value="0.92521367521367459" table:formula="of:=AVERAGE([.F2:.F7])" table:style-name="ce6">
            <text:p>0.925</text:p>
          </table:table-cell>
          <table:table-cell office:value-type="float" office:value="0.74145299145299104" table:formula="of:=AVERAGE([.G2:.G7])" table:style-name="ce6">
            <text:p>0.741</text:p>
          </table:table-cell>
          <table:table-cell office:value-type="float" office:value="0.44230769230769201" table:formula="of:=AVERAGE([.H2:.H7])" table:style-name="ce6">
            <text:p>0.442</text:p>
          </table:table-cell>
          <table:table-cell office:value-type="float" office:value="0.23931623931623894" table:formula="of:=AVERAGE([.I2:.I7])" table:style-name="ce6">
            <text:p>0.239</text:p>
          </table:table-cell>
          <table:table-cell office:value-type="float" office:value="0.23931623931623894" table:formula="of:=AVERAGE([.J2:.J7])" table:style-name="ce6">
            <text:p>0.2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98063363430431005" table:style-name="ce2">
            <text:p>0.981</text:p>
          </table:table-cell>
          <table:table-cell office:value-type="float" office:value="0.88672120382881203" table:style-name="ce2">
            <text:p>0.887</text:p>
          </table:table-cell>
          <table:table-cell office:value-type="float" office:value="0.97435897435897401" table:style-name="ce2">
            <text:p>0.974</text:p>
          </table:table-cell>
          <table:table-cell office:value-type="float" office:value="0.85897435897435803" table:style-name="ce2">
            <text:p>0.859</text:p>
          </table:table-cell>
          <table:table-cell office:value-type="float" office:value="0.65384615384615297" table:style-name="ce2">
            <text:p>0.654</text:p>
          </table:table-cell>
          <table:table-cell office:value-type="float" office:value="0.243589743589743" table:style-name="ce2">
            <text:p>0.244</text:p>
          </table:table-cell>
          <table:table-cell office:value-type="float" office:value="0.243589743589743" table:style-name="ce2">
            <text:p>0.244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env10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9083655109920099" table:style-name="ce2">
            <text:p>0.991</text:p>
          </table:table-cell>
          <table:table-cell office:value-type="float" office:value="0.22357406614782099" table:style-name="ce2">
            <text:p>0.224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94871794871794801" table:style-name="ce2">
            <text:p>0.949</text:p>
          </table:table-cell>
          <table:table-cell office:value-type="float" office:value="0.60256410256410198" table:style-name="ce2">
            <text:p>0.603</text:p>
          </table:table-cell>
          <table:table-cell office:value-type="float" office:value="0.28205128205128199" table:style-name="ce2">
            <text:p>0.282</text:p>
          </table:table-cell>
          <table:table-cell office:value-type="float" office:value="3.8461538461538401E-2" table:style-name="ce2">
            <text:p>0.0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8879578850921501" table:style-name="ce2">
            <text:p>0.989</text:p>
          </table:table-cell>
          <table:table-cell office:value-type="float" office:value="0.35453478034044" table:style-name="ce2">
            <text:p>0.355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94871794871794801" table:style-name="ce2">
            <text:p>0.949</text:p>
          </table:table-cell>
          <table:table-cell office:value-type="float" office:value="0.74358974358974295" table:style-name="ce2">
            <text:p>0.744</text:p>
          </table:table-cell>
          <table:table-cell office:value-type="float" office:value="0.39743589743589702" table:style-name="ce2">
            <text:p>0.397</text:p>
          </table:table-cell>
          <table:table-cell office:value-type="float" office:value="0.15384615384615299" table:style-name="ce2">
            <text:p>0.1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9571304682960604" table:style-name="ce2">
            <text:p>0.996</text:p>
          </table:table-cell>
          <table:table-cell office:value-type="float" office:value="0.47537572661390998" table:style-name="ce2">
            <text:p>0.475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96153846153846101" table:style-name="ce2">
            <text:p>0.962</text:p>
          </table:table-cell>
          <table:table-cell office:value-type="float" office:value="0.85897435897435803" table:style-name="ce2">
            <text:p>0.859</text:p>
          </table:table-cell>
          <table:table-cell office:value-type="float" office:value="0.52564102564102499" table:style-name="ce2">
            <text:p>0.526</text:p>
          </table:table-cell>
          <table:table-cell office:value-type="float" office:value="0.21794871794871701" table:style-name="ce2">
            <text:p>0.2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93972069534237" table:style-name="ce2">
            <text:p>0.994</text:p>
          </table:table-cell>
          <table:table-cell office:value-type="float" office:value="0.14456667305434101" table:style-name="ce2">
            <text:p>0.145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85897435897435803" table:style-name="ce2">
            <text:p>0.859</text:p>
          </table:table-cell>
          <table:table-cell office:value-type="float" office:value="0.60256410256410198" table:style-name="ce2">
            <text:p>0.603</text:p>
          </table:table-cell>
          <table:table-cell office:value-type="float" office:value="0.20512820512820501" table:style-name="ce2">
            <text:p>0.205</text:p>
          </table:table-cell>
          <table:table-cell office:value-type="float" office:value="2.5641025641025599E-2" table:style-name="ce2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9115867954664305" table:style-name="ce2">
            <text:p>0.991</text:p>
          </table:table-cell>
          <table:table-cell office:value-type="float" office:value="0.246366992622536" table:style-name="ce2">
            <text:p>0.246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93589743589743501" table:style-name="ce2">
            <text:p>0.936</text:p>
          </table:table-cell>
          <table:table-cell office:value-type="float" office:value="0.67948717948717896" table:style-name="ce2">
            <text:p>0.679</text:p>
          </table:table-cell>
          <table:table-cell office:value-type="float" office:value="0.35897435897435898" table:style-name="ce2">
            <text:p>0.359</text:p>
          </table:table-cell>
          <table:table-cell office:value-type="float" office:value="5.1282051282051197E-2" table:style-name="ce2">
            <text:p>0.0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9171275748284504" table:style-name="ce2">
            <text:p>0.992</text:p>
          </table:table-cell>
          <table:table-cell office:value-type="float" office:value="0.110374079984491" table:style-name="ce2">
            <text:p>0.110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83333333333333304" table:style-name="ce2">
            <text:p>0.833</text:p>
          </table:table-cell>
          <table:table-cell office:value-type="float" office:value="0.46153846153846101" table:style-name="ce2">
            <text:p>0.462</text:p>
          </table:table-cell>
          <table:table-cell office:value-type="float" office:value="0.10256410256410201" table:style-name="ce2">
            <text:p>0.103</text:p>
          </table:table-cell>
          <table:table-cell office:value-type="float" office:value="5.1282051282051197E-2" table:style-name="ce2">
            <text:p>0.05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78" table:formula="of:=[.B7]" table:style-name="ce5">
            <text:p>78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920314821669578" table:formula="of:=AVERAGE([.D2:.D7])" table:style-name="ce6">
            <text:p>0.992</text:p>
          </table:table-cell>
          <table:table-cell office:value-type="float" office:value="0.25913205312725651" table:formula="of:=AVERAGE([.E2:.E7])" table:style-name="ce6">
            <text:p>0.259</text:p>
          </table:table-cell>
          <table:table-cell office:value-type="float" office:value="0.98717948717948711" table:formula="of:=AVERAGE([.F2:.F7])" table:style-name="ce6">
            <text:p>0.987</text:p>
          </table:table-cell>
          <table:table-cell office:value-type="float" office:value="0.91452991452991383" table:formula="of:=AVERAGE([.G2:.G7])" table:style-name="ce6">
            <text:p>0.915</text:p>
          </table:table-cell>
          <table:table-cell office:value-type="float" office:value="0.65811965811965745" table:formula="of:=AVERAGE([.H2:.H7])" table:style-name="ce6">
            <text:p>0.658</text:p>
          </table:table-cell>
          <table:table-cell office:value-type="float" office:value="0.31196581196581169" table:formula="of:=AVERAGE([.I2:.I7])" table:style-name="ce6">
            <text:p>0.312</text:p>
          </table:table-cell>
          <table:table-cell office:value-type="float" office:value="8.9743589743589411E-2" table:formula="of:=AVERAGE([.J2:.J7])" table:style-name="ce6">
            <text:p>0.0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9472232445729503" table:style-name="ce2">
            <text:p>0.995</text:p>
          </table:table-cell>
          <table:table-cell office:value-type="float" office:value="0.36655151718982698" table:style-name="ce2">
            <text:p>0.367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96153846153846101" table:style-name="ce2">
            <text:p>0.962</text:p>
          </table:table-cell>
          <table:table-cell office:value-type="float" office:value="0.78205128205128205" table:style-name="ce2">
            <text:p>0.782</text:p>
          </table:table-cell>
          <table:table-cell office:value-type="float" office:value="0.42307692307692302" table:style-name="ce2">
            <text:p>0.423</text:p>
          </table:table-cell>
          <table:table-cell office:value-type="float" office:value="0.16666666666666599" table:style-name="ce2">
            <text:p>0.167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70434121388082305" table:style-name="ce2">
            <text:p>0.704</text:p>
          </table:table-cell>
          <table:table-cell office:value-type="float" office:value="0.202191144039225" table:style-name="ce2">
            <text:p>0.202</text:p>
          </table:table-cell>
          <table:table-cell office:value-type="float" office:value="0.39743589743589702" table:style-name="ce2">
            <text:p>0.397</text:p>
          </table:table-cell>
          <table:table-cell office:value-type="float" office:value="0.20512820512820501" table:style-name="ce2">
            <text:p>0.205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2.5641025641025599E-2" table:style-name="ce2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84872220272469101" table:style-name="ce2">
            <text:p>0.849</text:p>
          </table:table-cell>
          <table:table-cell office:value-type="float" office:value="0.33719471887442198" table:style-name="ce2">
            <text:p>0.337</text:p>
          </table:table-cell>
          <table:table-cell office:value-type="float" office:value="0.58974358974358898" table:style-name="ce2">
            <text:p>0.590</text:p>
          </table:table-cell>
          <table:table-cell office:value-type="float" office:value="0.28205128205128199" table:style-name="ce2">
            <text:p>0.282</text:p>
          </table:table-cell>
          <table:table-cell office:value-type="float" office:value="0.128205128205128" table:style-name="ce2">
            <text:p>0.128</text:p>
          </table:table-cell>
          <table:table-cell office:value-type="float" office:value="3.8461538461538401E-2" table:style-name="ce2">
            <text:p>0.038</text:p>
          </table:table-cell>
          <table:table-cell office:value-type="float" office:value="3.8461538461538401E-2" table:style-name="ce2">
            <text:p>0.0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87546395261036403" table:style-name="ce2">
            <text:p>0.875</text:p>
          </table:table-cell>
          <table:table-cell office:value-type="float" office:value="0.21622895521387001" table:style-name="ce2">
            <text:p>0.216</text:p>
          </table:table-cell>
          <table:table-cell office:value-type="float" office:value="0.62820512820512797" table:style-name="ce2">
            <text:p>0.628</text:p>
          </table:table-cell>
          <table:table-cell office:value-type="float" office:value="0.128205128205128" table:style-name="ce2">
            <text:p>0.128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2.5641025641025599E-2" table:style-name="ce2">
            <text:p>0.0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73471482202299199" table:style-name="ce2">
            <text:p>0.735</text:p>
          </table:table-cell>
          <table:table-cell office:value-type="float" office:value="0.12747236832108" table:style-name="ce2">
            <text:p>0.127</text:p>
          </table:table-cell>
          <table:table-cell office:value-type="float" office:value="0.35897435897435898" table:style-name="ce2">
            <text:p>0.359</text:p>
          </table:table-cell>
          <table:table-cell office:value-type="float" office:value="7.69230769230769E-2" table:style-name="ce2">
            <text:p>0.077</text:p>
          </table:table-cell>
          <table:table-cell office:value-type="float" office:value="5.1282051282051197E-2" table:style-name="ce2">
            <text:p>0.051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80437418243307901" table:style-name="ce2">
            <text:p>0.804</text:p>
          </table:table-cell>
          <table:table-cell office:value-type="float" office:value="0.23556556150489899" table:style-name="ce2">
            <text:p>0.236</text:p>
          </table:table-cell>
          <table:table-cell office:value-type="float" office:value="0.61538461538461497" table:style-name="ce2">
            <text:p>0.615</text:p>
          </table:table-cell>
          <table:table-cell office:value-type="float" office:value="0.20512820512820501" table:style-name="ce2">
            <text:p>0.205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67988067511087003" table:style-name="ce2">
            <text:p>0.680</text:p>
          </table:table-cell>
          <table:table-cell office:value-type="float" office:value="6.393750351744E-2" table:style-name="ce2">
            <text:p>0.064</text:p>
          </table:table-cell>
          <table:table-cell office:value-type="float" office:value="0.243589743589743" table:style-name="ce2">
            <text:p>0.244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78" table:formula="of:=[.B7]" table:style-name="ce5">
            <text:p>78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77458284146380318" table:formula="of:=AVERAGE([.D2:.D7])" table:style-name="ce6">
            <text:p>0.775</text:p>
          </table:table-cell>
          <table:table-cell office:value-type="float" office:value="0.19709837524515603" table:formula="of:=AVERAGE([.E2:.E7])" table:style-name="ce6">
            <text:p>0.197</text:p>
          </table:table-cell>
          <table:table-cell office:value-type="float" office:value="0.47222222222222188" table:formula="of:=AVERAGE([.F2:.F7])" table:style-name="ce6">
            <text:p>0.472</text:p>
          </table:table-cell>
          <table:table-cell office:value-type="float" office:value="0.15384615384615374" table:formula="of:=AVERAGE([.G2:.G7])" table:style-name="ce6">
            <text:p>0.154</text:p>
          </table:table-cell>
          <table:table-cell office:value-type="float" office:value="4.2735042735042666E-2" table:formula="of:=AVERAGE([.H2:.H7])" table:style-name="ce6">
            <text:p>0.043</text:p>
          </table:table-cell>
          <table:table-cell office:value-type="float" office:value="1.4957264957264932E-2" table:formula="of:=AVERAGE([.I2:.I7])" table:style-name="ce6">
            <text:p>0.015</text:p>
          </table:table-cell>
          <table:table-cell office:value-type="float" office:value="1.4957264957264932E-2" table:formula="of:=AVERAGE([.J2:.J7])" table:style-name="ce6">
            <text:p>0.0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78" table:style-name="ce1">
            <text:p>78</text:p>
          </table:table-cell>
          <table:table-cell office:value-type="float" office:value="2411" table:style-name="ce1">
            <text:p>2411</text:p>
          </table:table-cell>
          <table:table-cell office:value-type="float" office:value="0.81818375182124603" table:style-name="ce2">
            <text:p>0.818</text:p>
          </table:table-cell>
          <table:table-cell office:value-type="float" office:value="0.23326832347121099" table:style-name="ce2">
            <text:p>0.233</text:p>
          </table:table-cell>
          <table:table-cell office:value-type="float" office:value="0.60256410256410198" table:style-name="ce2">
            <text:p>0.603</text:p>
          </table:table-cell>
          <table:table-cell office:value-type="float" office:value="0.19230769230769201" table:style-name="ce2">
            <text:p>0.192</text:p>
          </table:table-cell>
          <table:table-cell office:value-type="float" office:value="3.8461538461538401E-2" table:style-name="ce2">
            <text:p>0.038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2.5641025641025599E-2" table:style-name="ce2">
            <text:p>0.026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rag_fass_ntm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3322732650864304" table:style-name="ce2">
            <text:p>0.933</text:p>
          </table:table-cell>
          <table:table-cell office:value-type="float" office:value="1.2010349878765401E-2" table:style-name="ce2">
            <text:p>0.012</text:p>
          </table:table-cell>
          <table:table-cell office:value-type="float" office:value="0.80769230769230704" table:style-name="ce2">
            <text:p>0.808</text:p>
          </table:table-cell>
          <table:table-cell office:value-type="float" office:value="0.39743589743589702" table:style-name="ce2">
            <text:p>0.397</text:p>
          </table:table-cell>
          <table:table-cell office:value-type="float" office:value="0.15384615384615299" table:style-name="ce2">
            <text:p>0.154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8442025441403302" table:style-name="ce2">
            <text:p>0.984</text:p>
          </table:table-cell>
          <table:table-cell office:value-type="float" office:value="2.5876273718780301E-2" table:style-name="ce2">
            <text:p>0.026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60256410256410198" table:style-name="ce2">
            <text:p>0.603</text:p>
          </table:table-cell>
          <table:table-cell office:value-type="float" office:value="0.21794871794871701" table:style-name="ce2">
            <text:p>0.218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1.2820512820512799E-2" table:style-name="ce2">
            <text:p>0.0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8225867166496394" table:style-name="ce2">
            <text:p>0.982</text:p>
          </table:table-cell>
          <table:table-cell office:value-type="float" office:value="9.1383340828417297E-3" table:style-name="ce2">
            <text:p>0.009</text:p>
          </table:table-cell>
          <table:table-cell office:value-type="float" office:value="0.987179487179487" table:style-name="ce2">
            <text:p>0.987</text:p>
          </table:table-cell>
          <table:table-cell office:value-type="float" office:value="0.53846153846153799" table:style-name="ce2">
            <text:p>0.538</text:p>
          </table:table-cell>
          <table:table-cell office:value-type="float" office:value="5.1282051282051197E-2" table:style-name="ce2">
            <text:p>0.051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5844151582985904" table:style-name="ce2">
            <text:p>0.958</text:p>
          </table:table-cell>
          <table:table-cell office:value-type="float" office:value="7.1499989991674496E-3" table:style-name="ce2">
            <text:p>0.007</text:p>
          </table:table-cell>
          <table:table-cell office:value-type="float" office:value="0.91025641025641002" table:style-name="ce2">
            <text:p>0.910</text:p>
          </table:table-cell>
          <table:table-cell office:value-type="float" office:value="0.35897435897435898" table:style-name="ce2">
            <text:p>0.359</text:p>
          </table:table-cell>
          <table:table-cell office:value-type="float" office:value="5.1282051282051197E-2" table:style-name="ce2">
            <text:p>0.051</text:p>
          </table:table-cell>
          <table:table-cell office:value-type="float" office:value="1.2820512820512799E-2" table:style-name="ce2">
            <text:p>0.013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7494294579163998" table:style-name="ce2">
            <text:p>0.975</text:p>
          </table:table-cell>
          <table:table-cell office:value-type="float" office:value="1.9001048472405399E-2" table:style-name="ce2">
            <text:p>0.019</text:p>
          </table:table-cell>
          <table:table-cell office:value-type="float" office:value="0.92307692307692302" table:style-name="ce2">
            <text:p>0.923</text:p>
          </table:table-cell>
          <table:table-cell office:value-type="float" office:value="0.61538461538461497" table:style-name="ce2">
            <text:p>0.615</text:p>
          </table:table-cell>
          <table:table-cell office:value-type="float" office:value="0.20512820512820501" table:style-name="ce2">
            <text:p>0.205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4292154257596195" table:style-name="ce2">
            <text:p>0.943</text:p>
          </table:table-cell>
          <table:table-cell office:value-type="float" office:value="2.7654057344907298E-3" table:style-name="ce2">
            <text:p>0.003</text:p>
          </table:table-cell>
          <table:table-cell office:value-type="float" office:value="0.84615384615384603" table:style-name="ce2">
            <text:p>0.846</text:p>
          </table:table-cell>
          <table:table-cell office:value-type="float" office:value="0.17948717948717899" table:style-name="ce2">
            <text:p>0.179</text:p>
          </table:table-cell>
          <table:table-cell office:value-type="float" office:value="1.2820512820512799E-2" table:style-name="ce2">
            <text:p>0.013</text:p>
          </table:table-cell>
          <table:table-cell office:value-type="float" office:value="0" table:style-name="ce2">
            <text:p>0.000</text:p>
          </table:table-cell>
          <table:table-cell office:value-type="float" office:value="0" table:style-name="ce2">
            <text:p>0.00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78" table:formula="of:=[.B7]" table:style-name="ce5">
            <text:p>78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6270204279751681" table:formula="of:=AVERAGE([.D2:.D7])" table:style-name="ce6">
            <text:p>0.963</text:p>
          </table:table-cell>
          <table:table-cell office:value-type="float" office:value="1.2656901814408502E-2" table:formula="of:=AVERAGE([.E2:.E7])" table:style-name="ce6">
            <text:p>0.013</text:p>
          </table:table-cell>
          <table:table-cell office:value-type="float" office:value="0.91025641025641002" table:formula="of:=AVERAGE([.F2:.F7])" table:style-name="ce6">
            <text:p>0.910</text:p>
          </table:table-cell>
          <table:table-cell office:value-type="float" office:value="0.44871794871794829" table:formula="of:=AVERAGE([.G2:.G7])" table:style-name="ce6">
            <text:p>0.449</text:p>
          </table:table-cell>
          <table:table-cell office:value-type="float" office:value="0.11538461538461504" table:formula="of:=AVERAGE([.H2:.H7])" table:style-name="ce6">
            <text:p>0.115</text:p>
          </table:table-cell>
          <table:table-cell office:value-type="float" office:value="1.9230769230769201E-2" table:formula="of:=AVERAGE([.I2:.I7])" table:style-name="ce6">
            <text:p>0.019</text:p>
          </table:table-cell>
          <table:table-cell office:value-type="float" office:value="2.1367521367521331E-3" table:formula="of:=AVERAGE([.J2:.J7])" table:style-name="ce6">
            <text:p>0.00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78" table:style-name="ce1">
            <text:p>78</text:p>
          </table:table-cell>
          <table:table-cell office:value-type="float" office:value="437236" table:style-name="ce1">
            <text:p>437236</text:p>
          </table:table-cell>
          <table:table-cell office:value-type="float" office:value="0.96715440713704803" table:style-name="ce2">
            <text:p>0.967</text:p>
          </table:table-cell>
          <table:table-cell office:value-type="float" office:value="1.37983824909505E-2" table:style-name="ce2">
            <text:p>0.014</text:p>
          </table:table-cell>
          <table:table-cell office:value-type="float" office:value="0.93589743589743501" table:style-name="ce2">
            <text:p>0.936</text:p>
          </table:table-cell>
          <table:table-cell office:value-type="float" office:value="0.512820512820512" table:style-name="ce2">
            <text:p>0.513</text:p>
          </table:table-cell>
          <table:table-cell office:value-type="float" office:value="0.10256410256410201" table:style-name="ce2">
            <text:p>0.103</text:p>
          </table:table-cell>
          <table:table-cell office:value-type="float" office:value="2.5641025641025599E-2" table:style-name="ce2">
            <text:p>0.026</text:p>
          </table:table-cell>
          <table:table-cell office:value-type="float" office:value="1.2820512820512799E-2" table:style-name="ce2">
            <text:p>0.013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bass_ntm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143" table:style-name="ce1">
            <text:p>143</text:p>
          </table:table-cell>
          <table:table-cell office:value-type="float" office:value="2411" table:style-name="ce1">
            <text:p>2411</text:p>
          </table:table-cell>
          <table:table-cell office:value-type="float" office:value="0.99936189898860905" table:style-name="ce2">
            <text:p>0.999</text:p>
          </table:table-cell>
          <table:table-cell office:value-type="float" office:value="0.99088629171105502" table:style-name="ce2">
            <text:p>0.991</text:p>
          </table:table-cell>
          <table:table-cell office:value-type="float" office:value="1" table:style-name="ce2">
            <text:p>1.000</text:p>
          </table:table-cell>
          <table:table-cell office:value-type="float" office:value="0.98601398601398604" table:style-name="ce2">
            <text:p>0.986</text:p>
          </table:table-cell>
          <table:table-cell office:value-type="float" office:value="0.89510489510489499" table:style-name="ce2">
            <text:p>0.895</text:p>
          </table:table-cell>
          <table:table-cell office:value-type="float" office:value="0.72727272727272696" table:style-name="ce2">
            <text:p>0.727</text:p>
          </table:table-cell>
          <table:table-cell office:value-type="float" office:value="0.72727272727272696" table:style-name="ce2">
            <text:p>0.7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143" table:style-name="ce1">
            <text:p>143</text:p>
          </table:table-cell>
          <table:table-cell office:value-type="float" office:value="2411" table:style-name="ce1">
            <text:p>2411</text:p>
          </table:table-cell>
          <table:table-cell office:value-type="float" office:value="0.998909427362351" table:style-name="ce2">
            <text:p>0.999</text:p>
          </table:table-cell>
          <table:table-cell office:value-type="float" office:value="0.99123426172599705" table:style-name="ce2">
            <text:p>0.991</text:p>
          </table:table-cell>
          <table:table-cell office:value-type="float" office:value="0.99300699300699302" table:style-name="ce2">
            <text:p>0.993</text:p>
          </table:table-cell>
          <table:table-cell office:value-type="float" office:value="0.98601398601398604" table:style-name="ce2">
            <text:p>0.986</text:p>
          </table:table-cell>
          <table:table-cell office:value-type="float" office:value="0.97202797202797198" table:style-name="ce2">
            <text:p>0.972</text:p>
          </table:table-cell>
          <table:table-cell office:value-type="float" office:value="0.90909090909090895" table:style-name="ce2">
            <text:p>0.909</text:p>
          </table:table-cell>
          <table:table-cell office:value-type="float" office:value="0.90909090909090895" table:style-name="ce2">
            <text:p>0.90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143" table:style-name="ce1">
            <text:p>143</text:p>
          </table:table-cell>
          <table:table-cell office:value-type="float" office:value="2411" table:style-name="ce1">
            <text:p>2411</text:p>
          </table:table-cell>
          <table:table-cell office:value-type="float" office:value="0.99940540587575" table:style-name="ce2">
            <text:p>0.999</text:p>
          </table:table-cell>
          <table:table-cell office:value-type="float" office:value="0.99358613883601299" table:style-name="ce2">
            <text:p>0.994</text:p>
          </table:table-cell>
          <table:table-cell office:value-type="float" office:value="1" table:style-name="ce2">
            <text:p>1.000</text:p>
          </table:table-cell>
          <table:table-cell office:value-type="float" office:value="0.99300699300699302" table:style-name="ce2">
            <text:p>0.993</text:p>
          </table:table-cell>
          <table:table-cell office:value-type="float" office:value="0.94405594405594395" table:style-name="ce2">
            <text:p>0.944</text:p>
          </table:table-cell>
          <table:table-cell office:value-type="float" office:value="0.86013986013985999" table:style-name="ce2">
            <text:p>0.860</text:p>
          </table:table-cell>
          <table:table-cell office:value-type="float" office:value="0.86013986013985999" table:style-name="ce2">
            <text:p>0.8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143" table:style-name="ce1">
            <text:p>143</text:p>
          </table:table-cell>
          <table:table-cell office:value-type="float" office:value="2411" table:style-name="ce1">
            <text:p>2411</text:p>
          </table:table-cell>
          <table:table-cell office:value-type="float" office:value="0.99914146409376603" table:style-name="ce2">
            <text:p>0.999</text:p>
          </table:table-cell>
          <table:table-cell office:value-type="float" office:value="0.988256234122317" table:style-name="ce2">
            <text:p>0.988</text:p>
          </table:table-cell>
          <table:table-cell office:value-type="float" office:value="1" table:style-name="ce2">
            <text:p>1.000</text:p>
          </table:table-cell>
          <table:table-cell office:value-type="float" office:value="0.97902097902097895" table:style-name="ce2">
            <text:p>0.979</text:p>
          </table:table-cell>
          <table:table-cell office:value-type="float" office:value="0.89510489510489499" table:style-name="ce2">
            <text:p>0.895</text:p>
          </table:table-cell>
          <table:table-cell office:value-type="float" office:value="0.75524475524475498" table:style-name="ce2">
            <text:p>0.755</text:p>
          </table:table-cell>
          <table:table-cell office:value-type="float" office:value="0.75524475524475498" table:style-name="ce2">
            <text:p>0.7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143" table:style-name="ce1">
            <text:p>143</text:p>
          </table:table-cell>
          <table:table-cell office:value-type="float" office:value="2411" table:style-name="ce1">
            <text:p>2411</text:p>
          </table:table-cell>
          <table:table-cell office:value-type="float" office:value="0.99564060990854797" table:style-name="ce2">
            <text:p>0.996</text:p>
          </table:table-cell>
          <table:table-cell office:value-type="float" office:value="0.97995490634595395" table:style-name="ce2">
            <text:p>0.980</text:p>
          </table:table-cell>
          <table:table-cell office:value-type="float" office:value="0.98601398601398604" table:style-name="ce2">
            <text:p>0.986</text:p>
          </table:table-cell>
          <table:table-cell office:value-type="float" office:value="0.97202797202797198" table:style-name="ce2">
            <text:p>0.972</text:p>
          </table:table-cell>
          <table:table-cell office:value-type="float" office:value="0.90209790209790197" table:style-name="ce2">
            <text:p>0.902</text:p>
          </table:table-cell>
          <table:table-cell office:value-type="float" office:value="0.79020979020978999" table:style-name="ce2">
            <text:p>0.790</text:p>
          </table:table-cell>
          <table:table-cell office:value-type="float" office:value="0.79020979020978999" table:style-name="ce2">
            <text:p>0.79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143" table:style-name="ce1">
            <text:p>143</text:p>
          </table:table-cell>
          <table:table-cell office:value-type="float" office:value="2411" table:style-name="ce1">
            <text:p>2411</text:p>
          </table:table-cell>
          <table:table-cell office:value-type="float" office:value="0.99888042277092404" table:style-name="ce2">
            <text:p>0.999</text:p>
          </table:table-cell>
          <table:table-cell office:value-type="float" office:value="0.98503715372578204" table:style-name="ce2">
            <text:p>0.985</text:p>
          </table:table-cell>
          <table:table-cell office:value-type="float" office:value="1" table:style-name="ce2">
            <text:p>1.000</text:p>
          </table:table-cell>
          <table:table-cell office:value-type="float" office:value="0.97202797202797198" table:style-name="ce2">
            <text:p>0.972</text:p>
          </table:table-cell>
          <table:table-cell office:value-type="float" office:value="0.86013986013985999" table:style-name="ce2">
            <text:p>0.860</text:p>
          </table:table-cell>
          <table:table-cell office:value-type="float" office:value="0.73426573426573405" table:style-name="ce2">
            <text:p>0.734</text:p>
          </table:table-cell>
          <table:table-cell office:value-type="float" office:value="0.73426573426573405" table:style-name="ce2">
            <text:p>0.73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143" table:formula="of:=[.B7]" table:style-name="ce5">
            <text:p>143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99855653816665801" table:formula="of:=AVERAGE([.D2:.D7])" table:style-name="ce6">
            <text:p>0.999</text:p>
          </table:table-cell>
          <table:table-cell office:value-type="float" office:value="0.98815916441118645" table:formula="of:=AVERAGE([.E2:.E7])" table:style-name="ce6">
            <text:p>0.988</text:p>
          </table:table-cell>
          <table:table-cell office:value-type="float" office:value="0.99650349650349657" table:formula="of:=AVERAGE([.F2:.F7])" table:style-name="ce6">
            <text:p>0.997</text:p>
          </table:table-cell>
          <table:table-cell office:value-type="float" office:value="0.98135198135198121" table:formula="of:=AVERAGE([.G2:.G7])" table:style-name="ce6">
            <text:p>0.981</text:p>
          </table:table-cell>
          <table:table-cell office:value-type="float" office:value="0.9114219114219112" table:formula="of:=AVERAGE([.H2:.H7])" table:style-name="ce6">
            <text:p>0.911</text:p>
          </table:table-cell>
          <table:table-cell office:value-type="float" office:value="0.79603729603729578" table:formula="of:=AVERAGE([.I2:.I7])" table:style-name="ce6">
            <text:p>0.796</text:p>
          </table:table-cell>
          <table:table-cell office:value-type="float" office:value="0.79603729603729578" table:formula="of:=AVERAGE([.J2:.J7])" table:style-name="ce6">
            <text:p>0.79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143" table:style-name="ce1">
            <text:p>143</text:p>
          </table:table-cell>
          <table:table-cell office:value-type="float" office:value="2411" table:style-name="ce1">
            <text:p>2411</text:p>
          </table:table-cell>
          <table:table-cell office:value-type="float" office:value="0.99993909035800299" table:style-name="ce2">
            <text:p>1.000</text:p>
          </table:table-cell>
          <table:table-cell office:value-type="float" office:value="0.99893479092895499" table:style-name="ce2">
            <text:p>0.999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9300699300699302" table:style-name="ce2">
            <text:p>0.993</text:p>
          </table:table-cell>
          <table:table-cell office:value-type="float" office:value="0.88111888111888104" table:style-name="ce2">
            <text:p>0.881</text:p>
          </table:table-cell>
          <table:table-cell office:value-type="float" office:value="0.88111888111888104" table:style-name="ce2">
            <text:p>0.881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bass_ntm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143" table:style-name="ce1">
            <text:p>143</text:p>
          </table:table-cell>
          <table:table-cell office:value-type="float" office:value="437236" table:style-name="ce1">
            <text:p>437236</text:p>
          </table:table-cell>
          <table:table-cell office:value-type="float" office:value="0.99988692477417096" table:style-name="ce2">
            <text:p>1.000</text:p>
          </table:table-cell>
          <table:table-cell office:value-type="float" office:value="0.88382390775475395" table:style-name="ce2">
            <text:p>0.884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8601398601398604" table:style-name="ce2">
            <text:p>0.986</text:p>
          </table:table-cell>
          <table:table-cell office:value-type="float" office:value="0.88111888111888104" table:style-name="ce2">
            <text:p>0.881</text:p>
          </table:table-cell>
          <table:table-cell office:value-type="float" office:value="0.50349650349650299" table:style-name="ce2">
            <text:p>0.5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143" table:style-name="ce1">
            <text:p>143</text:p>
          </table:table-cell>
          <table:table-cell office:value-type="float" office:value="437236" table:style-name="ce1">
            <text:p>437236</text:p>
          </table:table-cell>
          <table:table-cell office:value-type="float" office:value="0.999869763569459" table:style-name="ce2">
            <text:p>1.000</text:p>
          </table:table-cell>
          <table:table-cell office:value-type="float" office:value="0.91477488136893403" table:style-name="ce2">
            <text:p>0.915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7902097902097895" table:style-name="ce2">
            <text:p>0.979</text:p>
          </table:table-cell>
          <table:table-cell office:value-type="float" office:value="0.86013986013985999" table:style-name="ce2">
            <text:p>0.860</text:p>
          </table:table-cell>
          <table:table-cell office:value-type="float" office:value="0.74825174825174801" table:style-name="ce2">
            <text:p>0.7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143" table:style-name="ce1">
            <text:p>143</text:p>
          </table:table-cell>
          <table:table-cell office:value-type="float" office:value="437236" table:style-name="ce1">
            <text:p>437236</text:p>
          </table:table-cell>
          <table:table-cell office:value-type="float" office:value="0.999872082651176" table:style-name="ce2">
            <text:p>1.000</text:p>
          </table:table-cell>
          <table:table-cell office:value-type="float" office:value="0.90327004237291597" table:style-name="ce2">
            <text:p>0.903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7902097902097895" table:style-name="ce2">
            <text:p>0.979</text:p>
          </table:table-cell>
          <table:table-cell office:value-type="float" office:value="0.87412587412587395" table:style-name="ce2">
            <text:p>0.874</text:p>
          </table:table-cell>
          <table:table-cell office:value-type="float" office:value="0.72027972027971998" table:style-name="ce2">
            <text:p>0.7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143" table:style-name="ce1">
            <text:p>143</text:p>
          </table:table-cell>
          <table:table-cell office:value-type="float" office:value="437236" table:style-name="ce1">
            <text:p>437236</text:p>
          </table:table-cell>
          <table:table-cell office:value-type="float" office:value="0.99985383387710702" table:style-name="ce2">
            <text:p>1.000</text:p>
          </table:table-cell>
          <table:table-cell office:value-type="float" office:value="0.86659221293418298" table:style-name="ce2">
            <text:p>0.867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7202797202797198" table:style-name="ce2">
            <text:p>0.972</text:p>
          </table:table-cell>
          <table:table-cell office:value-type="float" office:value="0.81818181818181801" table:style-name="ce2">
            <text:p>0.818</text:p>
          </table:table-cell>
          <table:table-cell office:value-type="float" office:value="0.62937062937062904" table:style-name="ce2">
            <text:p>0.6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143" table:style-name="ce1">
            <text:p>143</text:p>
          </table:table-cell>
          <table:table-cell office:value-type="float" office:value="437236" table:style-name="ce1">
            <text:p>437236</text:p>
          </table:table-cell>
          <table:table-cell office:value-type="float" office:value="0.99959491240172604" table:style-name="ce2">
            <text:p>1.000</text:p>
          </table:table-cell>
          <table:table-cell office:value-type="float" office:value="0.879350004007452" table:style-name="ce2">
            <text:p>0.879</text:p>
          </table:table-cell>
          <table:table-cell office:value-type="float" office:value="1" table:style-name="ce2">
            <text:p>1.000</text:p>
          </table:table-cell>
          <table:table-cell office:value-type="float" office:value="0.98601398601398604" table:style-name="ce2">
            <text:p>0.986</text:p>
          </table:table-cell>
          <table:table-cell office:value-type="float" office:value="0.97202797202797198" table:style-name="ce2">
            <text:p>0.972</text:p>
          </table:table-cell>
          <table:table-cell office:value-type="float" office:value="0.87412587412587395" table:style-name="ce2">
            <text:p>0.874</text:p>
          </table:table-cell>
          <table:table-cell office:value-type="float" office:value="0.69930069930069905" table:style-name="ce2">
            <text:p>0.6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143" table:style-name="ce1">
            <text:p>143</text:p>
          </table:table-cell>
          <table:table-cell office:value-type="float" office:value="437236" table:style-name="ce1">
            <text:p>437236</text:p>
          </table:table-cell>
          <table:table-cell office:value-type="float" office:value="0.99981404163356202" table:style-name="ce2">
            <text:p>1.000</text:p>
          </table:table-cell>
          <table:table-cell office:value-type="float" office:value="0.85418749470866195" table:style-name="ce2">
            <text:p>0.854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5804195804195802" table:style-name="ce2">
            <text:p>0.958</text:p>
          </table:table-cell>
          <table:table-cell office:value-type="float" office:value="0.79020979020978999" table:style-name="ce2">
            <text:p>0.790</text:p>
          </table:table-cell>
          <table:table-cell office:value-type="float" office:value="0.62237762237762195" table:style-name="ce2">
            <text:p>0.622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143" table:formula="of:=[.B7]" table:style-name="ce5">
            <text:p>143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9981525981786679" table:formula="of:=AVERAGE([.D2:.D7])" table:style-name="ce6">
            <text:p>1.000</text:p>
          </table:table-cell>
          <table:table-cell office:value-type="float" office:value="0.8836664238578168" table:formula="of:=AVERAGE([.E2:.E7])" table:style-name="ce6">
            <text:p>0.884</text:p>
          </table:table-cell>
          <table:table-cell office:value-type="float" office:value="1" table:formula="of:=AVERAGE([.F2:.F7])" table:style-name="ce6">
            <text:p>1.000</text:p>
          </table:table-cell>
          <table:table-cell office:value-type="float" office:value="0.99766899766899764" table:formula="of:=AVERAGE([.G2:.G7])" table:style-name="ce6">
            <text:p>0.998</text:p>
          </table:table-cell>
          <table:table-cell office:value-type="float" office:value="0.97435897435897445" table:formula="of:=AVERAGE([.H2:.H7])" table:style-name="ce6">
            <text:p>0.974</text:p>
          </table:table-cell>
          <table:table-cell office:value-type="float" office:value="0.84965034965034947" table:formula="of:=AVERAGE([.I2:.I7])" table:style-name="ce6">
            <text:p>0.850</text:p>
          </table:table-cell>
          <table:table-cell office:value-type="float" office:value="0.65384615384615352" table:formula="of:=AVERAGE([.J2:.J7])" table:style-name="ce6">
            <text:p>0.6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143" table:style-name="ce1">
            <text:p>143</text:p>
          </table:table-cell>
          <table:table-cell office:value-type="float" office:value="437236" table:style-name="ce1">
            <text:p>437236</text:p>
          </table:table-cell>
          <table:table-cell office:value-type="float" office:value="0.99997442612643495" table:style-name="ce2">
            <text:p>1.000</text:p>
          </table:table-cell>
          <table:table-cell office:value-type="float" office:value="0.94752601988424101" table:style-name="ce2">
            <text:p>0.948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1608391608391604" table:style-name="ce2">
            <text:p>0.916</text:p>
          </table:table-cell>
          <table:table-cell office:value-type="float" office:value="0.83916083916083895" table:style-name="ce2">
            <text:p>0.839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bass_other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44" table:style-name="ce1">
            <text:p>44</text:p>
          </table:table-cell>
          <table:table-cell office:value-type="float" office:value="2411" table:style-name="ce1">
            <text:p>2411</text:p>
          </table:table-cell>
          <table:table-cell office:value-type="float" office:value="0.97410542588891802" table:style-name="ce2">
            <text:p>0.974</text:p>
          </table:table-cell>
          <table:table-cell office:value-type="float" office:value="0.74274689800568905" table:style-name="ce2">
            <text:p>0.743</text:p>
          </table:table-cell>
          <table:table-cell office:value-type="float" office:value="0.90909090909090895" table:style-name="ce2">
            <text:p>0.909</text:p>
          </table:table-cell>
          <table:table-cell office:value-type="float" office:value="0.79545454545454497" table:style-name="ce2">
            <text:p>0.795</text:p>
          </table:table-cell>
          <table:table-cell office:value-type="float" office:value="0.36363636363636298" table:style-name="ce2">
            <text:p>0.364</text:p>
          </table:table-cell>
          <table:table-cell office:value-type="float" office:value="0.29545454545454503" table:style-name="ce2">
            <text:p>0.295</text:p>
          </table:table-cell>
          <table:table-cell office:value-type="float" office:value="0.29545454545454503" table:style-name="ce2">
            <text:p>0.2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44" table:style-name="ce1">
            <text:p>44</text:p>
          </table:table-cell>
          <table:table-cell office:value-type="float" office:value="2411" table:style-name="ce1">
            <text:p>2411</text:p>
          </table:table-cell>
          <table:table-cell office:value-type="float" office:value="0.95708118095094397" table:style-name="ce2">
            <text:p>0.957</text:p>
          </table:table-cell>
          <table:table-cell office:value-type="float" office:value="0.78741229054585704" table:style-name="ce2">
            <text:p>0.787</text:p>
          </table:table-cell>
          <table:table-cell office:value-type="float" office:value="0.88636363636363602" table:style-name="ce2">
            <text:p>0.886</text:p>
          </table:table-cell>
          <table:table-cell office:value-type="float" office:value="0.77272727272727204" table:style-name="ce2">
            <text:p>0.773</text:p>
          </table:table-cell>
          <table:table-cell office:value-type="float" office:value="0.68181818181818099" table:style-name="ce2">
            <text:p>0.682</text:p>
          </table:table-cell>
          <table:table-cell office:value-type="float" office:value="0.56818181818181801" table:style-name="ce2">
            <text:p>0.568</text:p>
          </table:table-cell>
          <table:table-cell office:value-type="float" office:value="0.56818181818181801" table:style-name="ce2">
            <text:p>0.56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44" table:style-name="ce1">
            <text:p>44</text:p>
          </table:table-cell>
          <table:table-cell office:value-type="float" office:value="2411" table:style-name="ce1">
            <text:p>2411</text:p>
          </table:table-cell>
          <table:table-cell office:value-type="float" office:value="0.979883865615926" table:style-name="ce2">
            <text:p>0.980</text:p>
          </table:table-cell>
          <table:table-cell office:value-type="float" office:value="0.82167772886730905" table:style-name="ce2">
            <text:p>0.822</text:p>
          </table:table-cell>
          <table:table-cell office:value-type="float" office:value="0.90909090909090895" table:style-name="ce2">
            <text:p>0.909</text:p>
          </table:table-cell>
          <table:table-cell office:value-type="float" office:value="0.86363636363636298" table:style-name="ce2">
            <text:p>0.864</text:p>
          </table:table-cell>
          <table:table-cell office:value-type="float" office:value="0.52272727272727204" table:style-name="ce2">
            <text:p>0.523</text:p>
          </table:table-cell>
          <table:table-cell office:value-type="float" office:value="0.43181818181818099" table:style-name="ce2">
            <text:p>0.432</text:p>
          </table:table-cell>
          <table:table-cell office:value-type="float" office:value="0.43181818181818099" table:style-name="ce2">
            <text:p>0.4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44" table:style-name="ce1">
            <text:p>44</text:p>
          </table:table-cell>
          <table:table-cell office:value-type="float" office:value="2411" table:style-name="ce1">
            <text:p>2411</text:p>
          </table:table-cell>
          <table:table-cell office:value-type="float" office:value="0.97632065155914105" table:style-name="ce2">
            <text:p>0.976</text:p>
          </table:table-cell>
          <table:table-cell office:value-type="float" office:value="0.67509305742805203" table:style-name="ce2">
            <text:p>0.675</text:p>
          </table:table-cell>
          <table:table-cell office:value-type="float" office:value="0.90909090909090895" table:style-name="ce2">
            <text:p>0.909</text:p>
          </table:table-cell>
          <table:table-cell office:value-type="float" office:value="0.68181818181818099" table:style-name="ce2">
            <text:p>0.682</text:p>
          </table:table-cell>
          <table:table-cell office:value-type="float" office:value="0.36363636363636298" table:style-name="ce2">
            <text:p>0.364</text:p>
          </table:table-cell>
          <table:table-cell office:value-type="float" office:value="0.25" table:style-name="ce2">
            <text:p>0.250</text:p>
          </table:table-cell>
          <table:table-cell office:value-type="float" office:value="0.25" table:style-name="ce2">
            <text:p>0.2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44" table:style-name="ce1">
            <text:p>44</text:p>
          </table:table-cell>
          <table:table-cell office:value-type="float" office:value="2411" table:style-name="ce1">
            <text:p>2411</text:p>
          </table:table-cell>
          <table:table-cell office:value-type="float" office:value="0.95195316918668205" table:style-name="ce2">
            <text:p>0.952</text:p>
          </table:table-cell>
          <table:table-cell office:value-type="float" office:value="0.66434910209286302" table:style-name="ce2">
            <text:p>0.664</text:p>
          </table:table-cell>
          <table:table-cell office:value-type="float" office:value="0.86363636363636298" table:style-name="ce2">
            <text:p>0.864</text:p>
          </table:table-cell>
          <table:table-cell office:value-type="float" office:value="0.68181818181818099" table:style-name="ce2">
            <text:p>0.682</text:p>
          </table:table-cell>
          <table:table-cell office:value-type="float" office:value="0.36363636363636298" table:style-name="ce2">
            <text:p>0.364</text:p>
          </table:table-cell>
          <table:table-cell office:value-type="float" office:value="0.204545454545454" table:style-name="ce2">
            <text:p>0.205</text:p>
          </table:table-cell>
          <table:table-cell office:value-type="float" office:value="0.204545454545454" table:style-name="ce2">
            <text:p>0.2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44" table:style-name="ce1">
            <text:p>44</text:p>
          </table:table-cell>
          <table:table-cell office:value-type="float" office:value="2411" table:style-name="ce1">
            <text:p>2411</text:p>
          </table:table-cell>
          <table:table-cell office:value-type="float" office:value="0.97999698352249098" table:style-name="ce2">
            <text:p>0.980</text:p>
          </table:table-cell>
          <table:table-cell office:value-type="float" office:value="0.69922797774039902" table:style-name="ce2">
            <text:p>0.699</text:p>
          </table:table-cell>
          <table:table-cell office:value-type="float" office:value="0.95454545454545403" table:style-name="ce2">
            <text:p>0.955</text:p>
          </table:table-cell>
          <table:table-cell office:value-type="float" office:value="0.68181818181818099" table:style-name="ce2">
            <text:p>0.682</text:p>
          </table:table-cell>
          <table:table-cell office:value-type="float" office:value="0.40909090909090901" table:style-name="ce2">
            <text:p>0.409</text:p>
          </table:table-cell>
          <table:table-cell office:value-type="float" office:value="0.25" table:style-name="ce2">
            <text:p>0.250</text:p>
          </table:table-cell>
          <table:table-cell office:value-type="float" office:value="0.25" table:style-name="ce2">
            <text:p>0.250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44" table:formula="of:=[.B7]" table:style-name="ce5">
            <text:p>44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96989021278735033" table:formula="of:=AVERAGE([.D2:.D7])" table:style-name="ce6">
            <text:p>0.970</text:p>
          </table:table-cell>
          <table:table-cell office:value-type="float" office:value="0.73175117578002824" table:formula="of:=AVERAGE([.E2:.E7])" table:style-name="ce6">
            <text:p>0.732</text:p>
          </table:table-cell>
          <table:table-cell office:value-type="float" office:value="0.90530303030303017" table:formula="of:=AVERAGE([.F2:.F7])" table:style-name="ce6">
            <text:p>0.905</text:p>
          </table:table-cell>
          <table:table-cell office:value-type="float" office:value="0.74621212121212033" table:formula="of:=AVERAGE([.G2:.G7])" table:style-name="ce6">
            <text:p>0.746</text:p>
          </table:table-cell>
          <table:table-cell office:value-type="float" office:value="0.45075757575757519" table:formula="of:=AVERAGE([.H2:.H7])" table:style-name="ce6">
            <text:p>0.451</text:p>
          </table:table-cell>
          <table:table-cell office:value-type="float" office:value="0.33333333333333298" table:formula="of:=AVERAGE([.I2:.I7])" table:style-name="ce6">
            <text:p>0.333</text:p>
          </table:table-cell>
          <table:table-cell office:value-type="float" office:value="0.33333333333333298" table:formula="of:=AVERAGE([.J2:.J7])" table:style-name="ce6">
            <text:p>0.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44" table:style-name="ce1">
            <text:p>44</text:p>
          </table:table-cell>
          <table:table-cell office:value-type="float" office:value="2411" table:style-name="ce1">
            <text:p>2411</text:p>
          </table:table-cell>
          <table:table-cell office:value-type="float" office:value="0.99033784548093895" table:style-name="ce2">
            <text:p>0.990</text:p>
          </table:table-cell>
          <table:table-cell office:value-type="float" office:value="0.82809646480713395" table:style-name="ce2">
            <text:p>0.828</text:p>
          </table:table-cell>
          <table:table-cell office:value-type="float" office:value="1" table:style-name="ce2">
            <text:p>1.000</text:p>
          </table:table-cell>
          <table:table-cell office:value-type="float" office:value="0.84090909090909005" table:style-name="ce2">
            <text:p>0.841</text:p>
          </table:table-cell>
          <table:table-cell office:value-type="float" office:value="0.68181818181818099" table:style-name="ce2">
            <text:p>0.682</text:p>
          </table:table-cell>
          <table:table-cell office:value-type="float" office:value="0.34090909090909" table:style-name="ce2">
            <text:p>0.341</text:p>
          </table:table-cell>
          <table:table-cell office:value-type="float" office:value="0.34090909090909" table:style-name="ce2">
            <text:p>0.341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bass_other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44" table:style-name="ce1">
            <text:p>44</text:p>
          </table:table-cell>
          <table:table-cell office:value-type="float" office:value="437236" table:style-name="ce1">
            <text:p>437236</text:p>
          </table:table-cell>
          <table:table-cell office:value-type="float" office:value="0.99691912792675297" table:style-name="ce2">
            <text:p>0.997</text:p>
          </table:table-cell>
          <table:table-cell office:value-type="float" office:value="0.28913102924471401" table:style-name="ce2">
            <text:p>0.289</text:p>
          </table:table-cell>
          <table:table-cell office:value-type="float" office:value="1" table:style-name="ce2">
            <text:p>1.000</text:p>
          </table:table-cell>
          <table:table-cell office:value-type="float" office:value="0.88636363636363602" table:style-name="ce2">
            <text:p>0.886</text:p>
          </table:table-cell>
          <table:table-cell office:value-type="float" office:value="0.61363636363636298" table:style-name="ce2">
            <text:p>0.614</text:p>
          </table:table-cell>
          <table:table-cell office:value-type="float" office:value="0.34090909090909" table:style-name="ce2">
            <text:p>0.341</text:p>
          </table:table-cell>
          <table:table-cell office:value-type="float" office:value="0.13636363636363599" table:style-name="ce2">
            <text:p>0.1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44" table:style-name="ce1">
            <text:p>44</text:p>
          </table:table-cell>
          <table:table-cell office:value-type="float" office:value="437236" table:style-name="ce1">
            <text:p>437236</text:p>
          </table:table-cell>
          <table:table-cell office:value-type="float" office:value="0.99579294186039702" table:style-name="ce2">
            <text:p>0.996</text:p>
          </table:table-cell>
          <table:table-cell office:value-type="float" office:value="0.38300520467022098" table:style-name="ce2">
            <text:p>0.383</text:p>
          </table:table-cell>
          <table:table-cell office:value-type="float" office:value="1" table:style-name="ce2">
            <text:p>1.000</text:p>
          </table:table-cell>
          <table:table-cell office:value-type="float" office:value="0.88636363636363602" table:style-name="ce2">
            <text:p>0.886</text:p>
          </table:table-cell>
          <table:table-cell office:value-type="float" office:value="0.77272727272727204" table:style-name="ce2">
            <text:p>0.773</text:p>
          </table:table-cell>
          <table:table-cell office:value-type="float" office:value="0.47727272727272702" table:style-name="ce2">
            <text:p>0.477</text:p>
          </table:table-cell>
          <table:table-cell office:value-type="float" office:value="0.25" table:style-name="ce2">
            <text:p>0.2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44" table:style-name="ce1">
            <text:p>44</text:p>
          </table:table-cell>
          <table:table-cell office:value-type="float" office:value="437236" table:style-name="ce1">
            <text:p>437236</text:p>
          </table:table-cell>
          <table:table-cell office:value-type="float" office:value="0.99707413055067395" table:style-name="ce2">
            <text:p>0.997</text:p>
          </table:table-cell>
          <table:table-cell office:value-type="float" office:value="0.34860051289035199" table:style-name="ce2">
            <text:p>0.349</text:p>
          </table:table-cell>
          <table:table-cell office:value-type="float" office:value="1" table:style-name="ce2">
            <text:p>1.000</text:p>
          </table:table-cell>
          <table:table-cell office:value-type="float" office:value="0.90909090909090895" table:style-name="ce2">
            <text:p>0.909</text:p>
          </table:table-cell>
          <table:table-cell office:value-type="float" office:value="0.75" table:style-name="ce2">
            <text:p>0.750</text:p>
          </table:table-cell>
          <table:table-cell office:value-type="float" office:value="0.43181818181818099" table:style-name="ce2">
            <text:p>0.432</text:p>
          </table:table-cell>
          <table:table-cell office:value-type="float" office:value="0.204545454545454" table:style-name="ce2">
            <text:p>0.2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44" table:style-name="ce1">
            <text:p>44</text:p>
          </table:table-cell>
          <table:table-cell office:value-type="float" office:value="437236" table:style-name="ce1">
            <text:p>437236</text:p>
          </table:table-cell>
          <table:table-cell office:value-type="float" office:value="0.99744713485290604" table:style-name="ce2">
            <text:p>0.997</text:p>
          </table:table-cell>
          <table:table-cell office:value-type="float" office:value="0.24359083811756599" table:style-name="ce2">
            <text:p>0.244</text:p>
          </table:table-cell>
          <table:table-cell office:value-type="float" office:value="1" table:style-name="ce2">
            <text:p>1.000</text:p>
          </table:table-cell>
          <table:table-cell office:value-type="float" office:value="0.90909090909090895" table:style-name="ce2">
            <text:p>0.909</text:p>
          </table:table-cell>
          <table:table-cell office:value-type="float" office:value="0.59090909090909005" table:style-name="ce2">
            <text:p>0.591</text:p>
          </table:table-cell>
          <table:table-cell office:value-type="float" office:value="0.34090909090909" table:style-name="ce2">
            <text:p>0.341</text:p>
          </table:table-cell>
          <table:table-cell office:value-type="float" office:value="0.15909090909090901" table:style-name="ce2">
            <text:p>0.1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44" table:style-name="ce1">
            <text:p>44</text:p>
          </table:table-cell>
          <table:table-cell office:value-type="float" office:value="437236" table:style-name="ce1">
            <text:p>437236</text:p>
          </table:table-cell>
          <table:table-cell office:value-type="float" office:value="0.994511207386233" table:style-name="ce2">
            <text:p>0.995</text:p>
          </table:table-cell>
          <table:table-cell office:value-type="float" office:value="0.22519049965798499" table:style-name="ce2">
            <text:p>0.225</text:p>
          </table:table-cell>
          <table:table-cell office:value-type="float" office:value="0.97727272727272696" table:style-name="ce2">
            <text:p>0.977</text:p>
          </table:table-cell>
          <table:table-cell office:value-type="float" office:value="0.88636363636363602" table:style-name="ce2">
            <text:p>0.886</text:p>
          </table:table-cell>
          <table:table-cell office:value-type="float" office:value="0.68181818181818099" table:style-name="ce2">
            <text:p>0.682</text:p>
          </table:table-cell>
          <table:table-cell office:value-type="float" office:value="0.34090909090909" table:style-name="ce2">
            <text:p>0.341</text:p>
          </table:table-cell>
          <table:table-cell office:value-type="float" office:value="0.15909090909090901" table:style-name="ce2">
            <text:p>0.15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44" table:style-name="ce1">
            <text:p>44</text:p>
          </table:table-cell>
          <table:table-cell office:value-type="float" office:value="437236" table:style-name="ce1">
            <text:p>437236</text:p>
          </table:table-cell>
          <table:table-cell office:value-type="float" office:value="0.99722273970620401" table:style-name="ce2">
            <text:p>0.997</text:p>
          </table:table-cell>
          <table:table-cell office:value-type="float" office:value="0.209787810946233" table:style-name="ce2">
            <text:p>0.210</text:p>
          </table:table-cell>
          <table:table-cell office:value-type="float" office:value="1" table:style-name="ce2">
            <text:p>1.000</text:p>
          </table:table-cell>
          <table:table-cell office:value-type="float" office:value="0.95454545454545403" table:style-name="ce2">
            <text:p>0.955</text:p>
          </table:table-cell>
          <table:table-cell office:value-type="float" office:value="0.56818181818181801" table:style-name="ce2">
            <text:p>0.568</text:p>
          </table:table-cell>
          <table:table-cell office:value-type="float" office:value="0.25" table:style-name="ce2">
            <text:p>0.250</text:p>
          </table:table-cell>
          <table:table-cell office:value-type="float" office:value="9.0909090909090898E-2" table:style-name="ce2">
            <text:p>0.091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44" table:formula="of:=[.B7]" table:style-name="ce5">
            <text:p>44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9649454704719442" table:formula="of:=AVERAGE([.D2:.D7])" table:style-name="ce6">
            <text:p>0.996</text:p>
          </table:table-cell>
          <table:table-cell office:value-type="float" office:value="0.28321764925451182" table:formula="of:=AVERAGE([.E2:.E7])" table:style-name="ce6">
            <text:p>0.283</text:p>
          </table:table-cell>
          <table:table-cell office:value-type="float" office:value="0.9962121212121211" table:formula="of:=AVERAGE([.F2:.F7])" table:style-name="ce6">
            <text:p>0.996</text:p>
          </table:table-cell>
          <table:table-cell office:value-type="float" office:value="0.90530303030302994" table:formula="of:=AVERAGE([.G2:.G7])" table:style-name="ce6">
            <text:p>0.905</text:p>
          </table:table-cell>
          <table:table-cell office:value-type="float" office:value="0.66287878787878729" table:formula="of:=AVERAGE([.H2:.H7])" table:style-name="ce6">
            <text:p>0.663</text:p>
          </table:table-cell>
          <table:table-cell office:value-type="float" office:value="0.36363636363636304" table:formula="of:=AVERAGE([.I2:.I7])" table:style-name="ce6">
            <text:p>0.364</text:p>
          </table:table-cell>
          <table:table-cell office:value-type="float" office:value="0.16666666666666649" table:formula="of:=AVERAGE([.J2:.J7])" table:style-name="ce6">
            <text:p>0.1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44" table:style-name="ce1">
            <text:p>44</text:p>
          </table:table-cell>
          <table:table-cell office:value-type="float" office:value="437236" table:style-name="ce1">
            <text:p>437236</text:p>
          </table:table-cell>
          <table:table-cell office:value-type="float" office:value="0.99833468341207798" table:style-name="ce2">
            <text:p>0.998</text:p>
          </table:table-cell>
          <table:table-cell office:value-type="float" office:value="0.34606507240284301" table:style-name="ce2">
            <text:p>0.346</text:p>
          </table:table-cell>
          <table:table-cell office:value-type="float" office:value="1" table:style-name="ce2">
            <text:p>1.000</text:p>
          </table:table-cell>
          <table:table-cell office:value-type="float" office:value="0.93181818181818099" table:style-name="ce2">
            <text:p>0.932</text:p>
          </table:table-cell>
          <table:table-cell office:value-type="float" office:value="0.75" table:style-name="ce2">
            <text:p>0.750</text:p>
          </table:table-cell>
          <table:table-cell office:value-type="float" office:value="0.40909090909090901" table:style-name="ce2">
            <text:p>0.409</text:p>
          </table:table-cell>
          <table:table-cell office:value-type="float" office:value="0.204545454545454" table:style-name="ce2">
            <text:p>0.205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ctm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65" table:style-name="ce1">
            <text:p>65</text:p>
          </table:table-cell>
          <table:table-cell office:value-type="float" office:value="2411" table:style-name="ce1">
            <text:p>2411</text:p>
          </table:table-cell>
          <table:table-cell office:value-type="float" office:value="0.95795552435950504" table:style-name="ce2">
            <text:p>0.958</text:p>
          </table:table-cell>
          <table:table-cell office:value-type="float" office:value="0.74595636221200801" table:style-name="ce2">
            <text:p>0.746</text:p>
          </table:table-cell>
          <table:table-cell office:value-type="float" office:value="0.87692307692307603" table:style-name="ce2">
            <text:p>0.877</text:p>
          </table:table-cell>
          <table:table-cell office:value-type="float" office:value="0.72307692307692295" table:style-name="ce2">
            <text:p>0.723</text:p>
          </table:table-cell>
          <table:table-cell office:value-type="float" office:value="0.41538461538461502" table:style-name="ce2">
            <text:p>0.415</text:p>
          </table:table-cell>
          <table:table-cell office:value-type="float" office:value="0.29230769230769199" table:style-name="ce2">
            <text:p>0.292</text:p>
          </table:table-cell>
          <table:table-cell office:value-type="float" office:value="0.29230769230769199" table:style-name="ce2">
            <text:p>0.29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65" table:style-name="ce1">
            <text:p>65</text:p>
          </table:table-cell>
          <table:table-cell office:value-type="float" office:value="2411" table:style-name="ce1">
            <text:p>2411</text:p>
          </table:table-cell>
          <table:table-cell office:value-type="float" office:value="0.97203203267077098" table:style-name="ce2">
            <text:p>0.972</text:p>
          </table:table-cell>
          <table:table-cell office:value-type="float" office:value="0.81868297439625204" table:style-name="ce2">
            <text:p>0.819</text:p>
          </table:table-cell>
          <table:table-cell office:value-type="float" office:value="0.92307692307692302" table:style-name="ce2">
            <text:p>0.923</text:p>
          </table:table-cell>
          <table:table-cell office:value-type="float" office:value="0.76923076923076905" table:style-name="ce2">
            <text:p>0.769</text:p>
          </table:table-cell>
          <table:table-cell office:value-type="float" office:value="0.61538461538461497" table:style-name="ce2">
            <text:p>0.615</text:p>
          </table:table-cell>
          <table:table-cell office:value-type="float" office:value="0.56923076923076898" table:style-name="ce2">
            <text:p>0.569</text:p>
          </table:table-cell>
          <table:table-cell office:value-type="float" office:value="0.56923076923076898" table:style-name="ce2">
            <text:p>0.5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65" table:style-name="ce1">
            <text:p>65</text:p>
          </table:table-cell>
          <table:table-cell office:value-type="float" office:value="2411" table:style-name="ce1">
            <text:p>2411</text:p>
          </table:table-cell>
          <table:table-cell office:value-type="float" office:value="0.975656446415467" table:style-name="ce2">
            <text:p>0.976</text:p>
          </table:table-cell>
          <table:table-cell office:value-type="float" office:value="0.832904469419946" table:style-name="ce2">
            <text:p>0.833</text:p>
          </table:table-cell>
          <table:table-cell office:value-type="float" office:value="0.93846153846153801" table:style-name="ce2">
            <text:p>0.938</text:p>
          </table:table-cell>
          <table:table-cell office:value-type="float" office:value="0.81538461538461504" table:style-name="ce2">
            <text:p>0.815</text:p>
          </table:table-cell>
          <table:table-cell office:value-type="float" office:value="0.55384615384615299" table:style-name="ce2">
            <text:p>0.554</text:p>
          </table:table-cell>
          <table:table-cell office:value-type="float" office:value="0.47692307692307601" table:style-name="ce2">
            <text:p>0.477</text:p>
          </table:table-cell>
          <table:table-cell office:value-type="float" office:value="0.47692307692307601" table:style-name="ce2">
            <text:p>0.47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65" table:style-name="ce1">
            <text:p>65</text:p>
          </table:table-cell>
          <table:table-cell office:value-type="float" office:value="2411" table:style-name="ce1">
            <text:p>2411</text:p>
          </table:table-cell>
          <table:table-cell office:value-type="float" office:value="0.97638388156845202" table:style-name="ce2">
            <text:p>0.976</text:p>
          </table:table-cell>
          <table:table-cell office:value-type="float" office:value="0.79076530256592303" table:style-name="ce2">
            <text:p>0.791</text:p>
          </table:table-cell>
          <table:table-cell office:value-type="float" office:value="0.93846153846153801" table:style-name="ce2">
            <text:p>0.938</text:p>
          </table:table-cell>
          <table:table-cell office:value-type="float" office:value="0.78461538461538405" table:style-name="ce2">
            <text:p>0.785</text:p>
          </table:table-cell>
          <table:table-cell office:value-type="float" office:value="0.47692307692307601" table:style-name="ce2">
            <text:p>0.477</text:p>
          </table:table-cell>
          <table:table-cell office:value-type="float" office:value="0.261538461538461" table:style-name="ce2">
            <text:p>0.262</text:p>
          </table:table-cell>
          <table:table-cell office:value-type="float" office:value="0.261538461538461" table:style-name="ce2">
            <text:p>0.2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65" table:style-name="ce1">
            <text:p>65</text:p>
          </table:table-cell>
          <table:table-cell office:value-type="float" office:value="2411" table:style-name="ce1">
            <text:p>2411</text:p>
          </table:table-cell>
          <table:table-cell office:value-type="float" office:value="0.92698210126663005" table:style-name="ce2">
            <text:p>0.927</text:p>
          </table:table-cell>
          <table:table-cell office:value-type="float" office:value="0.60486064047069699" table:style-name="ce2">
            <text:p>0.605</text:p>
          </table:table-cell>
          <table:table-cell office:value-type="float" office:value="0.81538461538461504" table:style-name="ce2">
            <text:p>0.815</text:p>
          </table:table-cell>
          <table:table-cell office:value-type="float" office:value="0.58461538461538398" table:style-name="ce2">
            <text:p>0.585</text:p>
          </table:table-cell>
          <table:table-cell office:value-type="float" office:value="0.27692307692307599" table:style-name="ce2">
            <text:p>0.277</text:p>
          </table:table-cell>
          <table:table-cell office:value-type="float" office:value="0.138461538461538" table:style-name="ce2">
            <text:p>0.138</text:p>
          </table:table-cell>
          <table:table-cell office:value-type="float" office:value="0.138461538461538" table:style-name="ce2">
            <text:p>0.1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65" table:style-name="ce1">
            <text:p>65</text:p>
          </table:table-cell>
          <table:table-cell office:value-type="float" office:value="2411" table:style-name="ce1">
            <text:p>2411</text:p>
          </table:table-cell>
          <table:table-cell office:value-type="float" office:value="0.94797562454136497" table:style-name="ce2">
            <text:p>0.948</text:p>
          </table:table-cell>
          <table:table-cell office:value-type="float" office:value="0.67585764509494395" table:style-name="ce2">
            <text:p>0.676</text:p>
          </table:table-cell>
          <table:table-cell office:value-type="float" office:value="0.87692307692307603" table:style-name="ce2">
            <text:p>0.877</text:p>
          </table:table-cell>
          <table:table-cell office:value-type="float" office:value="0.64615384615384597" table:style-name="ce2">
            <text:p>0.646</text:p>
          </table:table-cell>
          <table:table-cell office:value-type="float" office:value="0.32307692307692298" table:style-name="ce2">
            <text:p>0.323</text:p>
          </table:table-cell>
          <table:table-cell office:value-type="float" office:value="0.16923076923076899" table:style-name="ce2">
            <text:p>0.169</text:p>
          </table:table-cell>
          <table:table-cell office:value-type="float" office:value="0.16923076923076899" table:style-name="ce2">
            <text:p>0.169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65" table:formula="of:=[.B7]" table:style-name="ce5">
            <text:p>65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95949760180369836" table:formula="of:=AVERAGE([.D2:.D7])" table:style-name="ce6">
            <text:p>0.959</text:p>
          </table:table-cell>
          <table:table-cell office:value-type="float" office:value="0.74483789902662834" table:formula="of:=AVERAGE([.E2:.E7])" table:style-name="ce6">
            <text:p>0.745</text:p>
          </table:table-cell>
          <table:table-cell office:value-type="float" office:value="0.89487179487179436" table:formula="of:=AVERAGE([.F2:.F7])" table:style-name="ce6">
            <text:p>0.895</text:p>
          </table:table-cell>
          <table:table-cell office:value-type="float" office:value="0.72051282051282017" table:formula="of:=AVERAGE([.G2:.G7])" table:style-name="ce6">
            <text:p>0.721</text:p>
          </table:table-cell>
          <table:table-cell office:value-type="float" office:value="0.44358974358974296" table:formula="of:=AVERAGE([.H2:.H7])" table:style-name="ce6">
            <text:p>0.444</text:p>
          </table:table-cell>
          <table:table-cell office:value-type="float" office:value="0.31794871794871749" table:formula="of:=AVERAGE([.I2:.I7])" table:style-name="ce6">
            <text:p>0.318</text:p>
          </table:table-cell>
          <table:table-cell office:value-type="float" office:value="0.31794871794871749" table:formula="of:=AVERAGE([.J2:.J7])" table:style-name="ce6">
            <text:p>0.3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65" table:style-name="ce1">
            <text:p>65</text:p>
          </table:table-cell>
          <table:table-cell office:value-type="float" office:value="2411" table:style-name="ce1">
            <text:p>2411</text:p>
          </table:table-cell>
          <table:table-cell office:value-type="float" office:value="0.97966372076699704" table:style-name="ce2">
            <text:p>0.980</text:p>
          </table:table-cell>
          <table:table-cell office:value-type="float" office:value="0.81728856026005203" table:style-name="ce2">
            <text:p>0.817</text:p>
          </table:table-cell>
          <table:table-cell office:value-type="float" office:value="0.93846153846153801" table:style-name="ce2">
            <text:p>0.938</text:p>
          </table:table-cell>
          <table:table-cell office:value-type="float" office:value="0.78461538461538405" table:style-name="ce2">
            <text:p>0.785</text:p>
          </table:table-cell>
          <table:table-cell office:value-type="float" office:value="0.64615384615384597" table:style-name="ce2">
            <text:p>0.646</text:p>
          </table:table-cell>
          <table:table-cell office:value-type="float" office:value="0.29230769230769199" table:style-name="ce2">
            <text:p>0.292</text:p>
          </table:table-cell>
          <table:table-cell office:value-type="float" office:value="0.29230769230769199" table:style-name="ce2">
            <text:p>0.292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ctm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65" table:style-name="ce1">
            <text:p>65</text:p>
          </table:table-cell>
          <table:table-cell office:value-type="float" office:value="437236" table:style-name="ce1">
            <text:p>437236</text:p>
          </table:table-cell>
          <table:table-cell office:value-type="float" office:value="0.99495375495155902" table:style-name="ce2">
            <text:p>0.995</text:p>
          </table:table-cell>
          <table:table-cell office:value-type="float" office:value="0.32637386868471802" table:style-name="ce2">
            <text:p>0.326</text:p>
          </table:table-cell>
          <table:table-cell office:value-type="float" office:value="1" table:style-name="ce2">
            <text:p>1.000</text:p>
          </table:table-cell>
          <table:table-cell office:value-type="float" office:value="0.87692307692307603" table:style-name="ce2">
            <text:p>0.877</text:p>
          </table:table-cell>
          <table:table-cell office:value-type="float" office:value="0.6" table:style-name="ce2">
            <text:p>0.600</text:p>
          </table:table-cell>
          <table:table-cell office:value-type="float" office:value="0.4" table:style-name="ce2">
            <text:p>0.400</text:p>
          </table:table-cell>
          <table:table-cell office:value-type="float" office:value="0.138461538461538" table:style-name="ce2">
            <text:p>0.1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65" table:style-name="ce1">
            <text:p>65</text:p>
          </table:table-cell>
          <table:table-cell office:value-type="float" office:value="437236" table:style-name="ce1">
            <text:p>437236</text:p>
          </table:table-cell>
          <table:table-cell office:value-type="float" office:value="0.99719932977578696" table:style-name="ce2">
            <text:p>0.997</text:p>
          </table:table-cell>
          <table:table-cell office:value-type="float" office:value="0.45818688411764003" table:style-name="ce2">
            <text:p>0.458</text:p>
          </table:table-cell>
          <table:table-cell office:value-type="float" office:value="1" table:style-name="ce2">
            <text:p>1.000</text:p>
          </table:table-cell>
          <table:table-cell office:value-type="float" office:value="0.93846153846153801" table:style-name="ce2">
            <text:p>0.938</text:p>
          </table:table-cell>
          <table:table-cell office:value-type="float" office:value="0.73846153846153795" table:style-name="ce2">
            <text:p>0.738</text:p>
          </table:table-cell>
          <table:table-cell office:value-type="float" office:value="0.46153846153846101" table:style-name="ce2">
            <text:p>0.462</text:p>
          </table:table-cell>
          <table:table-cell office:value-type="float" office:value="0.32307692307692298" table:style-name="ce2">
            <text:p>0.3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65" table:style-name="ce1">
            <text:p>65</text:p>
          </table:table-cell>
          <table:table-cell office:value-type="float" office:value="437236" table:style-name="ce1">
            <text:p>437236</text:p>
          </table:table-cell>
          <table:table-cell office:value-type="float" office:value="0.99641988800978398" table:style-name="ce2">
            <text:p>0.996</text:p>
          </table:table-cell>
          <table:table-cell office:value-type="float" office:value="0.38183134330652602" table:style-name="ce2">
            <text:p>0.382</text:p>
          </table:table-cell>
          <table:table-cell office:value-type="float" office:value="1" table:style-name="ce2">
            <text:p>1.000</text:p>
          </table:table-cell>
          <table:table-cell office:value-type="float" office:value="0.89230769230769202" table:style-name="ce2">
            <text:p>0.892</text:p>
          </table:table-cell>
          <table:table-cell office:value-type="float" office:value="0.69230769230769196" table:style-name="ce2">
            <text:p>0.692</text:p>
          </table:table-cell>
          <table:table-cell office:value-type="float" office:value="0.47692307692307601" table:style-name="ce2">
            <text:p>0.477</text:p>
          </table:table-cell>
          <table:table-cell office:value-type="float" office:value="0.21538461538461501" table:style-name="ce2">
            <text:p>0.2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65" table:style-name="ce1">
            <text:p>65</text:p>
          </table:table-cell>
          <table:table-cell office:value-type="float" office:value="437236" table:style-name="ce1">
            <text:p>437236</text:p>
          </table:table-cell>
          <table:table-cell office:value-type="float" office:value="0.99742448542135598" table:style-name="ce2">
            <text:p>0.997</text:p>
          </table:table-cell>
          <table:table-cell office:value-type="float" office:value="0.30175936218618998" table:style-name="ce2">
            <text:p>0.302</text:p>
          </table:table-cell>
          <table:table-cell office:value-type="float" office:value="1" table:style-name="ce2">
            <text:p>1.000</text:p>
          </table:table-cell>
          <table:table-cell office:value-type="float" office:value="0.93846153846153801" table:style-name="ce2">
            <text:p>0.938</text:p>
          </table:table-cell>
          <table:table-cell office:value-type="float" office:value="0.69230769230769196" table:style-name="ce2">
            <text:p>0.692</text:p>
          </table:table-cell>
          <table:table-cell office:value-type="float" office:value="0.33846153846153798" table:style-name="ce2">
            <text:p>0.338</text:p>
          </table:table-cell>
          <table:table-cell office:value-type="float" office:value="0.138461538461538" table:style-name="ce2">
            <text:p>0.1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65" table:style-name="ce1">
            <text:p>65</text:p>
          </table:table-cell>
          <table:table-cell office:value-type="float" office:value="437236" table:style-name="ce1">
            <text:p>437236</text:p>
          </table:table-cell>
          <table:table-cell office:value-type="float" office:value="0.99131493500781398" table:style-name="ce2">
            <text:p>0.991</text:p>
          </table:table-cell>
          <table:table-cell office:value-type="float" office:value="0.18525852589966799" table:style-name="ce2">
            <text:p>0.185</text:p>
          </table:table-cell>
          <table:table-cell office:value-type="float" office:value="0.96923076923076901" table:style-name="ce2">
            <text:p>0.969</text:p>
          </table:table-cell>
          <table:table-cell office:value-type="float" office:value="0.83076923076923004" table:style-name="ce2">
            <text:p>0.831</text:p>
          </table:table-cell>
          <table:table-cell office:value-type="float" office:value="0.56923076923076898" table:style-name="ce2">
            <text:p>0.569</text:p>
          </table:table-cell>
          <table:table-cell office:value-type="float" office:value="0.21538461538461501" table:style-name="ce2">
            <text:p>0.215</text:p>
          </table:table-cell>
          <table:table-cell office:value-type="float" office:value="0.107692307692307" table:style-name="ce2">
            <text:p>0.1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65" table:style-name="ce1">
            <text:p>65</text:p>
          </table:table-cell>
          <table:table-cell office:value-type="float" office:value="437236" table:style-name="ce1">
            <text:p>437236</text:p>
          </table:table-cell>
          <table:table-cell office:value-type="float" office:value="0.99254474084405697" table:style-name="ce2">
            <text:p>0.993</text:p>
          </table:table-cell>
          <table:table-cell office:value-type="float" office:value="0.20794969515940301" table:style-name="ce2">
            <text:p>0.208</text:p>
          </table:table-cell>
          <table:table-cell office:value-type="float" office:value="0.984615384615384" table:style-name="ce2">
            <text:p>0.985</text:p>
          </table:table-cell>
          <table:table-cell office:value-type="float" office:value="0.86153846153846103" table:style-name="ce2">
            <text:p>0.862</text:p>
          </table:table-cell>
          <table:table-cell office:value-type="float" office:value="0.55384615384615299" table:style-name="ce2">
            <text:p>0.554</text:p>
          </table:table-cell>
          <table:table-cell office:value-type="float" office:value="0.18461538461538399" table:style-name="ce2">
            <text:p>0.185</text:p>
          </table:table-cell>
          <table:table-cell office:value-type="float" office:value="0.107692307692307" table:style-name="ce2">
            <text:p>0.108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65" table:formula="of:=[.B7]" table:style-name="ce5">
            <text:p>65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9497618900172613" table:formula="of:=AVERAGE([.D2:.D7])" table:style-name="ce6">
            <text:p>0.995</text:p>
          </table:table-cell>
          <table:table-cell office:value-type="float" office:value="0.31022661322569084" table:formula="of:=AVERAGE([.E2:.E7])" table:style-name="ce6">
            <text:p>0.310</text:p>
          </table:table-cell>
          <table:table-cell office:value-type="float" office:value="0.99230769230769222" table:formula="of:=AVERAGE([.F2:.F7])" table:style-name="ce6">
            <text:p>0.992</text:p>
          </table:table-cell>
          <table:table-cell office:value-type="float" office:value="0.88974358974358914" table:formula="of:=AVERAGE([.G2:.G7])" table:style-name="ce6">
            <text:p>0.890</text:p>
          </table:table-cell>
          <table:table-cell office:value-type="float" office:value="0.64102564102564064" table:formula="of:=AVERAGE([.H2:.H7])" table:style-name="ce6">
            <text:p>0.641</text:p>
          </table:table-cell>
          <table:table-cell office:value-type="float" office:value="0.34615384615384565" table:formula="of:=AVERAGE([.I2:.I7])" table:style-name="ce6">
            <text:p>0.346</text:p>
          </table:table-cell>
          <table:table-cell office:value-type="float" office:value="0.17179487179487132" table:formula="of:=AVERAGE([.J2:.J7])" table:style-name="ce6">
            <text:p>0.1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65" table:style-name="ce1">
            <text:p>65</text:p>
          </table:table-cell>
          <table:table-cell office:value-type="float" office:value="437236" table:style-name="ce1">
            <text:p>437236</text:p>
          </table:table-cell>
          <table:table-cell office:value-type="float" office:value="0.99700485638102798" table:style-name="ce2">
            <text:p>0.997</text:p>
          </table:table-cell>
          <table:table-cell office:value-type="float" office:value="0.38029521331155602" table:style-name="ce2">
            <text:p>0.380</text:p>
          </table:table-cell>
          <table:table-cell office:value-type="float" office:value="1" table:style-name="ce2">
            <text:p>1.000</text:p>
          </table:table-cell>
          <table:table-cell office:value-type="float" office:value="0.92307692307692302" table:style-name="ce2">
            <text:p>0.923</text:p>
          </table:table-cell>
          <table:table-cell office:value-type="float" office:value="0.72307692307692295" table:style-name="ce2">
            <text:p>0.723</text:p>
          </table:table-cell>
          <table:table-cell office:value-type="float" office:value="0.44615384615384601" table:style-name="ce2">
            <text:p>0.446</text:p>
          </table:table-cell>
          <table:table-cell office:value-type="float" office:value="0.2" table:style-name="ce2">
            <text:p>0.20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ntm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67" table:style-name="ce1">
            <text:p>67</text:p>
          </table:table-cell>
          <table:table-cell office:value-type="float" office:value="2411" table:style-name="ce1">
            <text:p>2411</text:p>
          </table:table-cell>
          <table:table-cell office:value-type="float" office:value="0.99153754248252701" table:style-name="ce2">
            <text:p>0.992</text:p>
          </table:table-cell>
          <table:table-cell office:value-type="float" office:value="0.90711309741465795" table:style-name="ce2">
            <text:p>0.907</text:p>
          </table:table-cell>
          <table:table-cell office:value-type="float" office:value="0.98507462686567104" table:style-name="ce2">
            <text:p>0.985</text:p>
          </table:table-cell>
          <table:table-cell office:value-type="float" office:value="0.91044776119402904" table:style-name="ce2">
            <text:p>0.910</text:p>
          </table:table-cell>
          <table:table-cell office:value-type="float" office:value="0.55223880597014896" table:style-name="ce2">
            <text:p>0.552</text:p>
          </table:table-cell>
          <table:table-cell office:value-type="float" office:value="0.37313432835820898" table:style-name="ce2">
            <text:p>0.373</text:p>
          </table:table-cell>
          <table:table-cell office:value-type="float" office:value="0.37313432835820898" table:style-name="ce2">
            <text:p>0.3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67" table:style-name="ce1">
            <text:p>67</text:p>
          </table:table-cell>
          <table:table-cell office:value-type="float" office:value="2411" table:style-name="ce1">
            <text:p>2411</text:p>
          </table:table-cell>
          <table:table-cell office:value-type="float" office:value="0.99523948073815904" table:style-name="ce2">
            <text:p>0.995</text:p>
          </table:table-cell>
          <table:table-cell office:value-type="float" office:value="0.93115109236506499" table:style-name="ce2">
            <text:p>0.931</text:p>
          </table:table-cell>
          <table:table-cell office:value-type="float" office:value="0.98507462686567104" table:style-name="ce2">
            <text:p>0.985</text:p>
          </table:table-cell>
          <table:table-cell office:value-type="float" office:value="0.91044776119402904" table:style-name="ce2">
            <text:p>0.910</text:p>
          </table:table-cell>
          <table:table-cell office:value-type="float" office:value="0.77611940298507398" table:style-name="ce2">
            <text:p>0.776</text:p>
          </table:table-cell>
          <table:table-cell office:value-type="float" office:value="0.61194029850746201" table:style-name="ce2">
            <text:p>0.612</text:p>
          </table:table-cell>
          <table:table-cell office:value-type="float" office:value="0.61194029850746201" table:style-name="ce2">
            <text:p>0.6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67" table:style-name="ce1">
            <text:p>67</text:p>
          </table:table-cell>
          <table:table-cell office:value-type="float" office:value="2411" table:style-name="ce1">
            <text:p>2411</text:p>
          </table:table-cell>
          <table:table-cell office:value-type="float" office:value="0.998019029695983" table:style-name="ce2">
            <text:p>0.998</text:p>
          </table:table-cell>
          <table:table-cell office:value-type="float" office:value="0.96133280667800602" table:style-name="ce2">
            <text:p>0.961</text:p>
          </table:table-cell>
          <table:table-cell office:value-type="float" office:value="1" table:style-name="ce2">
            <text:p>1.000</text:p>
          </table:table-cell>
          <table:table-cell office:value-type="float" office:value="0.95522388059701402" table:style-name="ce2">
            <text:p>0.955</text:p>
          </table:table-cell>
          <table:table-cell office:value-type="float" office:value="0.86567164179104406" table:style-name="ce2">
            <text:p>0.866</text:p>
          </table:table-cell>
          <table:table-cell office:value-type="float" office:value="0.731343283582089" table:style-name="ce2">
            <text:p>0.731</text:p>
          </table:table-cell>
          <table:table-cell office:value-type="float" office:value="0.731343283582089" table:style-name="ce2">
            <text:p>0.7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67" table:style-name="ce1">
            <text:p>67</text:p>
          </table:table-cell>
          <table:table-cell office:value-type="float" office:value="2411" table:style-name="ce1">
            <text:p>2411</text:p>
          </table:table-cell>
          <table:table-cell office:value-type="float" office:value="0.97063830577514698" table:style-name="ce2">
            <text:p>0.971</text:p>
          </table:table-cell>
          <table:table-cell office:value-type="float" office:value="0.83408885689457701" table:style-name="ce2">
            <text:p>0.834</text:p>
          </table:table-cell>
          <table:table-cell office:value-type="float" office:value="0.92537313432835799" table:style-name="ce2">
            <text:p>0.925</text:p>
          </table:table-cell>
          <table:table-cell office:value-type="float" office:value="0.86567164179104406" table:style-name="ce2">
            <text:p>0.866</text:p>
          </table:table-cell>
          <table:table-cell office:value-type="float" office:value="0.55223880597014896" table:style-name="ce2">
            <text:p>0.552</text:p>
          </table:table-cell>
          <table:table-cell office:value-type="float" office:value="0.25373134328358199" table:style-name="ce2">
            <text:p>0.254</text:p>
          </table:table-cell>
          <table:table-cell office:value-type="float" office:value="0.25373134328358199" table:style-name="ce2">
            <text:p>0.25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67" table:style-name="ce1">
            <text:p>67</text:p>
          </table:table-cell>
          <table:table-cell office:value-type="float" office:value="2411" table:style-name="ce1">
            <text:p>2411</text:p>
          </table:table-cell>
          <table:table-cell office:value-type="float" office:value="0.97546692089118903" table:style-name="ce2">
            <text:p>0.975</text:p>
          </table:table-cell>
          <table:table-cell office:value-type="float" office:value="0.822989822651784" table:style-name="ce2">
            <text:p>0.823</text:p>
          </table:table-cell>
          <table:table-cell office:value-type="float" office:value="0.95522388059701402" table:style-name="ce2">
            <text:p>0.955</text:p>
          </table:table-cell>
          <table:table-cell office:value-type="float" office:value="0.79104477611940205" table:style-name="ce2">
            <text:p>0.791</text:p>
          </table:table-cell>
          <table:table-cell office:value-type="float" office:value="0.49253731343283502" table:style-name="ce2">
            <text:p>0.493</text:p>
          </table:table-cell>
          <table:table-cell office:value-type="float" office:value="0.31343283582089498" table:style-name="ce2">
            <text:p>0.313</text:p>
          </table:table-cell>
          <table:table-cell office:value-type="float" office:value="0.31343283582089498" table:style-name="ce2">
            <text:p>0.3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67" table:style-name="ce1">
            <text:p>67</text:p>
          </table:table-cell>
          <table:table-cell office:value-type="float" office:value="2411" table:style-name="ce1">
            <text:p>2411</text:p>
          </table:table-cell>
          <table:table-cell office:value-type="float" office:value="0.991518970885927" table:style-name="ce2">
            <text:p>0.992</text:p>
          </table:table-cell>
          <table:table-cell office:value-type="float" office:value="0.83641116615716704" table:style-name="ce2">
            <text:p>0.836</text:p>
          </table:table-cell>
          <table:table-cell office:value-type="float" office:value="0.98507462686567104" table:style-name="ce2">
            <text:p>0.985</text:p>
          </table:table-cell>
          <table:table-cell office:value-type="float" office:value="0.80597014925373101" table:style-name="ce2">
            <text:p>0.806</text:p>
          </table:table-cell>
          <table:table-cell office:value-type="float" office:value="0.50746268656716398" table:style-name="ce2">
            <text:p>0.507</text:p>
          </table:table-cell>
          <table:table-cell office:value-type="float" office:value="0.328358208955223" table:style-name="ce2">
            <text:p>0.328</text:p>
          </table:table-cell>
          <table:table-cell office:value-type="float" office:value="0.328358208955223" table:style-name="ce2">
            <text:p>0.328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67" table:formula="of:=[.B7]" table:style-name="ce5">
            <text:p>67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98707004174482205" table:formula="of:=AVERAGE([.D2:.D7])" table:style-name="ce6">
            <text:p>0.987</text:p>
          </table:table-cell>
          <table:table-cell office:value-type="float" office:value="0.88218114036020945" table:formula="of:=AVERAGE([.E2:.E7])" table:style-name="ce6">
            <text:p>0.882</text:p>
          </table:table-cell>
          <table:table-cell office:value-type="float" office:value="0.97263681592039752" table:formula="of:=AVERAGE([.F2:.F7])" table:style-name="ce6">
            <text:p>0.973</text:p>
          </table:table-cell>
          <table:table-cell office:value-type="float" office:value="0.87313432835820814" table:formula="of:=AVERAGE([.G2:.G7])" table:style-name="ce6">
            <text:p>0.873</text:p>
          </table:table-cell>
          <table:table-cell office:value-type="float" office:value="0.62437810945273575" table:formula="of:=AVERAGE([.H2:.H7])" table:style-name="ce6">
            <text:p>0.624</text:p>
          </table:table-cell>
          <table:table-cell office:value-type="float" office:value="0.43532338308457663" table:formula="of:=AVERAGE([.I2:.I7])" table:style-name="ce6">
            <text:p>0.435</text:p>
          </table:table-cell>
          <table:table-cell office:value-type="float" office:value="0.43532338308457663" table:formula="of:=AVERAGE([.J2:.J7])" table:style-name="ce6">
            <text:p>0.4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67" table:style-name="ce1">
            <text:p>67</text:p>
          </table:table-cell>
          <table:table-cell office:value-type="float" office:value="2411" table:style-name="ce1">
            <text:p>2411</text:p>
          </table:table-cell>
          <table:table-cell office:value-type="float" office:value="0.99684901911017298" table:style-name="ce2">
            <text:p>0.997</text:p>
          </table:table-cell>
          <table:table-cell office:value-type="float" office:value="0.93733393058569903" table:style-name="ce2">
            <text:p>0.937</text:p>
          </table:table-cell>
          <table:table-cell office:value-type="float" office:value="1" table:style-name="ce2">
            <text:p>1.000</text:p>
          </table:table-cell>
          <table:table-cell office:value-type="float" office:value="0.92537313432835799" table:style-name="ce2">
            <text:p>0.925</text:p>
          </table:table-cell>
          <table:table-cell office:value-type="float" office:value="0.80597014925373101" table:style-name="ce2">
            <text:p>0.806</text:p>
          </table:table-cell>
          <table:table-cell office:value-type="float" office:value="0.38805970149253699" table:style-name="ce2">
            <text:p>0.388</text:p>
          </table:table-cell>
          <table:table-cell office:value-type="float" office:value="0.38805970149253699" table:style-name="ce2">
            <text:p>0.388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ntm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67" table:style-name="ce1">
            <text:p>67</text:p>
          </table:table-cell>
          <table:table-cell office:value-type="float" office:value="437236" table:style-name="ce1">
            <text:p>437236</text:p>
          </table:table-cell>
          <table:table-cell office:value-type="float" office:value="0.99888475133412702" table:style-name="ce2">
            <text:p>0.999</text:p>
          </table:table-cell>
          <table:table-cell office:value-type="float" office:value="0.47586800004831697" table:style-name="ce2">
            <text:p>0.476</text:p>
          </table:table-cell>
          <table:table-cell office:value-type="float" office:value="1" table:style-name="ce2">
            <text:p>1.000</text:p>
          </table:table-cell>
          <table:table-cell office:value-type="float" office:value="0.98507462686567104" table:style-name="ce2">
            <text:p>0.985</text:p>
          </table:table-cell>
          <table:table-cell office:value-type="float" office:value="0.85074626865671599" table:style-name="ce2">
            <text:p>0.851</text:p>
          </table:table-cell>
          <table:table-cell office:value-type="float" office:value="0.462686567164179" table:style-name="ce2">
            <text:p>0.463</text:p>
          </table:table-cell>
          <table:table-cell office:value-type="float" office:value="0.17910447761194001" table:style-name="ce2">
            <text:p>0.1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67" table:style-name="ce1">
            <text:p>67</text:p>
          </table:table-cell>
          <table:table-cell office:value-type="float" office:value="437236" table:style-name="ce1">
            <text:p>437236</text:p>
          </table:table-cell>
          <table:table-cell office:value-type="float" office:value="0.99944594285158705" table:style-name="ce2">
            <text:p>0.999</text:p>
          </table:table-cell>
          <table:table-cell office:value-type="float" office:value="0.53683776254031801" table:style-name="ce2">
            <text:p>0.537</text:p>
          </table:table-cell>
          <table:table-cell office:value-type="float" office:value="1" table:style-name="ce2">
            <text:p>1.000</text:p>
          </table:table-cell>
          <table:table-cell office:value-type="float" office:value="0.98507462686567104" table:style-name="ce2">
            <text:p>0.985</text:p>
          </table:table-cell>
          <table:table-cell office:value-type="float" office:value="0.88059701492537301" table:style-name="ce2">
            <text:p>0.881</text:p>
          </table:table-cell>
          <table:table-cell office:value-type="float" office:value="0.56716417910447703" table:style-name="ce2">
            <text:p>0.567</text:p>
          </table:table-cell>
          <table:table-cell office:value-type="float" office:value="0.29850746268656703" table:style-name="ce2">
            <text:p>0.29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67" table:style-name="ce1">
            <text:p>67</text:p>
          </table:table-cell>
          <table:table-cell office:value-type="float" office:value="437236" table:style-name="ce1">
            <text:p>437236</text:p>
          </table:table-cell>
          <table:table-cell office:value-type="float" office:value="0.99959272652099596" table:style-name="ce2">
            <text:p>1.000</text:p>
          </table:table-cell>
          <table:table-cell office:value-type="float" office:value="0.65548657222596696" table:style-name="ce2">
            <text:p>0.655</text:p>
          </table:table-cell>
          <table:table-cell office:value-type="float" office:value="1" table:style-name="ce2">
            <text:p>1.000</text:p>
          </table:table-cell>
          <table:table-cell office:value-type="float" office:value="0.98507462686567104" table:style-name="ce2">
            <text:p>0.985</text:p>
          </table:table-cell>
          <table:table-cell office:value-type="float" office:value="0.91044776119402904" table:style-name="ce2">
            <text:p>0.910</text:p>
          </table:table-cell>
          <table:table-cell office:value-type="float" office:value="0.731343283582089" table:style-name="ce2">
            <text:p>0.731</text:p>
          </table:table-cell>
          <table:table-cell office:value-type="float" office:value="0.402985074626865" table:style-name="ce2">
            <text:p>0.40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67" table:style-name="ce1">
            <text:p>67</text:p>
          </table:table-cell>
          <table:table-cell office:value-type="float" office:value="437236" table:style-name="ce1">
            <text:p>437236</text:p>
          </table:table-cell>
          <table:table-cell office:value-type="float" office:value="0.99673590668545597" table:style-name="ce2">
            <text:p>0.997</text:p>
          </table:table-cell>
          <table:table-cell office:value-type="float" office:value="0.32238818509024397" table:style-name="ce2">
            <text:p>0.322</text:p>
          </table:table-cell>
          <table:table-cell office:value-type="float" office:value="1" table:style-name="ce2">
            <text:p>1.000</text:p>
          </table:table-cell>
          <table:table-cell office:value-type="float" office:value="0.92537313432835799" table:style-name="ce2">
            <text:p>0.925</text:p>
          </table:table-cell>
          <table:table-cell office:value-type="float" office:value="0.74626865671641796" table:style-name="ce2">
            <text:p>0.746</text:p>
          </table:table-cell>
          <table:table-cell office:value-type="float" office:value="0.34328358208955201" table:style-name="ce2">
            <text:p>0.343</text:p>
          </table:table-cell>
          <table:table-cell office:value-type="float" office:value="0.14925373134328301" table:style-name="ce2">
            <text:p>0.1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67" table:style-name="ce1">
            <text:p>67</text:p>
          </table:table-cell>
          <table:table-cell office:value-type="float" office:value="437236" table:style-name="ce1">
            <text:p>437236</text:p>
          </table:table-cell>
          <table:table-cell office:value-type="float" office:value="0.99737014868025098" table:style-name="ce2">
            <text:p>0.997</text:p>
          </table:table-cell>
          <table:table-cell office:value-type="float" office:value="0.41837315784021001" table:style-name="ce2">
            <text:p>0.418</text:p>
          </table:table-cell>
          <table:table-cell office:value-type="float" office:value="1" table:style-name="ce2">
            <text:p>1.000</text:p>
          </table:table-cell>
          <table:table-cell office:value-type="float" office:value="0.97014925373134298" table:style-name="ce2">
            <text:p>0.970</text:p>
          </table:table-cell>
          <table:table-cell office:value-type="float" office:value="0.79104477611940205" table:style-name="ce2">
            <text:p>0.791</text:p>
          </table:table-cell>
          <table:table-cell office:value-type="float" office:value="0.47761194029850701" table:style-name="ce2">
            <text:p>0.478</text:p>
          </table:table-cell>
          <table:table-cell office:value-type="float" office:value="0.23880597014925301" table:style-name="ce2">
            <text:p>0.2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67" table:style-name="ce1">
            <text:p>67</text:p>
          </table:table-cell>
          <table:table-cell office:value-type="float" office:value="437236" table:style-name="ce1">
            <text:p>437236</text:p>
          </table:table-cell>
          <table:table-cell office:value-type="float" office:value="0.9987353733487" table:style-name="ce2">
            <text:p>0.999</text:p>
          </table:table-cell>
          <table:table-cell office:value-type="float" office:value="0.37297115543097498" table:style-name="ce2">
            <text:p>0.373</text:p>
          </table:table-cell>
          <table:table-cell office:value-type="float" office:value="1" table:style-name="ce2">
            <text:p>1.000</text:p>
          </table:table-cell>
          <table:table-cell office:value-type="float" office:value="0.98507462686567104" table:style-name="ce2">
            <text:p>0.985</text:p>
          </table:table-cell>
          <table:table-cell office:value-type="float" office:value="0.731343283582089" table:style-name="ce2">
            <text:p>0.731</text:p>
          </table:table-cell>
          <table:table-cell office:value-type="float" office:value="0.35820895522388002" table:style-name="ce2">
            <text:p>0.358</text:p>
          </table:table-cell>
          <table:table-cell office:value-type="float" office:value="0.194029850746268" table:style-name="ce2">
            <text:p>0.194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67" table:formula="of:=[.B7]" table:style-name="ce5">
            <text:p>67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9846080823685301" table:formula="of:=AVERAGE([.D2:.D7])" table:style-name="ce6">
            <text:p>0.998</text:p>
          </table:table-cell>
          <table:table-cell office:value-type="float" office:value="0.46365413886267176" table:formula="of:=AVERAGE([.E2:.E7])" table:style-name="ce6">
            <text:p>0.464</text:p>
          </table:table-cell>
          <table:table-cell office:value-type="float" office:value="1" table:formula="of:=AVERAGE([.F2:.F7])" table:style-name="ce6">
            <text:p>1.000</text:p>
          </table:table-cell>
          <table:table-cell office:value-type="float" office:value="0.97263681592039752" table:formula="of:=AVERAGE([.G2:.G7])" table:style-name="ce6">
            <text:p>0.973</text:p>
          </table:table-cell>
          <table:table-cell office:value-type="float" office:value="0.81840796019900452" table:formula="of:=AVERAGE([.H2:.H7])" table:style-name="ce6">
            <text:p>0.818</text:p>
          </table:table-cell>
          <table:table-cell office:value-type="float" office:value="0.49004975124378064" table:formula="of:=AVERAGE([.I2:.I7])" table:style-name="ce6">
            <text:p>0.490</text:p>
          </table:table-cell>
          <table:table-cell office:value-type="float" office:value="0.24378109452736271" table:formula="of:=AVERAGE([.J2:.J7])" table:style-name="ce6">
            <text:p>0.24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67" table:style-name="ce1">
            <text:p>67</text:p>
          </table:table-cell>
          <table:table-cell office:value-type="float" office:value="437236" table:style-name="ce1">
            <text:p>437236</text:p>
          </table:table-cell>
          <table:table-cell office:value-type="float" office:value="0.99939531955351002" table:style-name="ce2">
            <text:p>0.999</text:p>
          </table:table-cell>
          <table:table-cell office:value-type="float" office:value="0.55038038033507497" table:style-name="ce2">
            <text:p>0.550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88059701492537301" table:style-name="ce2">
            <text:p>0.881</text:p>
          </table:table-cell>
          <table:table-cell office:value-type="float" office:value="0.55223880597014896" table:style-name="ce2">
            <text:p>0.552</text:p>
          </table:table-cell>
          <table:table-cell office:value-type="float" office:value="0.37313432835820898" table:style-name="ce2">
            <text:p>0.373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the3_ntm_NLReff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54" table:style-name="ce1">
            <text:p>54</text:p>
          </table:table-cell>
          <table:table-cell office:value-type="float" office:value="2411" table:style-name="ce1">
            <text:p>2411</text:p>
          </table:table-cell>
          <table:table-cell office:value-type="float" office:value="0.99753444859210105" table:style-name="ce2">
            <text:p>0.998</text:p>
          </table:table-cell>
          <table:table-cell office:value-type="float" office:value="0.92489902592669904" table:style-name="ce2">
            <text:p>0.925</text:p>
          </table:table-cell>
          <table:table-cell office:value-type="float" office:value="1" table:style-name="ce2">
            <text:p>1.000</text:p>
          </table:table-cell>
          <table:table-cell office:value-type="float" office:value="0.96296296296296202" table:style-name="ce2">
            <text:p>0.963</text:p>
          </table:table-cell>
          <table:table-cell office:value-type="float" office:value="0.62962962962962898" table:style-name="ce2">
            <text:p>0.630</text:p>
          </table:table-cell>
          <table:table-cell office:value-type="float" office:value="0.46296296296296202" table:style-name="ce2">
            <text:p>0.463</text:p>
          </table:table-cell>
          <table:table-cell office:value-type="float" office:value="0.46296296296296202" table:style-name="ce2">
            <text:p>0.4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54" table:style-name="ce1">
            <text:p>54</text:p>
          </table:table-cell>
          <table:table-cell office:value-type="float" office:value="2411" table:style-name="ce1">
            <text:p>2411</text:p>
          </table:table-cell>
          <table:table-cell office:value-type="float" office:value="0.99840238413444504" table:style-name="ce2">
            <text:p>0.998</text:p>
          </table:table-cell>
          <table:table-cell office:value-type="float" office:value="0.95005736750562897" table:style-name="ce2">
            <text:p>0.950</text:p>
          </table:table-cell>
          <table:table-cell office:value-type="float" office:value="1" table:style-name="ce2">
            <text:p>1.000</text:p>
          </table:table-cell>
          <table:table-cell office:value-type="float" office:value="0.94444444444444398" table:style-name="ce2">
            <text:p>0.944</text:p>
          </table:table-cell>
          <table:table-cell office:value-type="float" office:value="0.81481481481481399" table:style-name="ce2">
            <text:p>0.815</text:p>
          </table:table-cell>
          <table:table-cell office:value-type="float" office:value="0.68518518518518501" table:style-name="ce2">
            <text:p>0.685</text:p>
          </table:table-cell>
          <table:table-cell office:value-type="float" office:value="0.68518518518518501" table:style-name="ce2">
            <text:p>0.6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54" table:style-name="ce1">
            <text:p>54</text:p>
          </table:table-cell>
          <table:table-cell office:value-type="float" office:value="2411" table:style-name="ce1">
            <text:p>2411</text:p>
          </table:table-cell>
          <table:table-cell office:value-type="float" office:value="0.99947770250549095" table:style-name="ce2">
            <text:p>0.999</text:p>
          </table:table-cell>
          <table:table-cell office:value-type="float" office:value="0.97915768619565202" table:style-name="ce2">
            <text:p>0.979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87037037037037002" table:style-name="ce2">
            <text:p>0.870</text:p>
          </table:table-cell>
          <table:table-cell office:value-type="float" office:value="0.77777777777777701" table:style-name="ce2">
            <text:p>0.778</text:p>
          </table:table-cell>
          <table:table-cell office:value-type="float" office:value="0.77777777777777701" table:style-name="ce2">
            <text:p>0.7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54" table:style-name="ce1">
            <text:p>54</text:p>
          </table:table-cell>
          <table:table-cell office:value-type="float" office:value="2411" table:style-name="ce1">
            <text:p>2411</text:p>
          </table:table-cell>
          <table:table-cell office:value-type="float" office:value="0.99160483586033099" table:style-name="ce2">
            <text:p>0.992</text:p>
          </table:table-cell>
          <table:table-cell office:value-type="float" office:value="0.83911578154035604" table:style-name="ce2">
            <text:p>0.839</text:p>
          </table:table-cell>
          <table:table-cell office:value-type="float" office:value="0.98148148148148096" table:style-name="ce2">
            <text:p>0.981</text:p>
          </table:table-cell>
          <table:table-cell office:value-type="float" office:value="0.85185185185185097" table:style-name="ce2">
            <text:p>0.852</text:p>
          </table:table-cell>
          <table:table-cell office:value-type="float" office:value="0.592592592592592" table:style-name="ce2">
            <text:p>0.593</text:p>
          </table:table-cell>
          <table:table-cell office:value-type="float" office:value="0.38888888888888801" table:style-name="ce2">
            <text:p>0.389</text:p>
          </table:table-cell>
          <table:table-cell office:value-type="float" office:value="0.38888888888888801" table:style-name="ce2">
            <text:p>0.3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54" table:style-name="ce1">
            <text:p>54</text:p>
          </table:table-cell>
          <table:table-cell office:value-type="float" office:value="2411" table:style-name="ce1">
            <text:p>2411</text:p>
          </table:table-cell>
          <table:table-cell office:value-type="float" office:value="0.99269551592239202" table:style-name="ce2">
            <text:p>0.993</text:p>
          </table:table-cell>
          <table:table-cell office:value-type="float" office:value="0.84910665434052202" table:style-name="ce2">
            <text:p>0.849</text:p>
          </table:table-cell>
          <table:table-cell office:value-type="float" office:value="1" table:style-name="ce2">
            <text:p>1.000</text:p>
          </table:table-cell>
          <table:table-cell office:value-type="float" office:value="0.81481481481481399" table:style-name="ce2">
            <text:p>0.815</text:p>
          </table:table-cell>
          <table:table-cell office:value-type="float" office:value="0.57407407407407396" table:style-name="ce2">
            <text:p>0.574</text:p>
          </table:table-cell>
          <table:table-cell office:value-type="float" office:value="0.37037037037037002" table:style-name="ce2">
            <text:p>0.370</text:p>
          </table:table-cell>
          <table:table-cell office:value-type="float" office:value="0.37037037037037002" table:style-name="ce2">
            <text:p>0.37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54" table:style-name="ce1">
            <text:p>54</text:p>
          </table:table-cell>
          <table:table-cell office:value-type="float" office:value="2411" table:style-name="ce1">
            <text:p>2411</text:p>
          </table:table-cell>
          <table:table-cell office:value-type="float" office:value="0.98961549687389505" table:style-name="ce2">
            <text:p>0.990</text:p>
          </table:table-cell>
          <table:table-cell office:value-type="float" office:value="0.82702971322895202" table:style-name="ce2">
            <text:p>0.827</text:p>
          </table:table-cell>
          <table:table-cell office:value-type="float" office:value="0.96296296296296202" table:style-name="ce2">
            <text:p>0.963</text:p>
          </table:table-cell>
          <table:table-cell office:value-type="float" office:value="0.83333333333333304" table:style-name="ce2">
            <text:p>0.833</text:p>
          </table:table-cell>
          <table:table-cell office:value-type="float" office:value="0.51851851851851805" table:style-name="ce2">
            <text:p>0.519</text:p>
          </table:table-cell>
          <table:table-cell office:value-type="float" office:value="0.31481481481481399" table:style-name="ce2">
            <text:p>0.315</text:p>
          </table:table-cell>
          <table:table-cell office:value-type="float" office:value="0.31481481481481399" table:style-name="ce2">
            <text:p>0.31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54" table:formula="of:=[.B7]" table:style-name="ce5">
            <text:p>54</text:p>
          </table:table-cell>
          <table:table-cell office:value-type="float" office:value="2411" table:formula="of:=[.C7]" table:style-name="ce5">
            <text:p>2411</text:p>
          </table:table-cell>
          <table:table-cell office:value-type="float" office:value="0.99488839731477585" table:formula="of:=AVERAGE([.D2:.D7])" table:style-name="ce6">
            <text:p>0.995</text:p>
          </table:table-cell>
          <table:table-cell office:value-type="float" office:value="0.89489437145630168" table:formula="of:=AVERAGE([.E2:.E7])" table:style-name="ce6">
            <text:p>0.895</text:p>
          </table:table-cell>
          <table:table-cell office:value-type="float" office:value="0.99074074074074048" table:formula="of:=AVERAGE([.F2:.F7])" table:style-name="ce6">
            <text:p>0.991</text:p>
          </table:table-cell>
          <table:table-cell office:value-type="float" office:value="0.90123456790123402" table:formula="of:=AVERAGE([.G2:.G7])" table:style-name="ce6">
            <text:p>0.901</text:p>
          </table:table-cell>
          <table:table-cell office:value-type="float" office:value="0.66666666666666619" table:formula="of:=AVERAGE([.H2:.H7])" table:style-name="ce6">
            <text:p>0.667</text:p>
          </table:table-cell>
          <table:table-cell office:value-type="float" office:value="0.49999999999999939" table:formula="of:=AVERAGE([.I2:.I7])" table:style-name="ce6">
            <text:p>0.500</text:p>
          </table:table-cell>
          <table:table-cell office:value-type="float" office:value="0.49999999999999939" table:formula="of:=AVERAGE([.J2:.J7])" table:style-name="ce6">
            <text:p>0.5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54" table:style-name="ce1">
            <text:p>54</text:p>
          </table:table-cell>
          <table:table-cell office:value-type="float" office:value="2411" table:style-name="ce1">
            <text:p>2411</text:p>
          </table:table-cell>
          <table:table-cell office:value-type="float" office:value="0.99807978862313096" table:style-name="ce2">
            <text:p>0.998</text:p>
          </table:table-cell>
          <table:table-cell office:value-type="float" office:value="0.94111789046689098" table:style-name="ce2">
            <text:p>0.941</text:p>
          </table:table-cell>
          <table:table-cell office:value-type="float" office:value="1" table:style-name="ce2">
            <text:p>1.000</text:p>
          </table:table-cell>
          <table:table-cell office:value-type="float" office:value="0.907407407407407" table:style-name="ce2">
            <text:p>0.907</text:p>
          </table:table-cell>
          <table:table-cell office:value-type="float" office:value="0.85185185185185097" table:style-name="ce2">
            <text:p>0.852</text:p>
          </table:table-cell>
          <table:table-cell office:value-type="float" office:value="0.46296296296296202" table:style-name="ce2">
            <text:p>0.463</text:p>
          </table:table-cell>
          <table:table-cell office:value-type="float" office:value="0.46296296296296202" table:style-name="ce2">
            <text:p>0.463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full_fass_the3_ntm_PB40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5">
            <text:p>Model</text:p>
          </table:table-cell>
          <table:table-cell office:value-type="string" table:style-name="ce5">
            <text:p>#pos</text:p>
          </table:table-cell>
          <table:table-cell office:value-type="string" table:style-name="ce5">
            <text:p>#neg</text:p>
          </table:table-cell>
          <table:table-cell office:value-type="string" table:style-name="ce5">
            <text:p>AUROC</text:p>
          </table:table-cell>
          <table:table-cell office:value-type="string" table:style-name="ce5">
            <text:p>AP</text:p>
          </table:table-cell>
          <table:table-cell office:value-type="string" table:style-name="ce5">
            <text:p>Rc|FPR1e-1</text:p>
          </table:table-cell>
          <table:table-cell office:value-type="string" table:style-name="ce5">
            <text:p>Rc|FPR1e-2</text:p>
          </table:table-cell>
          <table:table-cell office:value-type="string" table:style-name="ce5">
            <text:p>Rc|FPR1e-3</text:p>
          </table:table-cell>
          <table:table-cell office:value-type="string" table:style-name="ce5">
            <text:p>Rc|FPR1e-4</text:p>
          </table:table-cell>
          <table:table-cell office:value-type="string" table:style-name="ce5">
            <text:p>Rc|FPR1e-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1</text:p>
          </table:table-cell>
          <table:table-cell office:value-type="float" office:value="54" table:style-name="ce1">
            <text:p>54</text:p>
          </table:table-cell>
          <table:table-cell office:value-type="float" office:value="437236" table:style-name="ce1">
            <text:p>437236</text:p>
          </table:table-cell>
          <table:table-cell office:value-type="float" office:value="0.99956155553590298" table:style-name="ce2">
            <text:p>1.000</text:p>
          </table:table-cell>
          <table:table-cell office:value-type="float" office:value="0.55510837619022702" table:style-name="ce2">
            <text:p>0.555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87037037037037002" table:style-name="ce2">
            <text:p>0.870</text:p>
          </table:table-cell>
          <table:table-cell office:value-type="float" office:value="0.57407407407407396" table:style-name="ce2">
            <text:p>0.574</text:p>
          </table:table-cell>
          <table:table-cell office:value-type="float" office:value="0.31481481481481399" table:style-name="ce2">
            <text:p>0.3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2</text:p>
          </table:table-cell>
          <table:table-cell office:value-type="float" office:value="54" table:style-name="ce1">
            <text:p>54</text:p>
          </table:table-cell>
          <table:table-cell office:value-type="float" office:value="437236" table:style-name="ce1">
            <text:p>437236</text:p>
          </table:table-cell>
          <table:table-cell office:value-type="float" office:value="0.99973173229949897" table:style-name="ce2">
            <text:p>1.000</text:p>
          </table:table-cell>
          <table:table-cell office:value-type="float" office:value="0.59353986528950498" table:style-name="ce2">
            <text:p>0.594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2592592592592504" table:style-name="ce2">
            <text:p>0.926</text:p>
          </table:table-cell>
          <table:table-cell office:value-type="float" office:value="0.61111111111111105" table:style-name="ce2">
            <text:p>0.611</text:p>
          </table:table-cell>
          <table:table-cell office:value-type="float" office:value="0.42592592592592499" table:style-name="ce2">
            <text:p>0.4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3</text:p>
          </table:table-cell>
          <table:table-cell office:value-type="float" office:value="54" table:style-name="ce1">
            <text:p>54</text:p>
          </table:table-cell>
          <table:table-cell office:value-type="float" office:value="437236" table:style-name="ce1">
            <text:p>437236</text:p>
          </table:table-cell>
          <table:table-cell office:value-type="float" office:value="0.99984867058827098" table:style-name="ce2">
            <text:p>1.000</text:p>
          </table:table-cell>
          <table:table-cell office:value-type="float" office:value="0.71250580425496302" table:style-name="ce2">
            <text:p>0.713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94444444444444398" table:style-name="ce2">
            <text:p>0.944</text:p>
          </table:table-cell>
          <table:table-cell office:value-type="float" office:value="0.79629629629629595" table:style-name="ce2">
            <text:p>0.796</text:p>
          </table:table-cell>
          <table:table-cell office:value-type="float" office:value="0.51851851851851805" table:style-name="ce2">
            <text:p>0.5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4</text:p>
          </table:table-cell>
          <table:table-cell office:value-type="float" office:value="54" table:style-name="ce1">
            <text:p>54</text:p>
          </table:table-cell>
          <table:table-cell office:value-type="float" office:value="437236" table:style-name="ce1">
            <text:p>437236</text:p>
          </table:table-cell>
          <table:table-cell office:value-type="float" office:value="0.99896559803452101" table:style-name="ce2">
            <text:p>0.999</text:p>
          </table:table-cell>
          <table:table-cell office:value-type="float" office:value="0.409928213291677" table:style-name="ce2">
            <text:p>0.410</text:p>
          </table:table-cell>
          <table:table-cell office:value-type="float" office:value="1" table:style-name="ce2">
            <text:p>1.000</text:p>
          </table:table-cell>
          <table:table-cell office:value-type="float" office:value="0.98148148148148096" table:style-name="ce2">
            <text:p>0.981</text:p>
          </table:table-cell>
          <table:table-cell office:value-type="float" office:value="0.72222222222222199" table:style-name="ce2">
            <text:p>0.722</text:p>
          </table:table-cell>
          <table:table-cell office:value-type="float" office:value="0.44444444444444398" table:style-name="ce2">
            <text:p>0.444</text:p>
          </table:table-cell>
          <table:table-cell office:value-type="float" office:value="0.27777777777777701" table:style-name="ce2">
            <text:p>0.27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5</text:p>
          </table:table-cell>
          <table:table-cell office:value-type="float" office:value="54" table:style-name="ce1">
            <text:p>54</text:p>
          </table:table-cell>
          <table:table-cell office:value-type="float" office:value="437236" table:style-name="ce1">
            <text:p>437236</text:p>
          </table:table-cell>
          <table:table-cell office:value-type="float" office:value="0.999283525330671" table:style-name="ce2">
            <text:p>0.999</text:p>
          </table:table-cell>
          <table:table-cell office:value-type="float" office:value="0.45748193083551197" table:style-name="ce2">
            <text:p>0.457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81481481481481399" table:style-name="ce2">
            <text:p>0.815</text:p>
          </table:table-cell>
          <table:table-cell office:value-type="float" office:value="0.51851851851851805" table:style-name="ce2">
            <text:p>0.519</text:p>
          </table:table-cell>
          <table:table-cell office:value-type="float" office:value="0.35185185185185103" table:style-name="ce2">
            <text:p>0.3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6</text:p>
          </table:table-cell>
          <table:table-cell office:value-type="float" office:value="54" table:style-name="ce1">
            <text:p>54</text:p>
          </table:table-cell>
          <table:table-cell office:value-type="float" office:value="437236" table:style-name="ce1">
            <text:p>437236</text:p>
          </table:table-cell>
          <table:table-cell office:value-type="float" office:value="0.99851338865052197" table:style-name="ce2">
            <text:p>0.999</text:p>
          </table:table-cell>
          <table:table-cell office:value-type="float" office:value="0.32798713019801301" table:style-name="ce2">
            <text:p>0.328</text:p>
          </table:table-cell>
          <table:table-cell office:value-type="float" office:value="1" table:style-name="ce2">
            <text:p>1.000</text:p>
          </table:table-cell>
          <table:table-cell office:value-type="float" office:value="0.94444444444444398" table:style-name="ce2">
            <text:p>0.944</text:p>
          </table:table-cell>
          <table:table-cell office:value-type="float" office:value="0.74074074074074003" table:style-name="ce2">
            <text:p>0.741</text:p>
          </table:table-cell>
          <table:table-cell office:value-type="float" office:value="0.33333333333333298" table:style-name="ce2">
            <text:p>0.333</text:p>
          </table:table-cell>
          <table:table-cell office:value-type="float" office:value="0.18518518518518501" table:style-name="ce2">
            <text:p>0.185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bass_avg</text:p>
          </table:table-cell>
          <table:table-cell office:value-type="float" office:value="54" table:formula="of:=[.B7]" table:style-name="ce5">
            <text:p>54</text:p>
          </table:table-cell>
          <table:table-cell office:value-type="float" office:value="437236" table:formula="of:=[.C7]" table:style-name="ce5">
            <text:p>437236</text:p>
          </table:table-cell>
          <table:table-cell office:value-type="float" office:value="0.99931741173989774" table:formula="of:=AVERAGE([.D2:.D7])" table:style-name="ce6">
            <text:p>0.999</text:p>
          </table:table-cell>
          <table:table-cell office:value-type="float" office:value="0.5094252200099828" table:formula="of:=AVERAGE([.E2:.E7])" table:style-name="ce6">
            <text:p>0.509</text:p>
          </table:table-cell>
          <table:table-cell office:value-type="float" office:value="1" table:formula="of:=AVERAGE([.F2:.F7])" table:style-name="ce6">
            <text:p>1.000</text:p>
          </table:table-cell>
          <table:table-cell office:value-type="float" office:value="0.98765432098765416" table:formula="of:=AVERAGE([.G2:.G7])" table:style-name="ce6">
            <text:p>0.988</text:p>
          </table:table-cell>
          <table:table-cell office:value-type="float" office:value="0.83641975308641925" table:formula="of:=AVERAGE([.H2:.H7])" table:style-name="ce6">
            <text:p>0.836</text:p>
          </table:table-cell>
          <table:table-cell office:value-type="float" office:value="0.54629629629629595" table:formula="of:=AVERAGE([.I2:.I7])" table:style-name="ce6">
            <text:p>0.546</text:p>
          </table:table-cell>
          <table:table-cell office:value-type="float" office:value="0.34567901234567833" table:formula="of:=AVERAGE([.J2:.J7])" table:style-name="ce6">
            <text:p>0.3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_comb123456</text:p>
          </table:table-cell>
          <table:table-cell office:value-type="float" office:value="54" table:style-name="ce1">
            <text:p>54</text:p>
          </table:table-cell>
          <table:table-cell office:value-type="float" office:value="437236" table:style-name="ce1">
            <text:p>437236</text:p>
          </table:table-cell>
          <table:table-cell office:value-type="float" office:value="0.99961733522670804" table:style-name="ce2">
            <text:p>1.000</text:p>
          </table:table-cell>
          <table:table-cell office:value-type="float" office:value="0.60186733620723498" table:style-name="ce2">
            <text:p>0.602</text:p>
          </table:table-cell>
          <table:table-cell office:value-type="float" office:value="1" table:style-name="ce2">
            <text:p>1.000</text:p>
          </table:table-cell>
          <table:table-cell office:value-type="float" office:value="1" table:style-name="ce2">
            <text:p>1.000</text:p>
          </table:table-cell>
          <table:table-cell office:value-type="float" office:value="0.88888888888888795" table:style-name="ce2">
            <text:p>0.889</text:p>
          </table:table-cell>
          <table:table-cell office:value-type="float" office:value="0.62962962962962898" table:style-name="ce2">
            <text:p>0.630</text:p>
          </table:table-cell>
          <table:table-cell office:value-type="float" office:value="0.44444444444444398" table:style-name="ce2">
            <text:p>0.444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Krzysztof Pysz</meta:initial-creator>
    <dc:creator>Krzysztof Pysz</dc:creator>
    <meta:creation-date>2023-07-12T11:10:20Z</meta:creation-date>
    <dc:date>2023-07-12T11:28:57Z</dc:date>
  </office:meta>
</office:document-meta>
</file>